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rsid="00017aca" officeooo:paragraph-rsid="00017aca"/>
    </style:style>
    <style:style style:name="P2" style:family="paragraph" style:parent-style-name="Preformatted_20_Text">
      <style:text-properties fo:font-size="15pt" officeooo:rsid="00017aca" officeooo:paragraph-rsid="00017aca" style:font-size-asian="15pt" style:font-size-complex="15pt"/>
    </style:style>
    <style:style style:name="P3" style:family="paragraph" style:parent-style-name="Preformatted_20_Text">
      <style:text-properties fo:font-size="15pt" officeooo:rsid="00017aca" officeooo:paragraph-rsid="00017aca" style:font-size-asian="15pt" style:font-size-complex="15pt"/>
    </style:style>
    <style:style style:name="P4" style:family="paragraph" style:parent-style-name="Preformatted_20_Text">
      <style:text-properties fo:font-size="15pt" officeooo:rsid="00017aca" officeooo:paragraph-rsid="00029930" style:font-size-asian="15pt" style:font-size-complex="15pt"/>
    </style:style>
    <style:style style:name="P5" style:family="paragraph" style:parent-style-name="Preformatted_20_Text">
      <style:text-properties fo:font-size="15pt" officeooo:rsid="00017aca" officeooo:paragraph-rsid="00041fce" style:font-size-asian="15pt" style:font-size-complex="15pt"/>
    </style:style>
    <style:style style:name="P6" style:family="paragraph" style:parent-style-name="Preformatted_20_Text">
      <style:text-properties fo:font-size="12pt" officeooo:rsid="00017aca" officeooo:paragraph-rsid="00017aca" style:font-size-asian="12pt" style:font-size-complex="12pt"/>
    </style:style>
    <style:style style:name="P7" style:family="paragraph" style:parent-style-name="Preformatted_20_Text">
      <style:paragraph-properties fo:break-before="page"/>
      <style:text-properties fo:font-size="15pt" officeooo:rsid="00017aca" officeooo:paragraph-rsid="00017aca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2">737 三八新娘戇囝婿</text:p>
        <text:p text:style-name="P2"/>
        <text:p text:style-name="P2">每一个少年人期待著自由，</text:p>
        <text:p text:style-name="P2">Muí tsi̍t ê siàu-liân-lâng kî-thāi tio̍h tsū-iû, </text:p>
        <text:p text:style-name="P2"/>
        <text:p text:style-name="P2">未來人人交著真情動友，</text:p>
        <text:p text:style-name="P2">bī-lâi lâng-lâng kau-tio̍h tsin-tsîng tāng iú, </text:p>
        <text:p text:style-name="P2"/>
        <text:p text:style-name="P2">為著怎樣咧？</text:p>
        <text:p text:style-name="P2">uī-tio̍h tsuánn-iūnn --leh? </text:p>
        <text:p text:style-name="P2"/>
        <text:p text:style-name="P2">為著怎樣咧？</text:p>
        <text:p text:style-name="P2">Uī-tio̍h tsuánn-iūnn --leh? </text:p>
        <text:p text:style-name="P2"/>
        <text:p text:style-name="P2">為著怎樣毋知人的心肝，</text:p>
        <text:p text:style-name="P2">Uī-tio̍h tsuánn-iūnn m̄ tsai lâng ê sim-kuann, </text:p>
        <text:p text:style-name="P2"/>
        <text:p text:style-name="P2">人的心肝，</text:p>
        <text:p text:style-name="P2">lâng ê sim-kuann, </text:p>
        <text:p text:style-name="P2"/>
        <text:p text:style-name="P2">無論如何你我已經一對好情伴，</text:p>
        <text:p text:style-name="P2">bô-lūn lû-hô lí guá í-king tsi̍t tuì hó tsîng-phuānn, </text:p>
        <text:p text:style-name="P2"/>
        <text:p text:style-name="P2">你這个好哥哥，</text:p>
        <text:p text:style-name="P2">lí tsit ê hó ko--koh, </text:p>
        <text:p text:style-name="P2"/>
        <text:p text:style-name="P2"><text:s/>hi <text:s text:c="2"/>hi ！</text:p>
        <text:p text:style-name="P2"><text:s/>hi <text:s text:c="2"/>hi ! </text:p>
        <text:p text:style-name="P2"/>
        <text:p text:style-name="P2">今來去𨑨迌，</text:p>
        <text:p text:style-name="P2">Kim lâi khì thit-thô, </text:p>
        <text:p text:style-name="P2"/>
        <text:p text:style-name="P2">嘿嘿！</text:p>
        <text:p text:style-name="P2">heh heh! </text:p>
        <text:p text:style-name="P2"/>
        <text:p text:style-name="P2"/>
        <text:p text:style-name="P2">見見人就散，</text:p>
        <text:p text:style-name="P2">Kiàn kìnn lâng tō suànn, </text:p>
        <text:p text:style-name="P2"/>
        <text:p text:style-name="P2"><text:s/>hi <text:s text:c="2"/>hi ！</text:p>
        <text:p text:style-name="P2"><text:s/>hi <text:s text:c="2"/>hi ! </text:p>
        <text:p text:style-name="P2"/>
        <text:p text:style-name="P2">毋通真早散，</text:p>
        <text:p text:style-name="P2">M̄-thang tsin tsá suànn, </text:p>
        <text:p text:style-name="P2"/>
        <text:p text:style-name="P2">嘿嘿！</text:p>
        <text:p text:style-name="P2">heh heh! </text:p>
        <text:p text:style-name="P2"/>
        <text:p text:style-name="P2">按呢我勉強自由自在來消遙，</text:p>
        <text:p text:style-name="P2">Án-ni guá bián-kióng tsū-iû-tsū-tsāi lâi siau-iâu, </text:p>
        <text:p text:style-name="P2"/>
        <text:p text:style-name="P2">按呢我通得自由自在來消遙，</text:p>
        <text:p text:style-name="P2">án-ni guá thang-tit tsū-iû-tsū-tsāi lâi siau-iâu, </text:p>
        <text:p text:style-name="P2"/>
        <text:p text:style-name="P2"/>
        <text:p text:style-name="P2">每一个少年人需要著愛情，</text:p>
        <text:p text:style-name="P2">Muí tsi̍t ê siàu-liân-lâng su-iàu tio̍h ài-tsîng, </text:p>
        <text:p text:style-name="P2"/>
        <text:p text:style-name="P2">你老的生來猶原真分明，</text:p>
        <text:p text:style-name="P2">lí lāu--ê sinn lâi iu-guân tsin hun-bîng, </text:p>
        <text:p text:style-name="P2"/>
        <text:p text:style-name="P2">為著怎樣咧？</text:p>
        <text:p text:style-name="P2">uī-tio̍h tsuánn-iūnn --leh? </text:p>
        <text:p text:style-name="P2"/>
        <text:p text:style-name="P2">為著怎樣咧？</text:p>
        <text:p text:style-name="P2">Uī-tio̍h tsuánn-iūnn --leh? </text:p>
        <text:p text:style-name="P2"/>
        <text:p text:style-name="P2">為著怎樣咧欲來對咱阻礙？</text:p>
        <text:p text:style-name="P2">Uī-tio̍h tsuánn-iūnn --leh beh lâi tuì lán tsóo-gāi? </text:p>
        <text:p text:style-name="P2"/>
        <text:p text:style-name="P2"/>
        <text:p text:style-name="P2"><text:soft-page-break/>對咱阻礙，</text:p>
        <text:p text:style-name="P2">Tuì lán tsóo-gāi, </text:p>
        <text:p text:style-name="P2"/>
        <text:p text:style-name="P2">無論如何你我應該配合著時代，</text:p>
        <text:p text:style-name="P2">bô-lūn lû-hô lí guá ìng-kai phè-ha̍p tio̍h sî-tāi, </text:p>
        <text:p text:style-name="P2"/>
        <text:p text:style-name="P2">你這个好妹妹，</text:p>
        <text:p text:style-name="P2">lí tsit ê hó muē-muē, </text:p>
        <text:p text:style-name="P2"/>
        <text:p text:style-name="P2">今來講情話，</text:p>
        <text:p text:style-name="P2">Kim lâi kóng tsîng-uē, </text:p>
        <text:p text:style-name="P2"/>
        <text:p text:style-name="P2">嘿嘿！</text:p>
        <text:p text:style-name="P2">heh heh! </text:p>
        <text:p text:style-name="P2"/>
        <text:p text:style-name="P2">若有啥問題，</text:p>
        <text:p text:style-name="P2">Nā ū siánn būn-tê, </text:p>
        <text:p text:style-name="P2"/>
        <text:p text:style-name="P2">快樂開心花，</text:p>
        <text:p text:style-name="P2">Khuài-lo̍k khui sim hue, </text:p>
        <text:p text:style-name="P2"/>
        <text:p text:style-name="P2">嘿嘿！</text:p>
        <text:p text:style-name="P2">heh heh! </text:p>
        <text:p text:style-name="P2"/>
        <text:p text:style-name="P2">你我當青春糖甘蜜甜來過日，</text:p>
        <text:p text:style-name="P2">lí guá tng tshing-tshun thn̂g-kam-bi̍t-tinn lâi kè-ji̍t, </text:p>
        <text:p text:style-name="P2"/>
        <text:p text:style-name="P2">啊啊啊啊，</text:p>
        <text:p text:style-name="P2">Ah ah ah ah, </text:p>
        <text:p text:style-name="P2"/>
        <text:p text:style-name="P2">死囡仔，</text:p>
        <text:p text:style-name="P2">sí-gín-á, </text:p>
        <text:p text:style-name="P2"/>
        <text:p text:style-name="P2">叫米叫甲這馬猶未轉來，</text:p>
        <text:p text:style-name="P2">kiò bí kiò kah tsit-má á-bē tńg--lâi, </text:p>
        <text:p text:style-name="P2"/>
        <text:p text:style-name="P2">嘿！</text:p>
        <text:p text:style-name="P2">heh! </text:p>
        <text:p text:style-name="P2"/>
        <text:p text:style-name="P2">死囡仔，</text:p>
        <text:p text:style-name="P2">Sí-gín-á, </text:p>
        <text:p text:style-name="P2"/>
        <text:p text:style-name="P2">足袂差教的，</text:p>
        <text:p text:style-name="P2">tsiok buē tshe-kà --ê, </text:p>
        <text:p text:style-name="P2"/>
        <text:p text:style-name="P2">哎喲，</text:p>
        <text:p text:style-name="P2">ai-iō, </text:p>
        <text:p text:style-name="P2"/>
        <text:p text:style-name="P2">喔。</text:p>
        <text:p text:style-name="P2">ooh.</text:p>
        <text:p text:style-name="P2"/>
        <text:p text:style-name="P2">你目睭吐癗是毋？</text:p>
        <text:p text:style-name="P2">Lí ba̍k-tsiu thóo luî sī --m̄? </text:p>
        <text:p text:style-name="P2"/>
        <text:p text:style-name="P2">你無看我欲摒糞埽毋？</text:p>
        <text:p text:style-name="P2">Lí bô khuànn guá beh piànn pùn-sò --m̄?</text:p>
        <text:p text:style-name="P2"/>
        <text:p text:style-name="P2">啊！</text:p>
        <text:p text:style-name="P2">Ah! </text:p>
        <text:p text:style-name="P2"/>
        <text:p text:style-name="P2">你罵我吐癗，</text:p>
        <text:p text:style-name="P2">Lí mā guá thóo luî, </text:p>
        <text:p text:style-name="P2"/>
        <text:p text:style-name="P2">是你挵著我的呢！</text:p>
        <text:p text:style-name="P2">sī lí lòng-tio̍h guá --ê --neh! </text:p>
        <text:p text:style-name="P2"/>
        <text:p text:style-name="P2">你挵著我的啦！</text:p>
        <text:p text:style-name="P2">Lí lòng--tio̍h --guá --ê --lah! </text:p>
        <text:p text:style-name="P2"/>
        <text:p text:style-name="P2">甲哪我共你挵著？</text:p>
        <text:p text:style-name="P2">Kah ná guá kā lí lòng--tio̍h?</text:p>
        <text:p text:style-name="P2"><text:soft-page-break/></text:p>
        <text:p text:style-name="P2">無愛插你。</text:p>
        <text:p text:style-name="P2">Bô ài tshap --lí.</text:p>
        <text:p text:style-name="P2"/>
        <text:p text:style-name="P4">我予你挵lueh 啦！</text:p>
        <text:p text:style-name="P2">Guá hōo lí lòng --lueh --lah!</text:p>
        <text:p text:style-name="P2"/>
        <text:p text:style-name="P2">無愛插你啦！</text:p>
        <text:p text:style-name="P2">Bô ài tshap --lí --lah!</text:p>
        <text:p text:style-name="P2"/>
        <text:p text:style-name="P2">哼！</text:p>
        <text:p text:style-name="P2">Hngh!</text:p>
        <text:p text:style-name="P2"/>
        <text:p text:style-name="P2">喂喂喂啊你門跤口毋免來共我掃掃咧，</text:p>
        <text:p text:style-name="P2"><text:span text:style-name="T1">Eh eh eh ah lí mn̂g-kha-kháu m̄-bián lâi kā guá sàu-sàu--leh,</text:span> </text:p>
        <text:p text:style-name="P2"/>
        <text:p text:style-name="P2">按呢會用得是毋？</text:p>
        <text:p text:style-name="P2">án-ne ē-īng-eh sī --m̄? </text:p>
        <text:p text:style-name="P2"/>
        <text:p text:style-name="P2">失禮乎，</text:p>
        <text:p text:style-name="P2">Sit-lé --honnh, </text:p>
        <text:p text:style-name="P2"/>
        <text:p text:style-name="P2">予你等真久，</text:p>
        <text:p text:style-name="P2">hōo lí tán tsin kú, </text:p>
        <text:p text:style-name="P2"/>
        <text:p text:style-name="P2">你咧受氣是毋？</text:p>
        <text:p text:style-name="P2">lí leh siū-khì sī --m̄？ </text:p>
        <text:p text:style-name="P2"/>
        <text:p text:style-name="P2">Mh？</text:p>
        <text:p text:style-name="P2">Mh?</text:p>
        <text:p text:style-name="P2"/>
        <text:p text:style-name="P2">這陣幾點矣？</text:p>
        <text:p text:style-name="P2">Tsit-tsūn kuí tiám --ah?</text:p>
        <text:p text:style-name="P2"/>
        <text:p text:style-name="P2">欸、mh、啊就阮爸爸毋予我出來，</text:p>
        <text:p text:style-name="P2">Eh, mh, ah tō gún pá-pah m̄ hōo guá tshut--lâi, </text:p>
        <text:p text:style-name="P2">拄才叫我去叫米，</text:p>
        <text:p text:style-name="P2">tú-tsiah kiò guá khì kiò bí, </text:p>
        <text:p text:style-name="P2"/>
        <text:p text:style-name="P2">我才偷走出來呢。</text:p>
        <text:p text:style-name="P2">guá tsiah thau tsáu --tshut-lâi --neh.</text:p>
        <text:p text:style-name="P2"/>
        <text:p text:style-name="P2">我也毋是siāng款，</text:p>
        <text:p text:style-name="P2">Guá ā m̄ sī siāng-khuán, </text:p>
        <text:p text:style-name="P2"/>
        <text:p text:style-name="P2">阮媽叫我去買菜，</text:p>
        <text:p text:style-name="P2">gún má kiò guá khì bué tshài, </text:p>
        <text:p text:style-name="P2"/>
        <text:p text:style-name="P2">我對遮先來的呢。</text:p>
        <text:p text:style-name="P2">guá tuì tsia sing lâi --ê --neh.</text:p>
        <text:p text:style-name="P2"/>
        <text:p text:style-name="P2">Mh、mh。</text:p>
        <text:p text:style-name="P2">Mh, mh.</text:p>
        <text:p text:style-name="P2"/>
        <text:p text:style-name="P2">行喔！</text:p>
        <text:p text:style-name="P2">Kiânn --ooh!</text:p>
        <text:p text:style-name="P2"/>
        <text:p text:style-name="P2">我米猶未去叫咧。</text:p>
        <text:p text:style-name="P2">Guá bí á-bē khì kiò --leh.</text:p>
        <text:p text:style-name="P2"/>
        <text:p text:style-name="P2">欸，</text:p>
        <text:p text:style-name="P2">Eh, </text:p>
        <text:p text:style-name="P2"/>
        <text:p text:style-name="P2">煞袂用得去食麵店仔。</text:p>
        <text:p text:style-name="P2">suah bē-īng-eh khì tsia̍h mī-tiàm-á.</text:p>
        <text:p text:style-name="P2"/>
        <text:p text:style-name="P2">喔mh，</text:p>
        <text:p text:style-name="P2">Ooh mh, </text:p>
        <text:p text:style-name="P2"/>
        <text:p text:style-name="P2">啊你菜嘛猶未買轉去。</text:p>
        <text:p text:style-name="P6">ah lí tshài mā á-bē bé --tńg-khì.</text:p>
        <text:p text:style-name="P2"><text:soft-page-break/></text:p>
        <text:p text:style-name="P2">免管啦！</text:p>
        <text:p text:style-name="P2">Bián kuán --lah! </text:p>
        <text:p text:style-name="P2"/>
        <text:p text:style-name="P2">愛情比食較好嘛。</text:p>
        <text:p text:style-name="P2">Ài-tsîng pí tsia̍h khah hó --mah. </text:p>
        <text:p text:style-name="P2"/>
        <text:p text:style-name="P2">行喔！</text:p>
        <text:p text:style-name="P2">Kiânn --ooh! </text:p>
        <text:p text:style-name="P2"/>
        <text:p text:style-name="P2">行啦！</text:p>
        <text:p text:style-name="P2">Kiânn --lah!</text:p>
        <text:p text:style-name="P2"/>
        <text:p text:style-name="P2">我先來的呢！</text:p>
        <text:p text:style-name="P2">Guá sing lâi --ê --neh!</text:p>
        <text:p text:style-name="P2"/>
        <text:p text:style-name="P2">人我六點外就來矣呢！</text:p>
        <text:p text:style-name="P2">Lâng guá la̍k tiám guā tō lâi --ah --neh!</text:p>
        <text:p text:style-name="P2"/>
        <text:p text:style-name="P2">喂，</text:p>
        <text:p text:style-name="P2">Eh, </text:p>
        <text:p text:style-name="P2"/>
        <text:p text:style-name="P2">逐家照排的嘛，</text:p>
        <text:p text:style-name="P2">ta̍k-ke tsiàu pâi --ê --mah, </text:p>
        <text:p text:style-name="P2"/>
        <text:p text:style-name="P2">毋通冤家啦！</text:p>
        <text:p text:style-name="P2">m̄-thang uan-ke --lah!</text:p>
        <text:p text:style-name="P2"/>
        <text:p text:style-name="P2">排就排嘛。</text:p>
        <text:p text:style-name="P2">Pâi tiō pâi --mah.</text:p>
        <text:p text:style-name="P2"/>
        <text:p text:style-name="P5">莫kheh 啦，</text:p>
        <text:p text:style-name="P2">Mài kheh --lah, </text:p>
        <text:p text:style-name="P2"/>
        <text:p text:style-name="P2">排隊啦，</text:p>
        <text:p text:style-name="P2">pâi-tuī --lah, </text:p>
        <text:p text:style-name="P2"/>
        <text:p text:style-name="P2">恁毋通徛咧遮啦。</text:p>
        <text:p text:style-name="P2">lín m̄-thang khiā leh tsia --lah. </text:p>
        <text:p text:style-name="P2"/>
        <text:p text:style-name="P2">囉死，</text:p>
        <text:p text:style-name="P2">Lō --sí, </text:p>
        <text:p text:style-name="P2"/>
        <text:p text:style-name="P2">來，</text:p>
        <text:p text:style-name="P2">lâi, </text:p>
        <text:p text:style-name="P2"/>
        <text:p text:style-name="P2">予我看一下，</text:p>
        <text:p text:style-name="P2">hōo guá khuànn --tsi̍t-ē, </text:p>
        <text:p text:style-name="P2"/>
        <text:p text:style-name="P2">笑一下啦，</text:p>
        <text:p text:style-name="P2">tshiò --tsi̍t-ē --lah, </text:p>
        <text:p text:style-name="P2"/>
        <text:p text:style-name="P2">啊，</text:p>
        <text:p text:style-name="P2">ah, </text:p>
        <text:p text:style-name="P2"/>
        <text:p text:style-name="P2">這張批共我挈去。</text:p>
        <text:p text:style-name="P2">tsit tiunn phue kā guá khe̍h--khì. </text:p>
        <text:p text:style-name="P2"/>
        <text:p text:style-name="P2">阮是高中畢業的，</text:p>
        <text:p text:style-name="P2">Gún sī ko-tiong pit-gia̍p --ê, </text:p>
        <text:p text:style-name="P2"/>
        <text:p text:style-name="P2">爸母早死誠然自由啦。</text:p>
        <text:p text:style-name="P2">pē-bú tsá sí sîng-jiân tsū-iû --lah. </text:p>
        <text:p text:style-name="P2"/>
        <text:p text:style-name="P2">喂，</text:p>
        <text:p text:style-name="P2">Eh, </text:p>
        <text:p text:style-name="P2"/>
        <text:p text:style-name="P2">人我高三畢業的，</text:p>
        <text:p text:style-name="P2">lâng guá ko-sann pit-gia̍p --ê, </text:p>
        <text:p text:style-name="P2"/>
        <text:p text:style-name="P2">英語專業讀二年，</text:p>
        <text:p text:style-name="P2"><text:span text:style-name="T2">Ing-gí tsuan-gia̍p tha̍k jī nî,</text:span> </text:p>
        <text:p text:style-name="P2"><text:soft-page-break/>三年前死翁，</text:p>
        <text:p text:style-name="P2">sann nî tsîng sí ang, </text:p>
        <text:p text:style-name="P2"/>
        <text:p text:style-name="P2">現在獨身的呢。</text:p>
        <text:p text:style-name="P2">hiān-tsāi to̍k-sin --ê --neh. </text:p>
        <text:p text:style-name="P2"/>
        <text:p text:style-name="P2">獨身就去注 Penicillin 啦，</text:p>
        <text:p text:style-name="P2">To̍k-sin tō khì tsù <text:s/>Penicillin <text:s/>--lah, </text:p>
        <text:p text:style-name="P2"/>
        <text:p text:style-name="P2">獨身咧，</text:p>
        <text:p text:style-name="P2">to̍k-sin --leh, </text:p>
        <text:p text:style-name="P2"/>
        <text:p text:style-name="P2">哼！</text:p>
        <text:p text:style-name="P2">hngh! </text:p>
        <text:p text:style-name="P2"/>
        <text:p text:style-name="P2">遐爾嬈，</text:p>
        <text:p text:style-name="P2">Hiah-nī hiâu, </text:p>
        <text:p text:style-name="P2"/>
        <text:p text:style-name="P2">啊欲死矣。</text:p>
        <text:p text:style-name="P2">ah beh sí --ah. </text:p>
        <text:p text:style-name="P2"/>
        <text:p text:style-name="P2">莫按呢啦，</text:p>
        <text:p text:style-name="P2">Mài án-ne --lah, </text:p>
        <text:p text:style-name="P2"/>
        <text:p text:style-name="P2">批共我挈去看啦、人我獨身啦，</text:p>
        <text:p text:style-name="P2">phue kā guá khe̍h khì khuànn --lah, lâng guá to̍k-sin --lah, </text:p>
        <text:p text:style-name="P2"/>
        <text:p text:style-name="P2">人我新來的講，</text:p>
        <text:p text:style-name="P2">lâng guá sin lâi --ê --kóng, </text:p>
        <text:p text:style-name="P2"/>
        <text:p text:style-name="P2">看一下啦，</text:p>
        <text:p text:style-name="P2">khuànn --tsi̍t-ē --lah, </text:p>
        <text:p text:style-name="P2"/>
        <text:p text:style-name="P2">莫按呢啦，</text:p>
        <text:p text:style-name="P2">mài án-ne --lah, </text:p>
        <text:p text:style-name="P2"/>
        <text:p text:style-name="P2">我的先看啦。</text:p>
        <text:p text:style-name="P2">guá ê sing khuànn --lah. </text:p>
        <text:p text:style-name="P2"/>
        <text:p text:style-name="P2">啊！</text:p>
        <text:p text:style-name="P2">Ah!</text:p>
        <text:p text:style-name="P2"/>
        <text:p text:style-name="P2">嘿嘿，</text:p>
        <text:p text:style-name="P2">Heh heh, </text:p>
        <text:p text:style-name="P2"/>
        <text:p text:style-name="P2">閣共恁爸踮咧講，</text:p>
        <text:p text:style-name="P2">koh kā lín-pē tiàm --leh --kóng, </text:p>
        <text:p text:style-name="P2"/>
        <text:p text:style-name="P2">痟貓。</text:p>
        <text:p text:style-name="P2">siáu-niau. </text:p>
        <text:p text:style-name="P2"/>
        <text:p text:style-name="P2">看啥物！</text:p>
        <text:p text:style-name="P2">Khuànn siánn-mih! </text:p>
        <text:p text:style-name="P2"/>
        <text:p text:style-name="P2">入去，</text:p>
        <text:p text:style-name="P2">Li̍p-khì, </text:p>
        <text:p text:style-name="P2"/>
        <text:p text:style-name="P2">行！</text:p>
        <text:p text:style-name="P2">kiânn! </text:p>
        <text:p text:style-name="P2"/>
        <text:p text:style-name="P2">共你講若欲看書就踮咧後房啦，</text:p>
        <text:p text:style-name="P2">Kā lí kóng nā beh khuànn tsu tō tiàm leh āu-pâng --lah, </text:p>
        <text:p text:style-name="P2"/>
        <text:p text:style-name="P2">啊你刁工才共我走出去外口彼間，</text:p>
        <text:p text:style-name="P2">ah lí thiau-kang tsiah kā guá tsáu tshut-khì guā-kháu hit king, </text:p>
        <text:p text:style-name="P2"/>
        <text:p text:style-name="P2">啊這唌唌一寡痟貓規大堆啦。</text:p>
        <text:p text:style-name="P2">ah tse siânn-siânn tsi̍t-kuá siáu-niau kui-tuā-tui --lah.</text:p>
        <text:p text:style-name="P2"><text:soft-page-break/></text:p>
        <text:p text:style-name="P2">啊無怎樣矣啦？</text:p>
        <text:p text:style-name="P2">Ah bô tsánn-iūnn --ah --lah?</text:p>
        <text:p text:style-name="P2"/>
        <text:p text:style-name="P2">喔喔，</text:p>
        <text:p text:style-name="P2">Ooh ooh, </text:p>
        <text:p text:style-name="P2"/>
        <text:p text:style-name="P2">曷堪得予你怎樣矣，</text:p>
        <text:p text:style-name="P2">a̍h kham-eh hōo lí tsánn-iūnn --ah, </text:p>
        <text:p text:style-name="P2"/>
        <text:p text:style-name="P2">喂，</text:p>
        <text:p text:style-name="P2">eh, </text:p>
        <text:p text:style-name="P2"/>
        <text:p text:style-name="P2">你是番仔火枝呢，</text:p>
        <text:p text:style-name="P2">lí sī huan-á-hé-ki --neh, </text:p>
        <text:p text:style-name="P2"/>
        <text:p text:style-name="P2">啊彼查某囡仔是汽油呢，</text:p>
        <text:p text:style-name="P2">ah he tsa-bóo gín-á sī khì-iû --neh, </text:p>
        <text:p text:style-name="P2"/>
        <text:p text:style-name="P2">啊番仔火枝佮汽油是袂用得做伙的，</text:p>
        <text:p text:style-name="P2">ah huan-á-hé-ki kah khì-iû sī buē-īng-eh tsuè-hé --ê, </text:p>
        <text:p text:style-name="P2"/>
        <text:p text:style-name="P2">若做伙是會爆炸喔！</text:p>
        <text:p text:style-name="P2">nā tsuè-hé sī ē po̍k-tsà --ooh!</text:p>
        <text:p text:style-name="P2"/>
        <text:p text:style-name="P2">哼，</text:p>
        <text:p text:style-name="P2">Hngh, </text:p>
        <text:p text:style-name="P2"/>
        <text:p text:style-name="P2">啊你若拄好予勾去，</text:p>
        <text:p text:style-name="P2">ah lí nā tú-hó hōo kau --khì, </text:p>
        <text:p text:style-name="P2"/>
        <text:p text:style-name="P2">是欲叫恁爸怎樣啦？</text:p>
        <text:p text:style-name="P2">sī beh kiò lín-pē tsánn-iūnn --lah? </text:p>
        <text:p text:style-name="P2"/>
        <text:p text:style-name="P2">入去！</text:p>
        <text:p text:style-name="P2">Li̍p-khì!</text:p>
        <text:p text:style-name="P2"/>
        <text:p text:style-name="P2">喔，</text:p>
        <text:p text:style-name="P2">Ooh, </text:p>
        <text:p text:style-name="P2"/>
        <text:p text:style-name="P2">自你予我做囝乎，</text:p>
        <text:p text:style-name="P2">tsū lí hōo guá tsuè kiánn --honnh, </text:p>
        <text:p text:style-name="P2"/>
        <text:p text:style-name="P2">今仔日予恁爸拍上忝，</text:p>
        <text:p text:style-name="P2">kin-á-li̍t hōo lín-pē phah siōng thiám, </text:p>
        <text:p text:style-name="P2"/>
        <text:p text:style-name="P2">入去！</text:p>
        <text:p text:style-name="P2">li̍p-khì!</text:p>
        <text:p text:style-name="P2"/>
        <text:p text:style-name="P2">哼。</text:p>
        <text:p text:style-name="P2">Hngh.</text:p>
        <text:p text:style-name="P2"/>
        <text:p text:style-name="P2">啊這个門無煞共關咧，</text:p>
        <text:p text:style-name="P2">Ah tsit ê mn̂g bô suah kā kuinn --eh, </text:p>
        <text:p text:style-name="P2"/>
        <text:p text:style-name="P2">毋拄好共恁爸挵入來。</text:p>
        <text:p text:style-name="P2">m̄ tú-hó kā lín-pē lòng --li̍p-lâi.</text:p>
        <text:p text:style-name="P2"/>
        <text:p text:style-name="P2">喂喂，</text:p>
        <text:p text:style-name="P2">Eh eh, </text:p>
        <text:p text:style-name="P2"/>
        <text:p text:style-name="P2">你是欲去佗位？</text:p>
        <text:p text:style-name="P2">lí sī beh khì tó-uī?</text:p>
        <text:p text:style-name="P2"/>
        <text:p text:style-name="P2">啊，</text:p>
        <text:p text:style-name="P2">Ah, </text:p>
        <text:p text:style-name="P2"/>
        <text:p text:style-name="P2">嘿嘿嘿，</text:p>
        <text:p text:style-name="P2">heh heh heh, </text:p>
        <text:p text:style-name="P2"><text:soft-page-break/></text:p>
        <text:p text:style-name="P2">媽，</text:p>
        <text:p text:style-name="P2">má, </text:p>
        <text:p text:style-name="P2"/>
        <text:p text:style-name="P2">欸欲來洗頭鬃啦。</text:p>
        <text:p text:style-name="P2">eh beh lâi sé thâu-tsang --lah.</text:p>
        <text:p text:style-name="P2"/>
        <text:p text:style-name="P2">我予你袂騙咧，</text:p>
        <text:p text:style-name="P2">Guá hōo lí buē phiàn --eh, </text:p>
        <text:p text:style-name="P2"/>
        <text:p text:style-name="P2">你一定是欲去揣彼隻痟狗乎，</text:p>
        <text:p text:style-name="P2">lí it-tīng sī beh khìr tshē hit tsiah siáu-káu --honnh, </text:p>
        <text:p text:style-name="P2"/>
        <text:p text:style-name="P2">亂來兩字毋免講！</text:p>
        <text:p text:style-name="P2">luān-lâi nn̄g jī m̄-bián kóng! </text:p>
        <text:p text:style-name="P2"/>
        <text:p text:style-name="P2">著愛爸母主婚，</text:p>
        <text:p text:style-name="P2">To̍h-ài pē-bú tsú-hun, </text:p>
        <text:p text:style-name="P2"/>
        <text:p text:style-name="P2">愛就有人格的人介紹，</text:p>
        <text:p text:style-name="P2">ài tō ū lîn-keh ê lâng kài-siāu, </text:p>
        <text:p text:style-name="P2"/>
        <text:p text:style-name="P2">對方查埔曷毋知熊抑虎，</text:p>
        <text:p text:style-name="P2">tuì-hong ta-poo a̍h m̄ tsai hîm ah hóo, </text:p>
        <text:p text:style-name="P2"/>
        <text:p text:style-name="P2">亂亂交。</text:p>
        <text:p text:style-name="P2">luān luān kau.</text:p>
        <text:p text:style-name="P2"/>
        <text:p text:style-name="P2">媽，</text:p>
        <text:p text:style-name="P2">Má, </text:p>
        <text:p text:style-name="P2"/>
        <text:p text:style-name="P2">人這是區公所的 盧 先生介紹的，</text:p>
        <text:p text:style-name="P6">lâng tse sī khu-kong-sóo ê <text:s/>Lôo <text:s/>--sian-sinn kài-siāu --ê, </text:p>
        <text:p text:style-name="P2"/>
        <text:p text:style-name="P2">人偌斯文咧，</text:p>
        <text:p text:style-name="P2">lâng guā su-bûn --leh, </text:p>
        <text:p text:style-name="P2"/>
        <text:p text:style-name="P2">內才也好，</text:p>
        <text:p text:style-name="P2">lāi-tsâi iā hó, </text:p>
        <text:p text:style-name="P2"/>
        <text:p text:style-name="P2">啊外才乎偌好咧，</text:p>
        <text:p text:style-name="P2"><text:span text:style-name="T1">ah guā-tsâi --honnh guā hó --leh,</text:span> </text:p>
        <text:p text:style-name="P2"/>
        <text:p text:style-name="P2">媽媽，</text:p>
        <text:p text:style-name="P2">má-mah, </text:p>
        <text:p text:style-name="P2"/>
        <text:p text:style-name="P2">你若看著乎你一定會佮意。</text:p>
        <text:p text:style-name="P2">lí nā khuànn--tio̍h --honnh lí it-tīng ē kah-ì.</text:p>
        <text:p text:style-name="P2"/>
        <text:p text:style-name="P2">亂亂講，</text:p>
        <text:p text:style-name="P2">Luān luān kóng, </text:p>
        <text:p text:style-name="P2"/>
        <text:p text:style-name="P2">袂見笑，</text:p>
        <text:p text:style-name="P2">bē-kiàn-siàu, </text:p>
        <text:p text:style-name="P2"/>
        <text:p text:style-name="P2">入去！</text:p>
        <text:p text:style-name="P2">li̍p-khìr! </text:p>
        <text:p text:style-name="P2"/>
        <text:p text:style-name="P2">Mh。</text:p>
        <text:p text:style-name="P2">Mh.</text:p>
        <text:p text:style-name="P2"/>
        <text:p text:style-name="P2">死！</text:p>
        <text:p text:style-name="P2">Sí!</text:p>
        <text:p text:style-name="P2"/>
        <text:p text:style-name="P2">我是欠你死人債毋？</text:p>
        <text:p text:style-name="P2">Guá sī khiàm lí sí-lâng-tsè --m̄? </text:p>
        <text:p text:style-name="P2"/>
        <text:p text:style-name="P2">別人毋去挵，</text:p>
        <text:p text:style-name="P2">Pa̍t-lâng m̄ khì lòng, </text:p>
        <text:p text:style-name="P2"/>
        <text:p text:style-name="P2">啊干焦欲來挵我，</text:p>
        <text:p text:style-name="P2"><text:span text:style-name="T1">ah kan-na beh lâi lòng --guá,</text:span> </text:p>
        <text:p text:style-name="P2"><text:soft-page-break/>唅？</text:p>
        <text:p text:style-name="P2">hannh?</text:p>
        <text:p text:style-name="P2"/>
        <text:p text:style-name="P2"><text:s/>第五 擺矣呢，</text:p>
        <text:p text:style-name="P2"><text:s/>Tē-gōo <text:s/>pái --ah --nih, </text:p>
        <text:p text:style-name="P2"/>
        <text:p text:style-name="P2">啊你哪會別位仔毋行，</text:p>
        <text:p text:style-name="P2">ah lí ná ē pa̍t-uī-á m̄ kiânn, </text:p>
        <text:p text:style-name="P2"/>
        <text:p text:style-name="P2">偏偏仔欲行我遮？</text:p>
        <text:p text:style-name="P2">phian-phian-á beh kiânn guá tsia?</text:p>
        <text:p text:style-name="P2"/>
        <text:p text:style-name="P2">路是公家的，</text:p>
        <text:p text:style-name="P2">Lōo sī kong-ka --ê, </text:p>
        <text:p text:style-name="P2"/>
        <text:p text:style-name="P2">我怎樣袂用得行咧？</text:p>
        <text:p text:style-name="P2">guá tsánn-iūnn bē-īng-eh kiânn --leh?</text:p>
        <text:p text:style-name="P2"/>
        <text:p text:style-name="P2">喂，</text:p>
        <text:p text:style-name="P2">Eh, </text:p>
        <text:p text:style-name="P2"/>
        <text:p text:style-name="P2">啊這是我的門跤口呢！</text:p>
        <text:p text:style-name="P2">ah tse sī guá ê mn̂g-kha-kháu --neh!</text:p>
        <text:p text:style-name="P2"/>
        <text:p text:style-name="P2">毋免加講話啦，</text:p>
        <text:p text:style-name="P2">M̄-bián ke kóng-uē --lah, </text:p>
        <text:p text:style-name="P2"/>
        <text:p text:style-name="P2">麵粉賠來。</text:p>
        <text:p text:style-name="P2">mī-hún puê --lâi.</text:p>
        <text:p text:style-name="P2"/>
        <text:p text:style-name="P2">嘿嘿，</text:p>
        <text:p text:style-name="P2">Heh heh, </text:p>
        <text:p text:style-name="P2"/>
        <text:p text:style-name="P2">洗衫仔錢共我提來。</text:p>
        <text:p text:style-name="P2">sé-sann-á tsînn kā guá the̍h --lâi.</text:p>
        <text:p text:style-name="P2"/>
        <text:p text:style-name="P2">痟狗，</text:p>
        <text:p text:style-name="P2">Siáu-káu, </text:p>
        <text:p text:style-name="P2"/>
        <text:p text:style-name="P2">無愛插你。</text:p>
        <text:p text:style-name="P2">bô ài tshap --lí.</text:p>
        <text:p text:style-name="P2"/>
        <text:p text:style-name="P2">哼，</text:p>
        <text:p text:style-name="P2">Hngh, </text:p>
        <text:p text:style-name="P2"/>
        <text:p text:style-name="P2">毋成貓，</text:p>
        <text:p text:style-name="P2">m̄-tsiânn-niau, </text:p>
        <text:p text:style-name="P2"/>
        <text:p text:style-name="P2">哼，</text:p>
        <text:p text:style-name="P2">hngh, </text:p>
        <text:p text:style-name="P2"/>
        <text:p text:style-name="P2">啊。</text:p>
        <text:p text:style-name="P2">ah.</text:p>
        <text:p text:style-name="P2"/>
        <text:p text:style-name="P2">阿伯啊，</text:p>
        <text:p text:style-name="P2">A-peh --ah, </text:p>
        <text:p text:style-name="P2"/>
        <text:p text:style-name="P2">緣投仔先有佇咧無？</text:p>
        <text:p text:style-name="P2">iân-tâu-á-sian ū tī --eh --bô?</text:p>
        <text:p text:style-name="P2"/>
        <text:p text:style-name="P2">嘿嘿，</text:p>
        <text:p text:style-name="P2">Heh heh, </text:p>
        <text:p text:style-name="P2"/>
        <text:p text:style-name="P2">有啦！</text:p>
        <text:p text:style-name="P2">ū --lah! </text:p>
        <text:p text:style-name="P2"/>
        <text:p text:style-name="P2">喂恁遮痟貓啊，</text:p>
        <text:p text:style-name="P2">Eh lín tsia siáu-niau --ah, </text:p>
        <text:p text:style-name="P2"/>
        <text:p text:style-name="P2">恁若食恁爸這支飽才共我恬去。</text:p>
        <text:p text:style-name="P2">lín nā tsia̍h lín-pē tsit ki pá tsiah kā guá tiām--khì.</text:p>
        <text:p text:style-name="P2"><text:soft-page-break/></text:p>
        <text:p text:style-name="P2">這是大路，</text:p>
        <text:p text:style-name="P2">Tse sī tuā-lōo, </text:p>
        <text:p text:style-name="P2"/>
        <text:p text:style-name="P2">你共阮拍怎樣？</text:p>
        <text:p text:style-name="P2">lí kā gún phah tsuánn-iūnn?</text:p>
        <text:p text:style-name="P2"/>
        <text:p text:style-name="P2">拍恁偷看阮厝內面啦。</text:p>
        <text:p text:style-name="P2">Phah lín thau khuànn gún tshù lāi-bīn --lah.</text:p>
        <text:p text:style-name="P2"/>
        <text:p text:style-name="P2">哼，</text:p>
        <text:p text:style-name="P2">Hngh, </text:p>
        <text:p text:style-name="P2"/>
        <text:p text:style-name="P2">你若驚人看乎，</text:p>
        <text:p text:style-name="P2">lí nā kiann lâng khuànn --honnh, </text:p>
        <text:p text:style-name="P2"/>
        <text:p text:style-name="P2">袂曉攏圍圍起來。</text:p>
        <text:p text:style-name="P2">bē-hiáu lóng uî-uî --khí-lâi.</text:p>
        <text:p text:style-name="P2"/>
        <text:p text:style-name="P2">石頭狗！</text:p>
        <text:p text:style-name="P2">Tsio̍h-thâu káu!</text:p>
        <text:p text:style-name="P2"/>
        <text:p text:style-name="P2">石頭狗？</text:p>
        <text:p text:style-name="P2">Tsio̍h-thâu káu? </text:p>
        <text:p text:style-name="P2"/>
        <text:p text:style-name="P2">欸，</text:p>
        <text:p text:style-name="P2">Eh, </text:p>
        <text:p text:style-name="P2"/>
        <text:p text:style-name="P2">啊你才共我改名啦？</text:p>
        <text:p text:style-name="P2">ah lí tsiah kā guá kái-miâ --lah? </text:p>
        <text:p text:style-name="P2"/>
        <text:p text:style-name="P2">啊恁爸叫做 石 <text:s/>阿狗 啦！</text:p>
        <text:p text:style-name="P2">Ah lín-pē kiò-tsuè <text:s/>Tsio̍h <text:s text:c="2"/>A-káu <text:s/>--lah!</text:p>
        <text:p text:style-name="P2"/>
        <text:p text:style-name="P2">干焦石頭狗啦！</text:p>
        <text:p text:style-name="P2">Kan-na tsio̍h-thâu káu --lah!</text:p>
        <text:p text:style-name="P2"/>
        <text:p text:style-name="P2">又閣石頭狗，</text:p>
        <text:p text:style-name="P2">Iū-koh tsio̍h-thâu káu, </text:p>
        <text:p text:style-name="P2"/>
        <text:p text:style-name="P2">啊好，</text:p>
        <text:p text:style-name="P2">ah hó, </text:p>
        <text:p text:style-name="P2"/>
        <text:p text:style-name="P2">哎喲，</text:p>
        <text:p text:style-name="P2">ai-iō, </text:p>
        <text:p text:style-name="P2"/>
        <text:p text:style-name="P2">嘿嘿莫走啦！</text:p>
        <text:p text:style-name="P2">heh heh mài tsáu --lah! </text:p>
        <text:p text:style-name="P2"/>
        <text:p text:style-name="P2">好，</text:p>
        <text:p text:style-name="P2">Hó, </text:p>
        <text:p text:style-name="P2"/>
        <text:p text:style-name="P2">恁爸絕對欲共圍圍起來，</text:p>
        <text:p text:style-name="P2">lín-pē tsua̍t-tuì beh kā uî-uî --khí-lâi, </text:p>
        <text:p text:style-name="P2"/>
        <text:p text:style-name="P2">哼，</text:p>
        <text:p text:style-name="P2">hngh, </text:p>
        <text:p text:style-name="P2"/>
        <text:p text:style-name="P2">哼哼！</text:p>
        <text:p text:style-name="P2">hngh hngh!</text:p>
        <text:p text:style-name="P2"/>
        <text:p text:style-name="P2">開門喔！</text:p>
        <text:p text:style-name="P2">Khui-mn̂g --ooh! </text:p>
        <text:p text:style-name="P2"/>
        <text:p text:style-name="P2">開門喔！</text:p>
        <text:p text:style-name="P2">Khui-mn̂g --ooh! </text:p>
        <text:p text:style-name="P2"/>
        <text:p text:style-name="P2">開、哪會無關啊？</text:p>
        <text:p text:style-name="P2">Khui, ná ē bô kuinn --ah? </text:p>
        <text:p text:style-name="P2"/>
        <text:p text:style-name="P2"/>
        <text:p text:style-name="P7">有人佇咧無？</text:p>
        <text:p text:style-name="P2">Ū lâng tī--leh --bô? </text:p>
        <text:p text:style-name="P2"/>
        <text:p text:style-name="P2">有人佇咧無啊？</text:p>
        <text:p text:style-name="P2">Ū lâng tī--leh --bô --ah? </text:p>
        <text:p text:style-name="P2"/>
        <text:p text:style-name="P2">我來矣啦。</text:p>
        <text:p text:style-name="P2">Guá lâi --ah --lah.</text:p>
        <text:p text:style-name="P2"/>
        <text:p text:style-name="P2">啊你哪會到這馬才來啦？</text:p>
        <text:p text:style-name="P2">Ah lí ná ē kàu tsit-má tsiah lâi --lah?</text:p>
        <text:p text:style-name="P2"/>
        <text:p text:style-name="P2">啊你昨昏就叫我去買一寡料，</text:p>
        <text:p text:style-name="P2">Ah lí tsa-hng tiō kiò guá khì bé tsi̍t-kuá liāu, </text:p>
        <text:p text:style-name="P2"/>
        <text:p text:style-name="P2">我去吩咐啦。</text:p>
        <text:p text:style-name="P2">guá khì huan-hù --lah.</text:p>
        <text:p text:style-name="P2"/>
        <text:p text:style-name="P2">喔。</text:p>
        <text:p text:style-name="P2">Ooh.</text:p>
        <text:p text:style-name="P2"/>
        <text:p text:style-name="P2">今欲修理佗位啊？</text:p>
        <text:p text:style-name="P2">Tann beh siu-lí tó-uī --ah?</text:p>
        <text:p text:style-name="P2"/>
        <text:p text:style-name="P2">啊你綴我來。</text:p>
        <text:p text:style-name="P2">Ah lí tè guá lâi.</text:p>
        <text:p text:style-name="P2"/>
        <text:p text:style-name="P2">乎乎乎。</text:p>
        <text:p text:style-name="P2">Honnh honnh honnh.</text:p>
        <text:p text:style-name="P2"/>
        <text:p text:style-name="P2">喂你遮的窗仔門乎攏共釘釘起來。</text:p>
        <text:p text:style-name="P2">Eh lí tsia-ê thang-á-mn̂g --honnh lóng kā tìng-tìng --khí-lâi.</text:p>
        <text:p text:style-name="P2"/>
        <text:p text:style-name="P2">喔、喔。</text:p>
        <text:p text:style-name="P2">Ooh, ooh.</text:p>
        <text:p text:style-name="P2"/>
        <text:p text:style-name="P2">啊這个大門乎閣共釘較懸咧。</text:p>
        <text:p text:style-name="P2">Ah tsit ê tuā-mn̂g --honnh koh kā tìng khah kuân --leh.</text:p>
        <text:p text:style-name="P2"/>
        <text:p text:style-name="P2">喔、喔、喔。</text:p>
        <text:p text:style-name="P2">Ooh, ooh, ooh.</text:p>
        <text:p text:style-name="P2"/>
        <text:p text:style-name="P2">欸，</text:p>
        <text:p text:style-name="P2">Eh, </text:p>
        <text:p text:style-name="P2"/>
        <text:p text:style-name="P2">啊遮攏共釘釘起來。</text:p>
        <text:p text:style-name="P2">ah tsia lóng kā tìng-tìng --khí-lâi.</text:p>
        <text:p text:style-name="P2"/>
        <text:p text:style-name="P2">啊人講無窗仔門較濟較通風，</text:p>
        <text:p text:style-name="P2">Ah lâng kóng bô thang-á-mn̂g khah tsuē khah thang-hong, </text:p>
        <text:p text:style-name="P2"/>
        <text:p text:style-name="P2">啊你全部攏共釘起來，</text:p>
        <text:p text:style-name="P2">ah lí tsuân-pōo lóng kā tìng --khí-lâi, </text:p>
        <text:p text:style-name="P2"/>
        <text:p text:style-name="P2">欲對佗出入？</text:p>
        <text:p text:style-name="P2">beh tuì tó tshut-li̍p? </text:p>
        <text:p text:style-name="P2"/>
        <text:p text:style-name="P2">啊若毋拄好，</text:p>
        <text:p text:style-name="P2">Ah nā m̄-tú-hó, </text:p>
        <text:p text:style-name="P2"/>
        <text:p text:style-name="P2">彼彼。</text:p>
        <text:p text:style-name="P2">he he.</text:p>
        <text:p text:style-name="P2"/>
        <text:p text:style-name="P2">彼啥物？</text:p>
        <text:p text:style-name="P2">He siánn-mih?</text:p>
        <text:p text:style-name="P2"/>
        <text:p text:style-name="P2"/>
        <text:p text:style-name="P7">彼彼，</text:p>
        <text:p text:style-name="P2">He he, </text:p>
        <text:p text:style-name="P2"/>
        <text:p text:style-name="P2">彼就當咧燒螺。</text:p>
        <text:p text:style-name="P2">he tiō tng-teh sio lê.</text:p>
        <text:p text:style-name="P2"/>
        <text:p text:style-name="P2">燒你去死啦！</text:p>
        <text:p text:style-name="P2">Sio lí khì sí --lah! </text:p>
        <text:p text:style-name="P2"/>
        <text:p text:style-name="P2">你毋知啦，</text:p>
        <text:p text:style-name="P2">Lí m̄ tsai --lah, </text:p>
        <text:p text:style-name="P2"/>
        <text:p text:style-name="P2">這馬一寡當夠水的遐的痟貓乎，</text:p>
        <text:p text:style-name="P2">tsit-má tsi̍t-kuá tng kàu-tsuí ê hia-ê siáu-niau --honnh, </text:p>
        <text:p text:style-name="P2"/>
        <text:p text:style-name="P2">in欲來勾阮後的啦，</text:p>
        <text:p text:style-name="P2">in beh lâi kau gún hāu--ê --lah, </text:p>
        <text:p text:style-name="P2"/>
        <text:p text:style-name="P2">啊我遮的若無攏共釘釘起來袂用得啦。</text:p>
        <text:p text:style-name="P2">ah guá tsia-ê nā-bô lóng kā tìng-tìng --khí-lâi buē-īng-eh --lah.</text:p>
        <text:p text:style-name="P2"/>
        <text:p text:style-name="P2">哇！</text:p>
        <text:p text:style-name="P2">Uah! </text:p>
        <text:p text:style-name="P2"/>
        <text:p text:style-name="P2">少年的人氣敢遐喎？</text:p>
        <text:p text:style-name="P2">Siàu-liân ê jîn-khì kám hiah ua?</text:p>
        <text:p text:style-name="P2"/>
        <text:p text:style-name="P2">嘿你毋知囉，</text:p>
        <text:p text:style-name="P2">Heh lí m̄ tsai --looh, </text:p>
        <text:p text:style-name="P2"/>
        <text:p text:style-name="P2">有其父必有其子。</text:p>
        <text:p text:style-name="P2">iú kî hū pit iú kî tsú.</text:p>
        <text:p text:style-name="P2"/>
        <text:p text:style-name="P2">有影、有影、有影。</text:p>
        <text:p text:style-name="P2">Ū-iánn, ū-iánn, ū-iánn.</text:p>
        <text:p text:style-name="P2"/>
        <text:p text:style-name="P2">啥物才好爾爾，</text:p>
        <text:p text:style-name="P2">Siánn-mih tsiah hó niā-niā, </text:p>
        <text:p text:style-name="P2"/>
        <text:p text:style-name="P2">阮後的乎若欲予對 臺北 車頭</text:p>
        <text:p text:style-name="P2">guán hāu--ê --honnh nā beh hōo uì <text:s/>Tâi-pak <text:s/>tshia-thâu </text:p>
        <text:p text:style-name="P2"/>
        <text:p text:style-name="P2">行到 大橋頭 乎，</text:p>
        <text:p text:style-name="P2">kiânn kàu <text:s/>Tuā-kiô-thâu <text:s/>--honnh, </text:p>
        <text:p text:style-name="P2"/>
        <text:p text:style-name="P2">彼後面查某囡仔上少綴欲 八 、 九十 个啦。</text:p>
        <text:p text:style-name="P2">he āu-bīn <text:s/>tsa-bóo gín-á siōng tsió tè beh <text:s/>pueh , <text:s/>káu-tsa̍p <text:s/>ê --lah.</text:p>
        <text:p text:style-name="P2"/>
        <text:p text:style-name="P2">喔。</text:p>
        <text:p text:style-name="P2">Ooh.</text:p>
        <text:p text:style-name="P2"/>
        <text:p text:style-name="P2">嘿，</text:p>
        <text:p text:style-name="P2">Heh, </text:p>
        <text:p text:style-name="P2"/>
        <text:p text:style-name="P2">啊若欲予伊行到 北投 乎，</text:p>
        <text:p text:style-name="P2">ah nā beh hōo i kiânn kàu <text:s/>Pak-tâu <text:s/>--honnh, </text:p>
        <text:p text:style-name="P2"/>
        <text:p text:style-name="P2">彼就毋是按呢講。</text:p>
        <text:p text:style-name="P2">he tō m̄ sī án-ne kóng.</text:p>
        <text:p text:style-name="P2"/>
        <text:p text:style-name="P2">若按呢伊後壁行的查某敢一定咧愛恁少爺？</text:p>
        <text:p text:style-name="P2">Nā án-ne i āu-piah kiânn ê tsa-bóo kám it-tīng leh ài lín siàu-iâ?</text:p>
        <text:p text:style-name="P2"><text:soft-page-break/></text:p>
        <text:p text:style-name="P2">嘿著nooh！</text:p>
        <text:p text:style-name="P2">Hennh tio̍h --nooh! </text:p>
        <text:p text:style-name="P2"/>
        <text:p text:style-name="P2">阮後生乎有一種吸引查某囡仔的魅力佇咧啦，</text:p>
        <text:p text:style-name="P2">Gún hāu-sinn --honnh ū tsi̍t tsióng khip-ín tsa-bóo gín-á ê bī-li̍k tī--eh --lah, </text:p>
        <text:p text:style-name="P2"/>
        <text:p text:style-name="P2">啊若見面乎毋免講話啊一聲就去煞著。</text:p>
        <text:p text:style-name="P2">ah nā kìnn-bīn --honnh m̄-bián kóng-uē ah tsi̍t-siann tō khì sannh--tio̍h.</text:p>
        <text:p text:style-name="P2"/>
        <text:p text:style-name="P2">Mh，</text:p>
        <text:p text:style-name="P2">Mh, </text:p>
        <text:p text:style-name="P2"/>
        <text:p text:style-name="P2">敢有影這號代誌？</text:p>
        <text:p text:style-name="P2">kám ū-iánn tsit lō tāi-tsì?</text:p>
        <text:p text:style-name="P2"/>
        <text:p text:style-name="P2">Mh，</text:p>
        <text:p text:style-name="P2">Mh, </text:p>
        <text:p text:style-name="P2"/>
        <text:p text:style-name="P2">若無講你毋知啦，</text:p>
        <text:p text:style-name="P2">nā-bô kóng lí m̄ tsai --lah, </text:p>
        <text:p text:style-name="P2"/>
        <text:p text:style-name="P2">阮後的自出世乎就著女難。</text:p>
        <text:p text:style-name="P2">gún hāu--ê tsū tshut-sì --honnh tō tio̍h lú-lān.</text:p>
        <text:p text:style-name="P2"/>
        <text:p text:style-name="P2">欸、欸啥物叫做女難啊？</text:p>
        <text:p text:style-name="P2">Eh, eh siánn-mih kiò-tsò lú-lān --ah?</text:p>
        <text:p text:style-name="P2"/>
        <text:p text:style-name="P2">阮老的生伊 四 個月啊就過身去矣，</text:p>
        <text:p text:style-name="P2">Gún lāu--ê sinn i <text:s/>sì <text:s/>kò gue̍h ah tō kè-sin --khì --ah, </text:p>
        <text:p text:style-name="P2"/>
        <text:p text:style-name="P2">啊我一暗乎按呢共搖、搖甲天光乎，</text:p>
        <text:p text:style-name="P2">ah guá tsi̍t àm --honnh án-ne kā iô, iô kah thinn-kng --honnh, </text:p>
        <text:p text:style-name="P2"/>
        <text:p text:style-name="P2">搖袂恬，</text:p>
        <text:p text:style-name="P2">iô buē tiām, </text:p>
        <text:p text:style-name="P2"/>
        <text:p text:style-name="P2">啊若見著查某囡仔的手乎，</text:p>
        <text:p text:style-name="P2">ah nā kìnn-tio̍h tsa-bóo gín-á ê tshiú --honnh, </text:p>
        <text:p text:style-name="P2"/>
        <text:p text:style-name="P2">一聲就恬，</text:p>
        <text:p text:style-name="P2">tsi̍t-siann tō tiām, </text:p>
        <text:p text:style-name="P2"/>
        <text:p text:style-name="P2">這就叫做著女難啦。</text:p>
        <text:p text:style-name="P2">tse tō kiò-tsuè tio̍h lú-lān --lah. </text:p>
        <text:p text:style-name="P2"/>
        <text:p text:style-name="P2">總講一句，</text:p>
        <text:p text:style-name="P2">Tsóng-kóng tsi̍t kù, </text:p>
        <text:p text:style-name="P2"/>
        <text:p text:style-name="P2">有查某囡仔緣就著啦！</text:p>
        <text:p text:style-name="P2">ū tsa-bóo gín-á-iân tō tio̍h --lah! </text:p>
        <text:p text:style-name="P2"/>
        <text:p text:style-name="P2">嘿嘿嘿，</text:p>
        <text:p text:style-name="P2">Heh heh heh, </text:p>
        <text:p text:style-name="P2"/>
        <text:p text:style-name="P2">敢若我咧。</text:p>
        <text:p text:style-name="P2">kánn-ná guá --leh.</text:p>
        <text:p text:style-name="P2"/>
        <text:p text:style-name="P2">敢有影按呢？</text:p>
        <text:p text:style-name="P2">Kám ū-iánn án-ni?</text:p>
        <text:p text:style-name="P2"/>
        <text:p text:style-name="P2">Mh，</text:p>
        <text:p text:style-name="P2"><text:soft-page-break/>Mh, </text:p>
        <text:p text:style-name="P2"/>
        <text:p text:style-name="P2">阮後的乎，</text:p>
        <text:p text:style-name="P2">gún hāu--ê --honnh, </text:p>
        <text:p text:style-name="P2"/>
        <text:p text:style-name="P2">是敢若吸石咧，</text:p>
        <text:p text:style-name="P2">sī kánn-ná khip-tsio̍h --eh, </text:p>
        <text:p text:style-name="P2"/>
        <text:p text:style-name="P2">啊查某囡仔是敢若歹銅管仔咧，</text:p>
        <text:p text:style-name="P2">ah tsa-bóo gín-á sī kánn-ná pháinn-tâng-kóng-á --leh, </text:p>
        <text:p text:style-name="P2"/>
        <text:p text:style-name="P2">啊離開 六 尺遠喔，</text:p>
        <text:p text:style-name="P2">ah lī-khui <text:s/>la̍k <text:s/>tshioh hn̄g --ooh, </text:p>
        <text:p text:style-name="P2"/>
        <text:p text:style-name="P2">毋免講話，</text:p>
        <text:p text:style-name="P2">m̄-bián kóng-uē, </text:p>
        <text:p text:style-name="P2"/>
        <text:p text:style-name="P2">啊就按呢 khi-li-khong-long 、 khi-li-khong-long ，</text:p>
        <text:p text:style-name="P2">ah tō án-ne <text:s/>khi-li-khong-long , <text:s/>khi-li-khong-long , </text:p>
        <text:p text:style-name="P2"/>
        <text:p text:style-name="P2"><text:s/>khiang ！</text:p>
        <text:p text:style-name="P2"><text:s/>khiang ! </text:p>
        <text:p text:style-name="P2"/>
        <text:p text:style-name="P2">石就吸倚來。</text:p>
        <text:p text:style-name="P2">Tsio̍h tō khip-uá --lâi.</text:p>
        <text:p text:style-name="P2"/>
        <text:p text:style-name="P2">爸喔！</text:p>
        <text:p text:style-name="P2">Pâ --ooh!</text:p>
        <text:p text:style-name="P2"/>
        <text:p text:style-name="P2">喂喂喂，這隻貓母是彼 四 斤烏糖共人換來的呢，</text:p>
        <text:p text:style-name="P2">Eh eh eh, tsit tsiah niau-bú sī hit <text:s/>sì <text:s/>kun oo-thn̂g kā lâng uānn --lâi --ê --neh, </text:p>
        <text:p text:style-name="P2"/>
        <text:p text:style-name="P2">無你是欲共摔予死是毋？</text:p>
        <text:p text:style-name="P2">bô lí sī beh kā siak hōo sí sī --m̄?</text:p>
        <text:p text:style-name="P2"/>
        <text:p text:style-name="P2">我咧後壁房看書，</text:p>
        <text:p text:style-name="P2">Guá leh āu-piah-pâng khuànn tsu, </text:p>
        <text:p text:style-name="P2"/>
        <text:p text:style-name="P2">對喙䫌一直共你舐落，</text:p>
        <text:p text:style-name="P2">tuì tshuì-phé it-ti̍t kā lí tsīnn --lo̍h, </text:p>
        <text:p text:style-name="P2"/>
        <text:p text:style-name="P2">唉。</text:p>
        <text:p text:style-name="P2">haih.</text:p>
        <text:p text:style-name="P2"/>
        <text:p text:style-name="P2">嘿嘿嘿，</text:p>
        <text:p text:style-name="P2">Heh heh heh, </text:p>
        <text:p text:style-name="P2"/>
        <text:p text:style-name="P2">你有聽咧無，</text:p>
        <text:p text:style-name="P2">lí ū thiann --leh --bô, </text:p>
        <text:p text:style-name="P2"/>
        <text:p text:style-name="P2">毋是干焦人喔，</text:p>
        <text:p text:style-name="P2">m̄ sī kan-na lâng --ooh, </text:p>
        <text:p text:style-name="P2"/>
        <text:p text:style-name="P2">連這隻貓母乎就會去煞著伊喔，</text:p>
        <text:p text:style-name="P2">liân tsit tsiah niau-bú --honnh tō ē khì sannh--tio̍h i--ooh , </text:p>
        <text:p text:style-name="P2"/>
        <text:p text:style-name="P2">嘿嘿。</text:p>
        <text:p text:style-name="P2">heh heh.</text:p>
        <text:p text:style-name="P2"/>
        <text:p text:style-name="P2">欸，</text:p>
        <text:p text:style-name="P2">Eh, </text:p>
        <text:p text:style-name="P2"/>
        <text:p text:style-name="P2">我毋相信啥物叫做女難喔、魅力喔。</text:p>
        <text:p text:style-name="P2">guá m̄ siong-sìn siánn-mih <text:soft-page-break/>kiò-tsò lú-lān --ooh, bī-li̍k --ooh.</text:p>
        <text:p text:style-name="P2"/>
        <text:p text:style-name="P2">喂喂喂喂你若毋相信乎，</text:p>
        <text:p text:style-name="P2">Eh eh eh eh lí nā m̄ siong-sìn --honnh, </text:p>
        <text:p text:style-name="P2"/>
        <text:p text:style-name="P2">叫恁牽手的來共伊試看覓咧。</text:p>
        <text:p text:style-name="P2">kiò lín khan-tshiú--ê lâi kā i tshì --khuànn-māi --leh. </text:p>
        <text:p text:style-name="P2"/>
        <text:p text:style-name="P2">噓！</text:p>
        <text:p text:style-name="P2">Si!</text:p>
        <text:p text:style-name="P2"/>
        <text:p text:style-name="P2">阮牽手 四 个囡仔矣，</text:p>
        <text:p text:style-name="P2">Gún khan-tshiú <text:s/>sì <text:s/>ê gín-á --ah, </text:p>
        <text:p text:style-name="P2"/>
        <text:p text:style-name="P2">哪會去愛彼號少年的？</text:p>
        <text:p text:style-name="P2">ná ē khì ài hit lō siàu-liân--ê? </text:p>
        <text:p text:style-name="P2"/>
        <text:p text:style-name="P2">嘿嘿嘿嘿。</text:p>
        <text:p text:style-name="P2">Heh heh heh heh.</text:p>
        <text:p text:style-name="P2"/>
        <text:p text:style-name="P2">木師的啊，</text:p>
        <text:p text:style-name="P2">Ba̍k-sai--ê --ah, </text:p>
        <text:p text:style-name="P2"/>
        <text:p text:style-name="P2">有翁有囝綴人走的乎是誠濟喔！</text:p>
        <text:p text:style-name="P2">ū ang ū kiánn tè-lâng-tsáu --ê --honnh sī tsiânn tsuē --ooh!</text:p>
        <text:p text:style-name="P2"/>
        <text:p text:style-name="P2">阿木啊，</text:p>
        <text:p text:style-name="P2">A-bo̍k --ah, </text:p>
        <text:p text:style-name="P2"/>
        <text:p text:style-name="P2">你的便當啦！</text:p>
        <text:p text:style-name="P2">lí ê piān-tong --lah! </text:p>
        <text:p text:style-name="P2"/>
        <text:p text:style-name="P2">喂 阿狗 伯仔。</text:p>
        <text:p text:style-name="P2">Eh <text:s/>A-káu <text:s/>peh-á.</text:p>
        <text:p text:style-name="P2"/>
        <text:p text:style-name="P2">今你是？</text:p>
        <text:p text:style-name="P2">Tann lí sī?</text:p>
        <text:p text:style-name="P2"/>
        <text:p text:style-name="P2">啊，</text:p>
        <text:p text:style-name="P2">Ah, </text:p>
        <text:p text:style-name="P2"/>
        <text:p text:style-name="P2">啊就較早蹛佇恁隔壁彼个 菊花仔 啦。</text:p>
        <text:p text:style-name="P2">ah tō khah-tsá tuà tī lín keh-piah hit ê <text:s/>Kiok-hue--á <text:s/>--lah. </text:p>
        <text:p text:style-name="P2"/>
        <text:p text:style-name="P2">喔，</text:p>
        <text:p text:style-name="P2">Ooh, </text:p>
        <text:p text:style-name="P2"/>
        <text:p text:style-name="P2">就是 阿花仔 喔！</text:p>
        <text:p text:style-name="P2">tō sī <text:s/>A-hue--á <text:s/>--ooh! </text:p>
        <text:p text:style-name="P2"/>
        <text:p text:style-name="P2">哈哈哈哈、嘿嘿嘿嘿！</text:p>
        <text:p text:style-name="P2">Hah hah hah hah, <text:s/>heh heh heh heh.</text:p>
        <text:p text:style-name="P2"/>
        <text:p text:style-name="P2">啊 阿狗 姆仔咧？</text:p>
        <text:p text:style-name="P2">Ah <text:s/>A-káu <text:s/>ḿ--á --leh?</text:p>
        <text:p text:style-name="P2"/>
        <text:p text:style-name="P2">早就死去矣，</text:p>
        <text:p text:style-name="P2">Tsá tō sí--khì --ah, </text:p>
        <text:p text:style-name="P2"/>
        <text:p text:style-name="P2">唉！</text:p>
        <text:p text:style-name="P2">haih!</text:p>
        <text:p text:style-name="P2"/>
        <text:p text:style-name="P2">抑彼个咧？</text:p>
        <text:p text:style-name="P2">Iah hit ê --leh?</text:p>
        <text:p text:style-name="P2"/>
        <text:p text:style-name="P2">嘿，</text:p>
        <text:p text:style-name="P2">Heh, </text:p>
        <text:p text:style-name="P2"/>
        <text:p text:style-name="P2"><text:soft-page-break/>就細漢你抱有著彼个 文德仔 啦。</text:p>
        <text:p text:style-name="P2">tō sè-hàn lí phō ū tio̍h hit ê <text:s/>Bûn-tik--á <text:s/>--lah.</text:p>
        <text:p text:style-name="P2"/>
        <text:p text:style-name="P2">唅，</text:p>
        <text:p text:style-name="P2">Hannh, </text:p>
        <text:p text:style-name="P2"/>
        <text:p text:style-name="P2">哎喲 文德仔你 哪變甲遮大漢喔！</text:p>
        <text:p text:style-name="P2">ai-iō <text:s/>Bûn-tik--á <text:s/>lí ná pìnn kah tsiah tuā-hàn --ooh! </text:p>
        <text:p text:style-name="P2"/>
        <text:p text:style-name="P2">哎喲，</text:p>
        <text:p text:style-name="P2">Ai-iō, </text:p>
        <text:p text:style-name="P2"/>
        <text:p text:style-name="P2">啊閣生做真媠喔，</text:p>
        <text:p text:style-name="P2">ah koh sinn-tsò tsin suí --ooh, </text:p>
        <text:p text:style-name="P2"/>
        <text:p text:style-name="P2">啊閣緣投喔！</text:p>
        <text:p text:style-name="P2">ah koh iân-tâu --ooh!</text:p>
        <text:p text:style-name="P2"/>
        <text:p text:style-name="P2">喂喂喂木師啊，</text:p>
        <text:p text:style-name="P2">Eh eh eh ba̍k-sai --ah, </text:p>
        <text:p text:style-name="P2"/>
        <text:p text:style-name="P2">你看恁牽手的，</text:p>
        <text:p text:style-name="P2">lí khuànn lín khan-tshiú--ê, </text:p>
        <text:p text:style-name="P2"/>
        <text:p text:style-name="P2">你看啦。</text:p>
        <text:p text:style-name="P2">lí khuànn --lah.</text:p>
        <text:p text:style-name="P2"/>
        <text:p text:style-name="P2">喂喂喂哎喲、哎喲、哎喲喂啊，</text:p>
        <text:p text:style-name="P2">Eh eh eh ai-iō, ai-iō, ai-iō-uê-ah, </text:p>
        <text:p text:style-name="P2"/>
        <text:p text:style-name="P2">喔！</text:p>
        <text:p text:style-name="P2">ooh! </text:p>
        <text:p text:style-name="P2"/>
        <text:p text:style-name="P2">喂喂喂喂喂喂你咧創啥物啦？</text:p>
        <text:p text:style-name="P2">Eh eh eh eh eh eh lí leh tshòng siánn-mih --lah?</text:p>
        <text:p text:style-name="P2"/>
        <text:p text:style-name="P2">喂，</text:p>
        <text:p text:style-name="P2">Eh, </text:p>
        <text:p text:style-name="P2"/>
        <text:p text:style-name="P2">少爺是細漢我抱有著的呢，</text:p>
        <text:p text:style-name="P2">siàu-iâ sī sè-hàn guá phō ū tio̍h --ê --neh, </text:p>
        <text:p text:style-name="P2"/>
        <text:p text:style-name="P2">啊閣是舊厝邊，</text:p>
        <text:p text:style-name="P2">ah koh sī kū tshù-pinn, </text:p>
        <text:p text:style-name="P2"/>
        <text:p text:style-name="P2">啊我佮伊講幾句仔，</text:p>
        <text:p text:style-name="P2">ah guá kah i kóng --kuí-kù-á, </text:p>
        <text:p text:style-name="P2"/>
        <text:p text:style-name="P2">啊你是咧搝怎樣啦？</text:p>
        <text:p text:style-name="P2">ah lí sī leh giú tsuánn-iūnn --lah?</text:p>
        <text:p text:style-name="P2"/>
        <text:p text:style-name="P2">哎喲喂、哎喲、哎喲。</text:p>
        <text:p text:style-name="P2">Ai-iō-uê, ai-iō, ai-iō.</text:p>
        <text:p text:style-name="P2"/>
        <text:p text:style-name="P2">師的啊，</text:p>
        <text:p text:style-name="P2">Sai--ê --ah, </text:p>
        <text:p text:style-name="P2"/>
        <text:p text:style-name="P2">注意喔，</text:p>
        <text:p text:style-name="P2">tsù-ì --ooh, </text:p>
        <text:p text:style-name="P2"/>
        <text:p text:style-name="P2">恁太太彼目尾一直咧使對阮後的彼角勢去喔！</text:p>
        <text:p text:style-name="P2">lín thài-thài he ba̍k-bé it-ti̍t leh sái uì gún hāu--ê hit kak-sì khì --ooh!</text:p>
        <text:p text:style-name="P2"/>
        <text:p text:style-name="P2">抑無你是咧看啥物啦？</text:p>
        <text:p text:style-name="P2">Iah-bô lí sī leh khuànn siánn-mih --lah?</text:p>
        <text:p text:style-name="P2"><text:soft-page-break/></text:p>
        <text:p text:style-name="P2">Mh、喂，</text:p>
        <text:p text:style-name="P2">Mh, eh, </text:p>
        <text:p text:style-name="P2"/>
        <text:p text:style-name="P2">啊你哪會遐無理啊？</text:p>
        <text:p text:style-name="P2">ah lí ná ē hiah bô-lí --ah? </text:p>
        <text:p text:style-name="P2"/>
        <text:p text:style-name="P2">啊倚袂倚得，</text:p>
        <text:p text:style-name="P2">Ah uá bē uá--lit, </text:p>
        <text:p text:style-name="P2"/>
        <text:p text:style-name="P2">連看也袂用得啦！</text:p>
        <text:p text:style-name="P2">liân khuànn ā buē-īng-lit --lah!</text:p>
        <text:p text:style-name="P2"/>
        <text:p text:style-name="P2">看毋就用正面，</text:p>
        <text:p text:style-name="P2">Khuànn m̄ tō iōng tsiànn-bīn, </text:p>
        <text:p text:style-name="P2"/>
        <text:p text:style-name="P2">用咧使目尾的。</text:p>
        <text:p text:style-name="P2">iōng leh sái-ba̍k-bé --ê.</text:p>
        <text:p text:style-name="P2"/>
        <text:p text:style-name="P2">啊，</text:p>
        <text:p text:style-name="P2">Ah, </text:p>
        <text:p text:style-name="P2"/>
        <text:p text:style-name="P2">啊你就知影我挩窗，</text:p>
        <text:p text:style-name="P2">ah lí tō tsai-iánn guá thuah-thang, </text:p>
        <text:p text:style-name="P2"/>
        <text:p text:style-name="P2">坦斜毋才看有，</text:p>
        <text:p text:style-name="P2">thán-tshua̍h m̄-tsiah khuànn-ū, </text:p>
        <text:p text:style-name="P2"/>
        <text:p text:style-name="P2">啊你叫我看正面。</text:p>
        <text:p text:style-name="P2">ah lí kiò guá khuànn tsiànn-bīn.</text:p>
        <text:p text:style-name="P2"/>
        <text:p text:style-name="P2"><text:s/>阿狗 伯仔，</text:p>
        <text:p text:style-name="P2"><text:s/>A-káu <text:s/>peh--á, </text:p>
        <text:p text:style-name="P2"/>
        <text:p text:style-name="P2">毋是啦，</text:p>
        <text:p text:style-name="P2">m̄ sī --lah, </text:p>
        <text:p text:style-name="P2"/>
        <text:p text:style-name="P2">阮牽手就挩窗，</text:p>
        <text:p text:style-name="P2">gún khan-tshiú tō thuah-thang, </text:p>
        <text:p text:style-name="P2"/>
        <text:p text:style-name="P2">伊看攏嘛就按呢，</text:p>
        <text:p text:style-name="P2">i khuànn lóng mā tiō án-ne, </text:p>
        <text:p text:style-name="P2"/>
        <text:p text:style-name="P2">按呢才看有啦，</text:p>
        <text:p text:style-name="P2">án-ne tsiah khuànn-ū --lah, </text:p>
        <text:p text:style-name="P2"/>
        <text:p text:style-name="P2">毋是咧使目尾。</text:p>
        <text:p text:style-name="P2">m̄ sī leh sái-ba̍k-bé.</text:p>
        <text:p text:style-name="P2"/>
        <text:p text:style-name="P2">注意是無蝕本喔！</text:p>
        <text:p text:style-name="P2">Tsù-ì sī bô si̍h-pún --ooh! </text:p>
        <text:p text:style-name="P2"/>
        <text:p text:style-name="P2"><text:s/>德的 啊，</text:p>
        <text:p text:style-name="P2"><text:s/>Tik--ê <text:s/>--ah, </text:p>
        <text:p text:style-name="P2"/>
        <text:p text:style-name="P2"><text:s/>德的 啊，</text:p>
        <text:p text:style-name="P2"><text:s/>Tik--ê <text:s/>--ah, </text:p>
        <text:p text:style-name="P2"/>
        <text:p text:style-name="P2">灶跤的飯毋就去共我看覓一下。</text:p>
        <text:p text:style-name="P2">tsàu-kha ê pn̄g m̄ tō khì kā guá khuànn-māi --tsi̍t-ē.</text:p>
        <text:p text:style-name="P2"/>
        <text:p text:style-name="P2">好，</text:p>
        <text:p text:style-name="P2">Hó, </text:p>
        <text:p text:style-name="P2"/>
        <text:p text:style-name="P2">我來看覓。</text:p>
        <text:p text:style-name="P2">guá lâi khuànn-māi.</text:p>
        <text:p text:style-name="P2"/>
        <text:p text:style-name="P2">今你嘛好轉去矣。</text:p>
        <text:p text:style-name="P2">Tann lí mā hó tńg--khì --ah.</text:p>
        <text:p text:style-name="P2"><text:soft-page-break/></text:p>
        <text:p text:style-name="P2"><text:s/>阿狗 伯仔，</text:p>
        <text:p text:style-name="P2"><text:s/>A-káu <text:s/>peh--á, </text:p>
        <text:p text:style-name="P2"/>
        <text:p text:style-name="P2">才來去𨑨迌啦！</text:p>
        <text:p text:style-name="P2">tsiah lâi khì tshit-thô --lah!</text:p>
        <text:p text:style-name="P2"/>
        <text:p text:style-name="P2">喔喔喔喔喔。</text:p>
        <text:p text:style-name="P2">Ooh ooh ooh ooh ooh. </text:p>
        <text:p text:style-name="P2"/>
        <text:p text:style-name="P2">喂，</text:p>
        <text:p text:style-name="P2">Eh, </text:p>
        <text:p text:style-name="P2"/>
        <text:p text:style-name="P2">按呢試一下予你看覓，</text:p>
        <text:p text:style-name="P2">án-ne tshì --tsi̍t-ē hōo lí khuànn-māi, </text:p>
        <text:p text:style-name="P2"/>
        <text:p text:style-name="P2">你毋就欲相信囉。</text:p>
        <text:p text:style-name="P2">lí m̄ tō beh siong-sìn --looh. </text:p>
        <text:p text:style-name="P2"/>
        <text:p text:style-name="P2">嘿嘿。</text:p>
        <text:p text:style-name="P2">Heh heh. </text:p>
        <text:p text:style-name="P2"/>
        <text:p text:style-name="P2">喂喂，</text:p>
        <text:p text:style-name="P2">Eh eh, </text:p>
        <text:p text:style-name="P2"/>
        <text:p text:style-name="P2">啊今毋好欲動工矣。</text:p>
        <text:p text:style-name="P2">ah tann m̄-hó beh tāng-kang --ah.</text:p>
        <text:p text:style-name="P2"/>
        <text:p text:style-name="P2">啊有影乎。</text:p>
        <text:p text:style-name="P2">Ah ū-iánn --honnh.</text:p>
        <text:p text:style-name="P2"/>
        <text:p text:style-name="P2">今這是啥物味啊？</text:p>
        <text:p text:style-name="P2">Tann tse sī siánn-mih bī --ah? </text:p>
        <text:p text:style-name="P2"/>
        <text:p text:style-name="P2"><text:s/>德的 啊，</text:p>
        <text:p text:style-name="P2"><text:s/>Tik--ê <text:s/>--ah, </text:p>
        <text:p text:style-name="P2"/>
        <text:p text:style-name="P2">去矣，</text:p>
        <text:p text:style-name="P2">khì --ah, </text:p>
        <text:p text:style-name="P2"/>
        <text:p text:style-name="P2">按呢喔。</text:p>
        <text:p text:style-name="P2">án-ne --ooh.</text:p>
        <text:p text:style-name="P2"/>
        <text:p text:style-name="P2">是去啥物啊？</text:p>
        <text:p text:style-name="P2">Sī khì siánn-mih --ah?</text:p>
        <text:p text:style-name="P2"/>
        <text:p text:style-name="P2">阮後生閣去予旋去矣。</text:p>
        <text:p text:style-name="P2">Gún hāu-sinn koh khì hōo suan khì --ah. </text:p>
        <text:p text:style-name="P2"/>
        <text:p text:style-name="P2">喂，</text:p>
        <text:p text:style-name="P2">Eh, </text:p>
        <text:p text:style-name="P2"/>
        <text:p text:style-name="P2">拜託咧，</text:p>
        <text:p text:style-name="P2">pài-thok --eh, </text:p>
        <text:p text:style-name="P2"/>
        <text:p text:style-name="P2">來共我鬥揣。</text:p>
        <text:p text:style-name="P2">lâi kā guá tàu tshē.</text:p>
        <text:p text:style-name="P2"/>
        <text:p text:style-name="P2">我猶未修理咧。</text:p>
        <text:p text:style-name="P2">Guá á-buē siu-lí --leh.</text:p>
        <text:p text:style-name="P2"/>
        <text:p text:style-name="P2">彼無要緊啦，</text:p>
        <text:p text:style-name="P2">He bô iàu-kín --lah, </text:p>
        <text:p text:style-name="P2"/>
        <text:p text:style-name="P2">緊啦，</text:p>
        <text:p text:style-name="P2">kín --lah, </text:p>
        <text:p text:style-name="P2"/>
        <text:p text:style-name="P2">行！</text:p>
        <text:p text:style-name="P2">kiânn! </text:p>
        <text:p text:style-name="P2"/>
        <text:p text:style-name="P2">喂喂喂你對彼爿，</text:p>
        <text:p text:style-name="P2">Eh eh eh lí tuì hit pîng, </text:p>
        <text:p text:style-name="P2"/>
        <text:p text:style-name="P2">啊我對這爿。</text:p>
        <text:p text:style-name="P2"><text:soft-page-break/>ah guá tuì tsit pîng.</text:p>
        <text:p text:style-name="P2"/>
        <text:p text:style-name="P2">我無愛，</text:p>
        <text:p text:style-name="P2">Guá bô ài, </text:p>
        <text:p text:style-name="P2"/>
        <text:p text:style-name="P2">彼爿較遠，</text:p>
        <text:p text:style-name="P2">hit pîng khah hn̄g, </text:p>
        <text:p text:style-name="P2"/>
        <text:p text:style-name="P2">我無愛。</text:p>
        <text:p text:style-name="P2">guá bô ài.</text:p>
        <text:p text:style-name="P2"/>
        <text:p text:style-name="P2">抑無我對彼爿，</text:p>
        <text:p text:style-name="P2">Ah-bô guá tuì hit pîng, </text:p>
        <text:p text:style-name="P2"/>
        <text:p text:style-name="P2">啊你對這爿啦。</text:p>
        <text:p text:style-name="P2">ah lí tuì tsit pîng --lah.</text:p>
        <text:p text:style-name="P2"/>
        <text:p text:style-name="P2">啊好好好。</text:p>
        <text:p text:style-name="P2">Ah hó hó hó.</text:p>
        <text:p text:style-name="P2"/>
        <text:p text:style-name="P2">喔，</text:p>
        <text:p text:style-name="P2">Ooh, </text:p>
        <text:p text:style-name="P2"/>
        <text:p text:style-name="P2">看你共恁爸走佗去？</text:p>
        <text:p text:style-name="P2">khuànn lí kā lín-pē tsáu tó khì? </text:p>
        <text:p text:style-name="P2"/>
        <text:p text:style-name="P2">等咧！</text:p>
        <text:p text:style-name="P2">Tán --leh!</text:p>
        <text:p text:style-name="P2"/>
        <text:p text:style-name="P2">創啥？</text:p>
        <text:p text:style-name="P2">Tshòng siánn?</text:p>
        <text:p text:style-name="P2"/>
        <text:p text:style-name="P2">失禮，</text:p>
        <text:p text:style-name="P2">Sit-lé,</text:p>
        <text:p text:style-name="P2"/>
        <text:p text:style-name="P2">失禮，</text:p>
        <text:p text:style-name="P2"><text:s/>sit-lé, </text:p>
        <text:p text:style-name="P2"/>
        <text:p text:style-name="P2">看毋著人啦！</text:p>
        <text:p text:style-name="P2">khuànn m̄-tio̍h lâng --lah!</text:p>
        <text:p text:style-name="P2"/>
        <text:p text:style-name="P2">亂來，</text:p>
        <text:p text:style-name="P2">Luān lâi, </text:p>
        <text:p text:style-name="P2"/>
        <text:p text:style-name="P2">哼！</text:p>
        <text:p text:style-name="P2">hngh!</text:p>
        <text:p text:style-name="P2"/>
        <text:p text:style-name="P2">喂，</text:p>
        <text:p text:style-name="P2">Eh, </text:p>
        <text:p text:style-name="P2"/>
        <text:p text:style-name="P2">好矣啦、好矣啦、好矣啦！</text:p>
        <text:p text:style-name="P2">hó --ah --lah, hó --ah --lah, hó --ah --lah!</text:p>
        <text:p text:style-name="P2"/>
        <text:p text:style-name="P2">較閃咧。</text:p>
        <text:p text:style-name="P2">Khah siám --leh.</text:p>
        <text:p text:style-name="P2"/>
        <text:p text:style-name="P2">今恁共拍怎樣啦？</text:p>
        <text:p text:style-name="P2">Tann lín kā phah tsánn-iūnn --lah?</text:p>
        <text:p text:style-name="P2"/>
        <text:p text:style-name="P2">你毋是咧喝賊毋？</text:p>
        <text:p text:style-name="P2">Lí m̄ sī leh huah tsha̍t --m̄?</text:p>
        <text:p text:style-name="P2"/>
        <text:p text:style-name="P2">哎喲，</text:p>
        <text:p text:style-name="P2">Ai-iō, </text:p>
        <text:p text:style-name="P2"/>
        <text:p text:style-name="P2">哪會按呢共拍啦？</text:p>
        <text:p text:style-name="P2">ná ē án-ne kā phah --lah?</text:p>
        <text:p text:style-name="P2"/>
        <text:p text:style-name="P2">賊仔毋拍？</text:p>
        <text:p text:style-name="P2">Tsha̍t-á m̄ phah?</text:p>
        <text:p text:style-name="P2"/>
        <text:p text:style-name="P2">賊仔毋就拍，</text:p>
        <text:p text:style-name="P2">Tsha̍t-á m̄ tiō phah, </text:p>
        <text:p text:style-name="P2"/>
        <text:p text:style-name="P2">抑無你喝掠？</text:p>
        <text:p text:style-name="P2">ia̍h-bô lí huah lia̍h?</text:p>
        <text:p text:style-name="P2"><text:soft-page-break/></text:p>
        <text:p text:style-name="P2">哎喲，</text:p>
        <text:p text:style-name="P2">Ai-iō, </text:p>
        <text:p text:style-name="P2"/>
        <text:p text:style-name="P2">毋是啦，</text:p>
        <text:p text:style-name="P2">m̄ sī --lah, </text:p>
        <text:p text:style-name="P2"/>
        <text:p text:style-name="P2">這是阮囝啦，</text:p>
        <text:p text:style-name="P2">tse sī gún kiánn --lah, </text:p>
        <text:p text:style-name="P2"/>
        <text:p text:style-name="P2">我就欲叫伊轉去，</text:p>
        <text:p text:style-name="P2">guá tō beh kiò i tńg--khì, </text:p>
        <text:p text:style-name="P2"/>
        <text:p text:style-name="P2">伊毋轉去，</text:p>
        <text:p text:style-name="P2">i m̄ tńg--khì, </text:p>
        <text:p text:style-name="P2"/>
        <text:p text:style-name="P2">啊我毋才喝掠啊。</text:p>
        <text:p text:style-name="P2">ah guá m̄-tsiah huah lia̍h --ah.</text:p>
        <text:p text:style-name="P2"/>
        <text:p text:style-name="P2">失禮、失禮、失禮、失禮！</text:p>
        <text:p text:style-name="P2">Sit-lé, sit-lé, sit-lé, sit-lé!</text:p>
        <text:p text:style-name="P2"/>
        <text:p text:style-name="P2">哎喲、哎喲！</text:p>
        <text:p text:style-name="P2">Ai-iō, āi-io!</text:p>
        <text:p text:style-name="P2"/>
        <text:p text:style-name="P2">啊是有要緊無？</text:p>
        <text:p text:style-name="P2">Ah sī ū iàu-kín --bô?</text:p>
        <text:p text:style-name="P2"/>
        <text:p text:style-name="P2">喔、嗯、喔、哎喲、喔、哎喲、哎喲！</text:p>
        <text:p text:style-name="P2">Ooh, mh, ooh, āi-iō, ooh, āi-iō, āi-iō! </text:p>
        <text:p text:style-name="P2"/>
        <text:p text:style-name="P2"><text:s/>石 先生，</text:p>
        <text:p text:style-name="P2"><text:s/>Tsio̍h <text:s/>sian-sinn , </text:p>
        <text:p text:style-name="P2"/>
        <text:p text:style-name="P2">咱若欲做爸仔囝乎，</text:p>
        <text:p text:style-name="P2">lán nā beh tsuè pē-á-kiánn --honnh, </text:p>
        <text:p text:style-name="P2"/>
        <text:p text:style-name="P2">你就較好款待一下，</text:p>
        <text:p text:style-name="P2">lí tō khah hó khuán-thāi --tsi̍t-ē, </text:p>
        <text:p text:style-name="P2"/>
        <text:p text:style-name="P2">啊⿰昨昏為著你啊，</text:p>
        <text:p text:style-name="P2">ah tsa̋ng uī-tio̍h lí --ah, </text:p>
        <text:p text:style-name="P2"/>
        <text:p text:style-name="P2">窗仔門攏無釘，</text:p>
        <text:p text:style-name="P2">thang-á-mn̂g lóng bô tìng, </text:p>
        <text:p text:style-name="P2"/>
        <text:p text:style-name="P2">做木師的工錢就按呢了一工去矣啦。</text:p>
        <text:p text:style-name="P2">tsuè ba̍k-sai ê kang-tsînn tō án-ne liáu tsi̍t kang khì --ah --lah. </text:p>
        <text:p text:style-name="P2"/>
        <text:p text:style-name="P2">今我欲來去買菜啦，</text:p>
        <text:p text:style-name="P2">Tann guá beh lâi-khì bué tshài --lah, </text:p>
        <text:p text:style-name="P2"/>
        <text:p text:style-name="P2">今厝內面就小可拜託一下嘿，</text:p>
        <text:p text:style-name="P2">tann tshù-lāi-bīn tō sió-khuá pài-thok --tsi̍t-ē --heh, </text:p>
        <text:p text:style-name="P2"/>
        <text:p text:style-name="P2">唉！</text:p>
        <text:p text:style-name="P2">haih!</text:p>
        <text:p text:style-name="P2"/>
        <text:p text:style-name="P2">哎喲、喔、哎喲！</text:p>
        <text:p text:style-name="P2">Ai-iō, ooh, āi-iō!</text:p>
        <text:p text:style-name="P2"/>
        <text:p text:style-name="P2">啊著愛買一下仔消炎藥仔轉來予你食無？</text:p>
        <text:p text:style-name="P2">Ah to̍h-ài bé tsi̍t-ē-á siau-iām io̍h-á tńg--lâi hōo lí tsia̍h --bô? </text:p>
        <text:p text:style-name="P2"/>
        <text:p text:style-name="P2">多謝喔，</text:p>
        <text:p text:style-name="P2">To-siā --ooh, </text:p>
        <text:p text:style-name="P2"><text:soft-page-break/></text:p>
        <text:p text:style-name="P2">予你真多謝，</text:p>
        <text:p text:style-name="P2">hōo lí tsin to-siā, </text:p>
        <text:p text:style-name="P2"/>
        <text:p text:style-name="P2">哎喲！</text:p>
        <text:p text:style-name="P2">ai-iō!</text:p>
        <text:p text:style-name="P2"/>
        <text:p text:style-name="P2">Mh，</text:p>
        <text:p text:style-name="P2">Mh, </text:p>
        <text:p text:style-name="P2"/>
        <text:p text:style-name="P2">猶有無？</text:p>
        <text:p text:style-name="P2">iá ū --bô? </text:p>
        <text:p text:style-name="P2"/>
        <text:p text:style-name="P2">哼，</text:p>
        <text:p text:style-name="P2">Hngh, </text:p>
        <text:p text:style-name="P2"/>
        <text:p text:style-name="P2">mh呸血喔，</text:p>
        <text:p text:style-name="P2">mh phuì-hueh --ooh, </text:p>
        <text:p text:style-name="P2"/>
        <text:p text:style-name="P2">有影，</text:p>
        <text:p text:style-name="P2">ū-iánn, </text:p>
        <text:p text:style-name="P2"/>
        <text:p text:style-name="P2">啊！</text:p>
        <text:p text:style-name="P2">ah!</text:p>
        <text:p text:style-name="P2"/>
        <text:p text:style-name="P2">雞籠，</text:p>
        <text:p text:style-name="P2">Ke-lâng, </text:p>
        <text:p text:style-name="P2"/>
        <text:p text:style-name="P2">啊藏咧棉被內，</text:p>
        <text:p text:style-name="P2">ah tshàng leh mî-phē-lāi, </text:p>
        <text:p text:style-name="P2"/>
        <text:p text:style-name="P2">予阮老爸叫是我咧睏，</text:p>
        <text:p text:style-name="P2">hōo gún lāu-pē kiò-sī guá leh khùn, </text:p>
        <text:p text:style-name="P2"/>
        <text:p text:style-name="P2">嘿嘿！</text:p>
        <text:p text:style-name="P2">heh heh!</text:p>
        <text:p text:style-name="P2"/>
        <text:p text:style-name="P2">喂，</text:p>
        <text:p text:style-name="P2">Eh, </text:p>
        <text:p text:style-name="P2"/>
        <text:p text:style-name="P2">啊面哪會按呢？</text:p>
        <text:p text:style-name="P2">ah bīn ná ē án-ne?</text:p>
        <text:p text:style-name="P2"/>
        <text:p text:style-name="P2">面喔，</text:p>
        <text:p text:style-name="P2">Bīn --ooh, </text:p>
        <text:p text:style-name="P2"/>
        <text:p text:style-name="P2">假的啦！</text:p>
        <text:p text:style-name="P2">ké --ê --lah! </text:p>
        <text:p text:style-name="P2"/>
        <text:p text:style-name="P2">行！</text:p>
        <text:p text:style-name="P2">Kiânn!</text:p>
        <text:p text:style-name="P2"/>
        <text:p text:style-name="P2">喂喂 文德仔 ，</text:p>
        <text:p text:style-name="P2">Eh eh <text:s/>Bûn-tik-- á, </text:p>
        <text:p text:style-name="P2"/>
        <text:p text:style-name="P2">你欲走佗啊？</text:p>
        <text:p text:style-name="P2">lí beh tsáu tó --ah? </text:p>
        <text:p text:style-name="P2"/>
        <text:p text:style-name="P2">喂，</text:p>
        <text:p text:style-name="P2">Eh, </text:p>
        <text:p text:style-name="P2"/>
        <text:p text:style-name="P2"><text:s/>文德仔 ，</text:p>
        <text:p text:style-name="P2"><text:s/>Bûn-tik--á , </text:p>
        <text:p text:style-name="P2"/>
        <text:p text:style-name="P2">欲走佗去？</text:p>
        <text:p text:style-name="P2">beh tsáu tó khì?</text:p>
        <text:p text:style-name="P2"/>
        <text:p text:style-name="P2">計程車、計程車。</text:p>
        <text:p text:style-name="P2">Kè-tîng-tshia, kè-tîng-tshia.</text:p>
        <text:p text:style-name="P2"/>
        <text:p text:style-name="P2">共恁爸擋咧，</text:p>
        <text:p text:style-name="P2">Kā lín-pē tòng --leh, </text:p>
        <text:p text:style-name="P2"/>
        <text:p text:style-name="P2">擋咧、擋咧、擋咧，</text:p>
        <text:p text:style-name="P2">tòng --leh, tòng --leh, tòng --leh, </text:p>
        <text:p text:style-name="P2"/>
        <text:p text:style-name="P2">計程車毋通駛，</text:p>
        <text:p text:style-name="P2"><text:soft-page-break/>kè-tîng-tshia m̄-thang sái, </text:p>
        <text:p text:style-name="P2"/>
        <text:p text:style-name="P2">毋通駛去，</text:p>
        <text:p text:style-name="P2">m̄-thang sái --khì, </text:p>
        <text:p text:style-name="P2"/>
        <text:p text:style-name="P2">擋咧！</text:p>
        <text:p text:style-name="P2">tòng --leh! </text:p>
        <text:p text:style-name="P2"/>
        <text:p text:style-name="P2">喂，</text:p>
        <text:p text:style-name="P2">Eh, </text:p>
        <text:p text:style-name="P2"/>
        <text:p text:style-name="P2">三輪車，</text:p>
        <text:p text:style-name="P2">sann-lián-tshia, </text:p>
        <text:p text:style-name="P2"/>
        <text:p text:style-name="P2">喂緊緊緊。</text:p>
        <text:p text:style-name="P2">eh kín kín kín.</text:p>
        <text:p text:style-name="P2"/>
        <text:p text:style-name="P2">坐予好。</text:p>
        <text:p text:style-name="P2">Tsē hōo hó.</text:p>
        <text:p text:style-name="P2"/>
        <text:p text:style-name="P2">較緊咧，</text:p>
        <text:p text:style-name="P2">Khah kín --leh, </text:p>
        <text:p text:style-name="P2"/>
        <text:p text:style-name="P2">喔！</text:p>
        <text:p text:style-name="P2">ooh! </text:p>
        <text:p text:style-name="P2"/>
        <text:p text:style-name="P2">你、你誠夭壽。</text:p>
        <text:p text:style-name="P2">Lí, lí tsiânn iáu-siū.</text:p>
        <text:p text:style-name="P2"/>
        <text:p text:style-name="P2">今你是按怎？</text:p>
        <text:p text:style-name="P2">Tann lí sī án-nuá? </text:p>
        <text:p text:style-name="P2"/>
        <text:p text:style-name="P2">看你坐咧車頂，</text:p>
        <text:p text:style-name="P2">Khuànn lí tsē leh tshia-tíng, </text:p>
        <text:p text:style-name="P2"/>
        <text:p text:style-name="P2">啊你哪會坐咧塗跤？</text:p>
        <text:p text:style-name="P2">ah lí ná ē tsē leh thôo-kha?</text:p>
        <text:p text:style-name="P2"/>
        <text:p text:style-name="P2">啊你共我。</text:p>
        <text:p text:style-name="P2">Ah lí kā guá.</text:p>
        <text:p text:style-name="P2"/>
        <text:p text:style-name="P2">失禮失禮，</text:p>
        <text:p text:style-name="P2">Sit-lé sit-lé, </text:p>
        <text:p text:style-name="P2"/>
        <text:p text:style-name="P2">緊咧緊咧，</text:p>
        <text:p text:style-name="P2">kín --leh kín --leh, </text:p>
        <text:p text:style-name="P2"/>
        <text:p text:style-name="P2">坐予好喔。</text:p>
        <text:p text:style-name="P2">tsē hōo hó --ooh.</text:p>
        <text:p text:style-name="P2"/>
        <text:p text:style-name="P2">緊咧緊咧。</text:p>
        <text:p text:style-name="P2">Kín --leh kín --leh.</text:p>
        <text:p text:style-name="P2"/>
        <text:p text:style-name="P2">喔好。</text:p>
        <text:p text:style-name="P2">Ooh hó.</text:p>
        <text:p text:style-name="P2"/>
        <text:p text:style-name="P2">喂喂喂，</text:p>
        <text:p text:style-name="P2">Eh eh eh, </text:p>
        <text:p text:style-name="P2"/>
        <text:p text:style-name="P2">啊今毋就較緊咧，</text:p>
        <text:p text:style-name="P2">ah tann m̄ tō khah kín --leh, </text:p>
        <text:p text:style-name="P2"/>
        <text:p text:style-name="P2">你才擋踮咧遮？</text:p>
        <text:p text:style-name="P2">lí tsiah tòng tiàm leh tsia?</text:p>
        <text:p text:style-name="P2"/>
        <text:p text:style-name="P2">你無看彼紅燈是無？</text:p>
        <text:p text:style-name="P2">Lí bô khuànn he âng-ting sī --bô?</text:p>
        <text:p text:style-name="P2"/>
        <text:p text:style-name="P2">哎喲，</text:p>
        <text:p text:style-name="P2">Ai-iō, </text:p>
        <text:p text:style-name="P2"/>
        <text:p text:style-name="P2">凊彩，</text:p>
        <text:p text:style-name="P2">tshìn-tshái, </text:p>
        <text:p text:style-name="P2"/>
        <text:p text:style-name="P2">予去啦！</text:p>
        <text:p text:style-name="P2"><text:soft-page-break/>hōo khì --lah!</text:p>
        <text:p text:style-name="P2"/>
        <text:p text:style-name="P2">紅燈是欲怎樣過啦？</text:p>
        <text:p text:style-name="P2">Âng-ting sī beh tsuánn-iūnn kuè --lah?</text:p>
        <text:p text:style-name="P2"/>
        <text:p text:style-name="P2">哎喲！</text:p>
        <text:p text:style-name="P2">Ai-iō!</text:p>
        <text:p text:style-name="P2"/>
        <text:p text:style-name="P2">你欲買我的老命是毋啦！</text:p>
        <text:p text:style-name="P2">Lí beh bué guá ê lāu-miā sī --m̄ --lah!</text:p>
        <text:p text:style-name="P2"/>
        <text:p text:style-name="P2">失禮失禮，</text:p>
        <text:p text:style-name="P2">Sit-lé sit-lé, </text:p>
        <text:p text:style-name="P2"/>
        <text:p text:style-name="P2">失禮啦失禮啦！</text:p>
        <text:p text:style-name="P2">sit-lé --lah sit-lé --lah!</text:p>
        <text:p text:style-name="P2"/>
        <text:p text:style-name="P2">偌濟啦？</text:p>
        <text:p text:style-name="P2">Guā-tsē --lah?</text:p>
        <text:p text:style-name="P2"/>
        <text:p text:style-name="P2"><text:s/>二十 箍。</text:p>
        <text:p text:style-name="P2"><text:s/>Jī-tsa̍p <text:s/>khoo.</text:p>
        <text:p text:style-name="P2"/>
        <text:p text:style-name="P2">唅？</text:p>
        <text:p text:style-name="P2">Hannh? </text:p>
        <text:p text:style-name="P2"/>
        <text:p text:style-name="P2">你欲搶我諾。</text:p>
        <text:p text:style-name="P2">Lí beh tshiúnn --guá --hioh.</text:p>
        <text:p text:style-name="P2"/>
        <text:p text:style-name="P2">拖遐爾遠矣呢！</text:p>
        <text:p text:style-name="P2">Thua hiah-nī hn̄g --ah --neh!</text:p>
        <text:p text:style-name="P2"/>
        <text:p text:style-name="P2">遮。</text:p>
        <text:p text:style-name="P2">Tsia.</text:p>
        <text:p text:style-name="P2"/>
        <text:p text:style-name="P2">多謝、多謝。</text:p>
        <text:p text:style-name="P2">To-siā, to-siā.</text:p>
        <text:p text:style-name="P2"/>
        <text:p text:style-name="P2">哎喲。</text:p>
        <text:p text:style-name="P2">Ai-iō. </text:p>
        <text:p text:style-name="P2"/>
        <text:p text:style-name="P2">喂，</text:p>
        <text:p text:style-name="P2">Eh, </text:p>
        <text:p text:style-name="P2"/>
        <text:p text:style-name="P2">拜託咧你火小借我引一下好毋？</text:p>
        <text:p text:style-name="P2">pài-thok --eh lí hé sió tsioh guá ín --tsi̍t-ē hó --m̄?</text:p>
        <text:p text:style-name="P2"/>
        <text:p text:style-name="P2">Mh。</text:p>
        <text:p text:style-name="P2">Mh.</text:p>
        <text:p text:style-name="P2"/>
        <text:p text:style-name="P2">多謝乎。</text:p>
        <text:p text:style-name="P2">To-siā --honnh. </text:p>
        <text:p text:style-name="P2"/>
        <text:p text:style-name="P2">嘿嘿 石 先生，</text:p>
        <text:p text:style-name="P2">Heh heh <text:s/>Tsio̍h <text:s/>sian-sinn, </text:p>
        <text:p text:style-name="P2"/>
        <text:p text:style-name="P2">著矣乎！</text:p>
        <text:p text:style-name="P2">tio̍h --ah --honnh! </text:p>
        <text:p text:style-name="P2"/>
        <text:p text:style-name="P2">擋咧！</text:p>
        <text:p text:style-name="P2">Tòng --leh! </text:p>
        <text:p text:style-name="P2"/>
        <text:p text:style-name="P2">共恁爸攄倒轉來，</text:p>
        <text:p text:style-name="P2">Kā lín-pē lu tò-tńg--lâi, </text:p>
        <text:p text:style-name="P2"/>
        <text:p text:style-name="P2">起來，</text:p>
        <text:p text:style-name="P2">khí--lâi, </text:p>
        <text:p text:style-name="P2"/>
        <text:p text:style-name="P2">若無是欲喝掠喔。</text:p>
        <text:p text:style-name="P2">nā-bô sī beh huah lia̍h --ooh.</text:p>
        <text:p text:style-name="P2"/>
        <text:p text:style-name="P2">好啦好啦，</text:p>
        <text:p text:style-name="P2">Hó --lah hó --lah, </text:p>
        <text:p text:style-name="P2"><text:soft-page-break/></text:p>
        <text:p text:style-name="P2">爸，</text:p>
        <text:p text:style-name="P2">pâ, </text:p>
        <text:p text:style-name="P2"/>
        <text:p text:style-name="P2">你毋通喝掠。</text:p>
        <text:p text:style-name="P2">lí m̄-thang huah lia̍h.</text:p>
        <text:p text:style-name="P2"/>
        <text:p text:style-name="P2">轉來！</text:p>
        <text:p text:style-name="P2">Tńg--lâi! </text:p>
        <text:p text:style-name="P2"/>
        <text:p text:style-name="P2">欸，</text:p>
        <text:p text:style-name="P2">Eh, </text:p>
        <text:p text:style-name="P2"/>
        <text:p text:style-name="P2">啊你是佗位仔的痟貓唅？</text:p>
        <text:p text:style-name="P2">ah lí sī tó-uī-á ê siáu-niau --hannh? </text:p>
        <text:p text:style-name="P2"/>
        <text:p text:style-name="P2">啊恁爸欲晟一个囝甲成人啊，</text:p>
        <text:p text:style-name="P2">Ah lín-pē beh tshiânn tsi̍t ê kiánn kah tsiânn-lâng --ah, </text:p>
        <text:p text:style-name="P2"/>
        <text:p text:style-name="P2">喂無遐爾簡單呢！</text:p>
        <text:p text:style-name="P2">eh bô hiah-nī kán-tan --neh! </text:p>
        <text:p text:style-name="P2"/>
        <text:p text:style-name="P2">哇，</text:p>
        <text:p text:style-name="P2">Uah, </text:p>
        <text:p text:style-name="P2"/>
        <text:p text:style-name="P2">你隨便就欲共勾去喔。</text:p>
        <text:p text:style-name="P2">lí suî-piān tō beh kā kau--khì --ooh. </text:p>
        <text:p text:style-name="P2"/>
        <text:p text:style-name="P2">喂抑無你是欲買我的老命是毋？</text:p>
        <text:p text:style-name="P2">Eh ah-bô lí sī beh bué guá ê lāu-miā sī --m̄? </text:p>
        <text:p text:style-name="P2"/>
        <text:p text:style-name="P2">哼，</text:p>
        <text:p text:style-name="P2">Hngh, </text:p>
        <text:p text:style-name="P2"/>
        <text:p text:style-name="P2">行！</text:p>
        <text:p text:style-name="P2">kiânn!</text:p>
        <text:p text:style-name="P2"/>
        <text:p text:style-name="P2"><text:s/>文德 ，</text:p>
        <text:p text:style-name="P2"><text:s/>Bûn-tik , </text:p>
        <text:p text:style-name="P2"/>
        <text:p text:style-name="P2">啊我咧？</text:p>
        <text:p text:style-name="P2">ah guá --leh?</text:p>
        <text:p text:style-name="P2"/>
        <text:p text:style-name="P2">你喔，</text:p>
        <text:p text:style-name="P2">Lí --ooh, </text:p>
        <text:p text:style-name="P2"/>
        <text:p text:style-name="P2">欸我教你啦，</text:p>
        <text:p text:style-name="P2">eh guá kà --lí --lah, </text:p>
        <text:p text:style-name="P2"/>
        <text:p text:style-name="P2">你去中央市場魚街仔乎，</text:p>
        <text:p text:style-name="P2">lí khì Tiong-iong tshī-tiûnn hî ke-á --honnh, </text:p>
        <text:p text:style-name="P2"/>
        <text:p text:style-name="P2">啊咧參咧喝，</text:p>
        <text:p text:style-name="P2">ah leh tsham leh huah, </text:p>
        <text:p text:style-name="P2"/>
        <text:p text:style-name="P2">連鞭就銷去喔。</text:p>
        <text:p text:style-name="P2">liâm-mi tō siau--khì --ooh. <text:s/></text:p>
        <text:p text:style-name="P2"/>
        <text:p text:style-name="P2">哼，</text:p>
        <text:p text:style-name="P2">Hngh, </text:p>
        <text:p text:style-name="P2"/>
        <text:p text:style-name="P2">mh。</text:p>
        <text:p text:style-name="P2">mh.</text:p>
        <text:p text:style-name="P2"/>
        <text:p text:style-name="P2"><text:s/>貴枝仔 。</text:p>
        <text:p text:style-name="P2"><text:s/>Kuì-ki-á .</text:p>
        <text:p text:style-name="P2"/>
        <text:p text:style-name="P2">轉來！</text:p>
        <text:p text:style-name="P2">Tńg--lâi! </text:p>
        <text:p text:style-name="P2"/>
        <text:p text:style-name="P2">我也欲做老爸，</text:p>
        <text:p text:style-name="P2">Guá ā beh tsuè lāu-pē, </text:p>
        <text:p text:style-name="P2"><text:soft-page-break/></text:p>
        <text:p text:style-name="P2">也欲做老母，</text:p>
        <text:p text:style-name="P2">ā beh tsuè lāu-bú, </text:p>
        <text:p text:style-name="P2"/>
        <text:p text:style-name="P2">按呢猶閣咧予你無歡喜。</text:p>
        <text:p text:style-name="P2">án-ne á-koh leh hōo lí bô huann-hí. </text:p>
        <text:p text:style-name="P2"/>
        <text:p text:style-name="P2">嘿嘿嘿，</text:p>
        <text:p text:style-name="P2">Heh heh heh, </text:p>
        <text:p text:style-name="P2"/>
        <text:p text:style-name="P2">喂做爸仔囝乎這相欠債啦，</text:p>
        <text:p text:style-name="P2">eh tsuè pē-á-kiánn --honnh tse sio khiàm-tsè --lah, </text:p>
        <text:p text:style-name="P2"/>
        <text:p text:style-name="P2">啊你若是無歡喜乎，</text:p>
        <text:p text:style-name="P2">ah lí nā-sī bô huann-hí --honnh, </text:p>
        <text:p text:style-name="P2"/>
        <text:p text:style-name="P2">咱後世人才來換做朋友啦，</text:p>
        <text:p text:style-name="P2">lán āu-sì-lâng tsiah lâi uānn tsuè pîng-iú --lah, </text:p>
        <text:p text:style-name="P2"/>
        <text:p text:style-name="P2">嘿嘿嘿嘿嘿嘿，</text:p>
        <text:p text:style-name="P2">heh heh heh heh heh heh, </text:p>
        <text:p text:style-name="P2"/>
        <text:p text:style-name="P2">欸？</text:p>
        <text:p text:style-name="P2">eh? </text:p>
        <text:p text:style-name="P2"/>
        <text:p text:style-name="P2">後的啊，</text:p>
        <text:p text:style-name="P2">Hāu--ê --ah, </text:p>
        <text:p text:style-name="P2"/>
        <text:p text:style-name="P2">啊，</text:p>
        <text:p text:style-name="P2">ah,</text:p>
        <text:p text:style-name="P2"/>
        <text:p text:style-name="P2">去矣！</text:p>
        <text:p text:style-name="P2">khì --ah! </text:p>
        <text:p text:style-name="P2"/>
        <text:p text:style-name="P2">著，</text:p>
        <text:p text:style-name="P2">Tio̍h, </text:p>
        <text:p text:style-name="P2"/>
        <text:p text:style-name="P2">一定是閣走去揣彼隻痟貓矣，</text:p>
        <text:p text:style-name="P2">it-tīng sī koh tsáu khì tshē hit tsiah siáu-niau --ah, </text:p>
        <text:p text:style-name="P2"/>
        <text:p text:style-name="P2">mh，</text:p>
        <text:p text:style-name="P2">mh, </text:p>
        <text:p text:style-name="P2"/>
        <text:p text:style-name="P2">啊好好好。</text:p>
        <text:p text:style-name="P2">ah hó hó hó.</text:p>
        <text:p text:style-name="P2"/>
        <text:p text:style-name="P2">啊啊！</text:p>
        <text:p text:style-name="P2">Ah ah! </text:p>
        <text:p text:style-name="P2"/>
        <text:p text:style-name="P2">喔、喔。</text:p>
        <text:p text:style-name="P2">Ooh, ooh.</text:p>
        <text:p text:style-name="P2"/>
        <text:p text:style-name="P2">啊！</text:p>
        <text:p text:style-name="P2">Ah!</text:p>
        <text:p text:style-name="P2"/>
        <text:p text:style-name="P2">啊！</text:p>
        <text:p text:style-name="P2">Ah! </text:p>
        <text:p text:style-name="P2"/>
        <text:p text:style-name="P2"><text:s/>文德 、 文德 。</text:p>
        <text:p text:style-name="P2"><text:s/>Bûn-tik , <text:s/>Bûn-tik . </text:p>
        <text:p text:style-name="P2"/>
        <text:p text:style-name="P2"><text:s/>文德 ，</text:p>
        <text:p text:style-name="P2"><text:s/>Bûn-tik , </text:p>
        <text:p text:style-name="P2"/>
        <text:p text:style-name="P2">阮媽無佇咧，</text:p>
        <text:p text:style-name="P2">gún má bô tī--leh, </text:p>
        <text:p text:style-name="P2"/>
        <text:p text:style-name="P2">緊入來去。</text:p>
        <text:p text:style-name="P2">kín ji̍p--lâi-khì.</text:p>
        <text:p text:style-name="P2"/>
        <text:p text:style-name="P2">有影喔？</text:p>
        <text:p text:style-name="P2">Ū-iánn --ooh?</text:p>
        <text:p text:style-name="P2"/>
        <text:p text:style-name="P2">遐坐啦。</text:p>
        <text:p text:style-name="P2"><text:soft-page-break/>Hia tsē --lah.</text:p>
        <text:p text:style-name="P2"/>
        <text:p text:style-name="P2">這塊布是 香港 提轉來的，</text:p>
        <text:p text:style-name="P2">Tsit tè pòo sī <text:s/>Hiong-káng <text:s/>the̍h --tńg-lâi --ê, </text:p>
        <text:p text:style-name="P2"/>
        <text:p text:style-name="P2">我送你。</text:p>
        <text:p text:style-name="P2">guá sàng --lí.</text:p>
        <text:p text:style-name="P2"/>
        <text:p text:style-name="P2"><text:s/>貴枝 啊、 貴枝 啊。</text:p>
        <text:p text:style-name="P2"><text:s/>Kuì-ki <text:s/>--ah, <text:s/>Kuì-ki <text:s/>--ah.</text:p>
        <text:p text:style-name="P2"/>
        <text:p text:style-name="P2">害矣！</text:p>
        <text:p text:style-name="P2">Hāi --ah! </text:p>
        <text:p text:style-name="P2"/>
        <text:p text:style-name="P2">阮媽媽轉來矣。</text:p>
        <text:p text:style-name="P2">Gún má-mah tńg--lâi --ah.</text:p>
        <text:p text:style-name="P2"/>
        <text:p text:style-name="P2">啊今欲怎樣啦？</text:p>
        <text:p text:style-name="P2">Ah tann beh tsánn-iūnn --lah?</text:p>
        <text:p text:style-name="P2"/>
        <text:p text:style-name="P2">小覕咧。</text:p>
        <text:p text:style-name="P2">Sió bih --leh.</text:p>
        <text:p text:style-name="P2"/>
        <text:p text:style-name="P2"><text:s/>貴枝 啊。</text:p>
        <text:p text:style-name="P2"><text:s/>Kuì-ki <text:s/>--ah.</text:p>
        <text:p text:style-name="P2"/>
        <text:p text:style-name="P2">覕咧房間。</text:p>
        <text:p text:style-name="P2">Bih leh pâng-king. </text:p>
        <text:p text:style-name="P2"/>
        <text:p text:style-name="P2">喂喂喂，</text:p>
        <text:p text:style-name="P2">Eh eh eh, </text:p>
        <text:p text:style-name="P2"/>
        <text:p text:style-name="P2">房間袂用得，</text:p>
        <text:p text:style-name="P2">pâng-king buē-īng-eh, </text:p>
        <text:p text:style-name="P2"/>
        <text:p text:style-name="P2">去灶跤，</text:p>
        <text:p text:style-name="P2">khì tsàu-kha,</text:p>
        <text:p text:style-name="P2"/>
        <text:p text:style-name="P2">灶跤佇遐，</text:p>
        <text:p text:style-name="P2">tsàu-kha tī hia, </text:p>
        <text:p text:style-name="P2"/>
        <text:p text:style-name="P2">較緊咧，</text:p>
        <text:p text:style-name="P2">khah kín --leh, </text:p>
        <text:p text:style-name="P2"/>
        <text:p text:style-name="P2">較緊咧。</text:p>
        <text:p text:style-name="P2">khah kín --leh.</text:p>
        <text:p text:style-name="P2"/>
        <text:p text:style-name="P2">哎喲、喔喔！ </text:p>
        <text:p text:style-name="P2">Ai-iō, ooh ooh! </text:p>
        <text:p text:style-name="P2"/>
        <text:p text:style-name="P2">哎喲哎喲！</text:p>
        <text:p text:style-name="P2">Ai-iō ai-iō! </text:p>
        <text:p text:style-name="P2"/>
        <text:p text:style-name="P2">是怎樣哪會暗摸摸？</text:p>
        <text:p text:style-name="P2">Sī-tsánn-iūnn ná ē àm-bong-bong?</text:p>
        <text:p text:style-name="P2"/>
        <text:p text:style-name="P2">啊就電火害去啦。</text:p>
        <text:p text:style-name="P2">Ah tō tiān-hé hāi--khì --lah.</text:p>
        <text:p text:style-name="P2"/>
        <text:p text:style-name="P2">啊拄才才好好的，</text:p>
        <text:p text:style-name="P2">Ah tú-tsiah tsiah hó-hó--ê, </text:p>
        <text:p text:style-name="P2"/>
        <text:p text:style-name="P2">怎樣會害去？</text:p>
        <text:p text:style-name="P2">tsánn-iūnn ē hāi--khì?</text:p>
        <text:p text:style-name="P2"/>
        <text:p text:style-name="P2">這陣才熄去的。</text:p>
        <text:p text:style-name="P2">Tsit-tsūn tsiah sit--khì--ê.</text:p>
        <text:p text:style-name="P2"/>
        <text:p text:style-name="P2">啊手電袂⿰曉通去夯來是毋。</text:p>
        <text:p text:style-name="P2">Ah tshiú-tiān bē-hiáng khì giâ--lâi sī --m̄.</text:p>
        <text:p text:style-name="P2"/>
        <text:p text:style-name="P2">我毋知影囥佇佗？</text:p>
        <text:p text:style-name="P2"><text:soft-page-break/>Guá m̄ tsai-iánn khǹg tī tó?</text:p>
        <text:p text:style-name="P2"/>
        <text:p text:style-name="P2">誠無路用喔！</text:p>
        <text:p text:style-name="P2">Tsiânn bô-lōo-īng --ooh! </text:p>
        <text:p text:style-name="P2"/>
        <text:p text:style-name="P2">廳裡顧予伊好，</text:p>
        <text:p text:style-name="P2">Thiann--e kòo hōo i hó, </text:p>
        <text:p text:style-name="P2"/>
        <text:p text:style-name="P2">暗暗毋拄好賊仔入來。</text:p>
        <text:p text:style-name="P2">àm-àm m̄ tú-hó tsha̍t-á ji̍p--lâi.</text:p>
        <text:p text:style-name="P2"/>
        <text:p text:style-name="P2">媽！</text:p>
        <text:p text:style-name="P2">Má!</text:p>
        <text:p text:style-name="P2"/>
        <text:p text:style-name="P2">是怎樣？</text:p>
        <text:p text:style-name="P2">Sī-tsuánn-iūnn?</text:p>
        <text:p text:style-name="P2"/>
        <text:p text:style-name="P2">Eh，</text:p>
        <text:p text:style-name="P2">Eh, </text:p>
        <text:p text:style-name="P2"/>
        <text:p text:style-name="P2">無啦。</text:p>
        <text:p text:style-name="P2">bô --lah.</text:p>
        <text:p text:style-name="P2"/>
        <text:p text:style-name="P2">啊喲，</text:p>
        <text:p text:style-name="P2">Ah-iō, </text:p>
        <text:p text:style-name="P2"/>
        <text:p text:style-name="P2">彼啥物人共我唚落？</text:p>
        <text:p text:style-name="P2">he siánn-mih lâng kā guá tsim --lo̍h?</text:p>
        <text:p text:style-name="P2"/>
        <text:p text:style-name="P2">Eh，</text:p>
        <text:p text:style-name="P2">Eh, </text:p>
        <text:p text:style-name="P2"/>
        <text:p text:style-name="P2">我啦。</text:p>
        <text:p text:style-name="P2">guá --lah.</text:p>
        <text:p text:style-name="P2"/>
        <text:p text:style-name="P2">亂來。</text:p>
        <text:p text:style-name="P2">Luān lâi.</text:p>
        <text:p text:style-name="P2"/>
        <text:p text:style-name="P2">啊就暗摸摸我驚。</text:p>
        <text:p text:style-name="P2">Ah tō àm-bong-bong guá kiann.</text:p>
        <text:p text:style-name="P2"/>
        <text:p text:style-name="P2">厝內面家己的咧驚啥貨？</text:p>
        <text:p text:style-name="P2">Tshù lāi-bīn ka-kī ê leh kiann siánn-hè? </text:p>
        <text:p text:style-name="P2"/>
        <text:p text:style-name="P2">閃！</text:p>
        <text:p text:style-name="P2">Siám!</text:p>
        <text:p text:style-name="P2"/>
        <text:p text:style-name="P2">遐坐。</text:p>
        <text:p text:style-name="P2">Hia tsē.</text:p>
        <text:p text:style-name="P2"/>
        <text:p text:style-name="P2">火就好好啊，</text:p>
        <text:p text:style-name="P2">Hé tō hó-hó --ah, </text:p>
        <text:p text:style-name="P2"/>
        <text:p text:style-name="P2">按呢看著鬼。</text:p>
        <text:p text:style-name="P2">án-ne khuànn-tio̍h kuí.</text:p>
        <text:p text:style-name="P2"/>
        <text:p text:style-name="P2">啊就家己熄去，</text:p>
        <text:p text:style-name="P2">Ah tō ka-kī sit--khì, </text:p>
        <text:p text:style-name="P2"/>
        <text:p text:style-name="P2">我嘛毋知影。</text:p>
        <text:p text:style-name="P2">guá mā m̄ tsai-iánn.</text:p>
        <text:p text:style-name="P2"/>
        <text:p text:style-name="P2">欸？</text:p>
        <text:p text:style-name="P2">Eh? </text:p>
        <text:p text:style-name="P2"/>
        <text:p text:style-name="P2">啊甲有這塊布？</text:p>
        <text:p text:style-name="P2">Ah kah ū tsit tè pòo?</text:p>
        <text:p text:style-name="P2"/>
        <text:p text:style-name="P2">Eh，</text:p>
        <text:p text:style-name="P2">Eh, </text:p>
        <text:p text:style-name="P2"/>
        <text:p text:style-name="P2">阮朋友對 香港 提轉來送我的啦。</text:p>
        <text:p text:style-name="P2">gún pîng-iú tuì <text:s/>Hiang-káng <text:s/>the̍h tńg--lâi sàng --guá --ê --lah.</text:p>
        <text:p text:style-name="P2"><text:soft-page-break/></text:p>
        <text:p text:style-name="P2">喔，</text:p>
        <text:p text:style-name="P2">Ooh, </text:p>
        <text:p text:style-name="P2"/>
        <text:p text:style-name="P2">啊，</text:p>
        <text:p text:style-name="P2">ah, </text:p>
        <text:p text:style-name="P2"/>
        <text:p text:style-name="P2">哎喲閣真好看喔！</text:p>
        <text:p text:style-name="P2">āi-iō koh tsin hó-khuànn --ooh!</text:p>
        <text:p text:style-name="P2"/>
        <text:p text:style-name="P2">媽，</text:p>
        <text:p text:style-name="P2">Má, </text:p>
        <text:p text:style-name="P2"/>
        <text:p text:style-name="P2">這塊布有媠乎？</text:p>
        <text:p text:style-name="P2">tsit tè pòo ū suí --honnh?</text:p>
        <text:p text:style-name="P2"/>
        <text:p text:style-name="P2">有啦！</text:p>
        <text:p text:style-name="P2">Ū --lah! </text:p>
        <text:p text:style-name="P2"/>
        <text:p text:style-name="P2">花頭閣明甲，</text:p>
        <text:p text:style-name="P2">Hue-thâu koh bîng kah, </text:p>
        <text:p text:style-name="P2"/>
        <text:p text:style-name="P2">清清清。</text:p>
        <text:p text:style-name="P2">tshing-tshing-tshing.</text:p>
        <text:p text:style-name="P2"/>
        <text:p text:style-name="P2">媽，</text:p>
        <text:p text:style-name="P2">Má, </text:p>
        <text:p text:style-name="P2"/>
        <text:p text:style-name="P2">你、你徛起來。</text:p>
        <text:p text:style-name="P2">lí, lí khiā --khí-lâi.</text:p>
        <text:p text:style-name="P2"/>
        <text:p text:style-name="P2">按呢敢好看？</text:p>
        <text:p text:style-name="P2">Án-ni kám hó-khuànn?</text:p>
        <text:p text:style-name="P2"/>
        <text:p text:style-name="P2">我這塊布才送你，</text:p>
        <text:p text:style-name="P2">Guá tsit tè pòo tsiah sàng --lí, </text:p>
        <text:p text:style-name="P2"/>
        <text:p text:style-name="P2">予你做。</text:p>
        <text:p text:style-name="P2">hōo lí tsò.</text:p>
        <text:p text:style-name="P2"/>
        <text:p text:style-name="P2">我老大人矣，</text:p>
        <text:p text:style-name="P2">Guá lāu-tuā-lâng --ah, </text:p>
        <text:p text:style-name="P2"/>
        <text:p text:style-name="P2">穿這遐爾花敢好看？</text:p>
        <text:p text:style-name="P2">tshīng tse hiah-nī hue kám hó-khuànn? </text:p>
        <text:p text:style-name="P2"/>
        <text:p text:style-name="P2">是怎樣？</text:p>
        <text:p text:style-name="P2">Sī-tsánn-iūnn?</text:p>
        <text:p text:style-name="P2"/>
        <text:p text:style-name="P2">無。</text:p>
        <text:p text:style-name="P2">Bô. </text:p>
        <text:p text:style-name="P2"/>
        <text:p text:style-name="P2">你看。</text:p>
        <text:p text:style-name="P2">Lí khuànn.</text:p>
        <text:p text:style-name="P2"/>
        <text:p text:style-name="P2">敢好看是毋？</text:p>
        <text:p text:style-name="P2">Kám hó-khuànn sī --m̄?</text:p>
        <text:p text:style-name="P2"/>
        <text:p text:style-name="P2">真好看。</text:p>
        <text:p text:style-name="P2">Tsin hó-khuànn.</text:p>
        <text:p text:style-name="P2"/>
        <text:p text:style-name="P2">按怎樣？</text:p>
        <text:p text:style-name="P2">Án-tsuánn-iūnn?</text:p>
        <text:p text:style-name="P2"/>
        <text:p text:style-name="P2">無，</text:p>
        <text:p text:style-name="P2">Bô, </text:p>
        <text:p text:style-name="P2"/>
        <text:p text:style-name="P2">真媠。</text:p>
        <text:p text:style-name="P2">tsin suí.</text:p>
        <text:p text:style-name="P2"/>
        <text:p text:style-name="P2">欸，</text:p>
        <text:p text:style-name="P2">Eh, </text:p>
        <text:p text:style-name="P2"/>
        <text:p text:style-name="P2">啥人啊？</text:p>
        <text:p text:style-name="P2">siánn-lâng --ah?</text:p>
        <text:p text:style-name="P2"/>
        <text:p text:style-name="P2">欸，</text:p>
        <text:p text:style-name="P2"><text:soft-page-break/>Eh, </text:p>
        <text:p text:style-name="P2"/>
        <text:p text:style-name="P2">咱隔壁彼隻狗啦。</text:p>
        <text:p text:style-name="P2">lán keh-piah hit tsiah káu --lah.</text:p>
        <text:p text:style-name="P2"/>
        <text:p text:style-name="P2">喔！</text:p>
        <text:p text:style-name="P2">Ooh!</text:p>
        <text:p text:style-name="P2"/>
        <text:p text:style-name="P2">隔壁彼隻痟狗喔！</text:p>
        <text:p text:style-name="P2">Keh-piah hit tsiah siáu káu --ooh!</text:p>
        <text:p text:style-name="P2"/>
        <text:p text:style-name="P2">最近咧痟狗母啦！</text:p>
        <text:p text:style-name="P2"><text:s/>Tsuè-kūn teh siáu káu-bú --lah! </text:p>
        <text:p text:style-name="P2"/>
        <text:p text:style-name="P2">一暝透甲hoo-hoo叫喔！</text:p>
        <text:p text:style-name="P2">Tsi̍t mî thàu kah hoo-hoo-kiò --ooh!</text:p>
        <text:p text:style-name="P2"/>
        <text:p text:style-name="P2">痟狗母，</text:p>
        <text:p text:style-name="P2">Siáu káu-bú, </text:p>
        <text:p text:style-name="P2"/>
        <text:p text:style-name="P2">痟狗母。</text:p>
        <text:p text:style-name="P2">siáu káu-bú.</text:p>
        <text:p text:style-name="P2"/>
        <text:p text:style-name="P2">你是咧笑我怎樣？</text:p>
        <text:p text:style-name="P2">Lí sī leh tshiò guá tsánn-iūnn?</text:p>
        <text:p text:style-name="P2"/>
        <text:p text:style-name="P2">失禮失禮。</text:p>
        <text:p text:style-name="P2">Sit-lé sit-lé.</text:p>
        <text:p text:style-name="P2"/>
        <text:p text:style-name="P2">老歲仔，</text:p>
        <text:p text:style-name="P2">Lāu-huè-á, </text:p>
        <text:p text:style-name="P2"/>
        <text:p text:style-name="P2">你知影失禮兩字按怎寫無？</text:p>
        <text:p text:style-name="P2">lí tsai-iánn sit-lé nn̄g jī án-tsuánn siá --bô?</text:p>
        <text:p text:style-name="P2"/>
        <text:p text:style-name="P2">我掠準是阮後的啦！</text:p>
        <text:p text:style-name="P2">Guá lia̍h-tsún sī guán hāu--ê --lah! </text:p>
        <text:p text:style-name="P2"/>
        <text:p text:style-name="P2">失禮。</text:p>
        <text:p text:style-name="P2">Sit-lé.</text:p>
        <text:p text:style-name="P2"/>
        <text:p text:style-name="P2">啥物啊，</text:p>
        <text:p text:style-name="P2">Siánn-mih --ah, </text:p>
        <text:p text:style-name="P2"/>
        <text:p text:style-name="P2">你當做我恁後的啊。</text:p>
        <text:p text:style-name="P2">lí tòng-tsò guá lín hāu--ê --ah. </text:p>
        <text:p text:style-name="P2"/>
        <text:p text:style-name="P2">你小閃邊仔，</text:p>
        <text:p text:style-name="P2">Lí sió siám pinn--á, </text:p>
        <text:p text:style-name="P2"/>
        <text:p text:style-name="P2">予我來。</text:p>
        <text:p text:style-name="P2">hōo guá lâi.</text:p>
        <text:p text:style-name="P2"/>
        <text:p text:style-name="P2">失禮啦、失禮啦！</text:p>
        <text:p text:style-name="P2">Sit-lé --lah, sit-lé --lah! </text:p>
        <text:p text:style-name="P2"/>
        <text:p text:style-name="P2">毋是刁意故的！</text:p>
        <text:p text:style-name="P2">M̄ sī thiau-ì-kòo --ê! </text:p>
        <text:p text:style-name="P2"/>
        <text:p text:style-name="P2">同情咧啦！</text:p>
        <text:p text:style-name="P2">Tông-tsîng --leh --lah! </text:p>
        <text:p text:style-name="P2"/>
        <text:p text:style-name="P2">失禮。</text:p>
        <text:p text:style-name="P2">Sit-lé. </text:p>
        <text:p text:style-name="P2"/>
        <text:p text:style-name="P2">啊啊啊！</text:p>
        <text:p text:style-name="P2">Ah ah ah!</text:p>
        <text:p text:style-name="P2"/>
        <text:p text:style-name="P2">哎喲、啊。</text:p>
        <text:p text:style-name="P2">Ai-iō, ah.</text:p>
        <text:p text:style-name="P2"/>
        <text:p text:style-name="P2"><text:soft-page-break/>嘿爸，</text:p>
        <text:p text:style-name="P2">Heh pâ, </text:p>
        <text:p text:style-name="P2"/>
        <text:p text:style-name="P2">你是怎樣啦？</text:p>
        <text:p text:style-name="P2">lí sī-tsánn-iūnn --lah? </text:p>
        <text:p text:style-name="P2"/>
        <text:p text:style-name="P2">喂啊衫哪會澹甲按呢？</text:p>
        <text:p text:style-name="P2">Eh ah sann ná ē tâm kah án-ne？</text:p>
        <text:p text:style-name="P2"/>
        <text:p text:style-name="P2">啊哎喲。</text:p>
        <text:p text:style-name="P2">Ah ai-iō.</text:p>
        <text:p text:style-name="P2"/>
        <text:p text:style-name="P2">爸，</text:p>
        <text:p text:style-name="P2">Pâ, </text:p>
        <text:p text:style-name="P2"/>
        <text:p text:style-name="P2">你是怎樣啦？</text:p>
        <text:p text:style-name="P2">lí sī-tsánn-iūnn --lah?</text:p>
        <text:p text:style-name="P2"/>
        <text:p text:style-name="P2">我。</text:p>
        <text:p text:style-name="P2">Guá.</text:p>
        <text:p text:style-name="P2"/>
        <text:p text:style-name="P2">我來叫醫生乎。</text:p>
        <text:p text:style-name="P2">Guá lâi kiò i-sing --honnh.</text:p>
        <text:p text:style-name="P2"/>
        <text:p text:style-name="P2">喂，</text:p>
        <text:p text:style-name="P2">Eh, </text:p>
        <text:p text:style-name="P2"/>
        <text:p text:style-name="P2">免叫啦！</text:p>
        <text:p text:style-name="P2">bián kiò --lah! </text:p>
        <text:p text:style-name="P2"/>
        <text:p text:style-name="P2">唅？</text:p>
        <text:p text:style-name="P2">Hannh?</text:p>
        <text:p text:style-name="P2"/>
        <text:p text:style-name="P2">喔毋是開你的錢乎！</text:p>
        <text:p text:style-name="P2">Ooh m̄ sī khai lí ê tsînn --honnh! </text:p>
        <text:p text:style-name="P2"/>
        <text:p text:style-name="P2">我，</text:p>
        <text:p text:style-name="P2">Guá,</text:p>
        <text:p text:style-name="P2"/>
        <text:p text:style-name="P2">來，</text:p>
        <text:p text:style-name="P2">lâi, </text:p>
        <text:p text:style-name="P2"/>
        <text:p text:style-name="P2">來啦！</text:p>
        <text:p text:style-name="P2">lâi --lah!</text:p>
        <text:p text:style-name="P2"/>
        <text:p text:style-name="P2">好啦！</text:p>
        <text:p text:style-name="P2">Hó --lah!</text:p>
        <text:p text:style-name="P2"/>
        <text:p text:style-name="P2">我問你，</text:p>
        <text:p text:style-name="P2">Guá mn̄g --lí, </text:p>
        <text:p text:style-name="P2"/>
        <text:p text:style-name="P2">你⿰下昏暗去佗位？</text:p>
        <text:p text:style-name="P2">lí i̋ng-àm khì tó-uī? </text:p>
        <text:p text:style-name="P2"/>
        <text:p text:style-name="P2">無啊你是毋講是毋？</text:p>
        <text:p text:style-name="P2">Bô --ah lí sī m̄ kóng sī --m̄? </text:p>
        <text:p text:style-name="P2"/>
        <text:p text:style-name="P2">你閣走去揣彼个固執賴你的查某鬼仔乎？</text:p>
        <text:p text:style-name="P2">Lí koh tsáu khì tshē hit ê kòo-tsip luā --lí ê tsa-bóo kuí-á --honnh?</text:p>
        <text:p text:style-name="P2"/>
        <text:p text:style-name="P2">無啊！</text:p>
        <text:p text:style-name="P2">Bô --ah!</text:p>
        <text:p text:style-name="P2"/>
        <text:p text:style-name="P2">無？</text:p>
        <text:p text:style-name="P2">Bô? </text:p>
        <text:p text:style-name="P2"/>
        <text:p text:style-name="P2">明明就查某味查某味，</text:p>
        <text:p text:style-name="P2">Bîng-bîng tō tsa-bóo bī tsa-bóo bī, </text:p>
        <text:p text:style-name="P2"/>
        <text:p text:style-name="P2">你閣共我講無。</text:p>
        <text:p text:style-name="P2">lí koh kā guá kóng bô. </text:p>
        <text:p text:style-name="P2"/>
        <text:p text:style-name="P2"><text:soft-page-break/>唅？</text:p>
        <text:p text:style-name="P2">Hannh? </text:p>
        <text:p text:style-name="P2"/>
        <text:p text:style-name="P2">喂啊你有𤆬去旅社裡創啥貨無？</text:p>
        <text:p text:style-name="P2">Eh ah lí ū tshuā khì lú-siā--e tshòng --siánn-e --bô?</text:p>
        <text:p text:style-name="P2"/>
        <text:p text:style-name="P2">無啊！</text:p>
        <text:p text:style-name="P2">Bô --ah!</text:p>
        <text:p text:style-name="P2"/>
        <text:p text:style-name="P2">好佳哉。</text:p>
        <text:p text:style-name="P2">Hó-ka-tsài. </text:p>
        <text:p text:style-name="P2"/>
        <text:p text:style-name="P2">喂你若欲予恁爸加食幾年仔乎，</text:p>
        <text:p text:style-name="P2">Eh lí nā beh hōo lín-pē ke tsia̍h --kuí-nî-á --honnh, </text:p>
        <text:p text:style-name="P2"/>
        <text:p text:style-name="P2">毋通用這步共我變啦，</text:p>
        <text:p text:style-name="P2">m̄-thang iōng tsit pōo kā guá pìnn --lah, </text:p>
        <text:p text:style-name="P2"/>
        <text:p text:style-name="P2">去睏，</text:p>
        <text:p text:style-name="P2">khì khùn, </text:p>
        <text:p text:style-name="P2"/>
        <text:p text:style-name="P2">去啦！</text:p>
        <text:p text:style-name="P2">khì --lah! </text:p>
        <text:p text:style-name="P2"/>
        <text:p text:style-name="P2">去啦！</text:p>
        <text:p text:style-name="P2">Khì --lah! </text:p>
        <text:p text:style-name="P2"/>
        <text:p text:style-name="P2">喂，</text:p>
        <text:p text:style-name="P2">Eh, </text:p>
        <text:p text:style-name="P2"/>
        <text:p text:style-name="P2">喔！</text:p>
        <text:p text:style-name="P2">ooh! </text:p>
        <text:p text:style-name="P2"/>
        <text:p text:style-name="P2">啊叫你去睏，</text:p>
        <text:p text:style-name="P2">Ah kiò lí khì khùn, </text:p>
        <text:p text:style-name="P2"/>
        <text:p text:style-name="P2">啊你閣踮遮佇咧。</text:p>
        <text:p text:style-name="P2">ah lí koh tiàm tsia tī--leh.</text:p>
        <text:p text:style-name="P2"/>
        <text:p text:style-name="P2">先生啊先生，</text:p>
        <text:p text:style-name="P2">Sian-sinn --ah sian-sinn, </text:p>
        <text:p text:style-name="P2"/>
        <text:p text:style-name="P2">你查水錶是毋？</text:p>
        <text:p text:style-name="P2">lí tshâ tsuí-pió sī --m̄?</text:p>
        <text:p text:style-name="P2"/>
        <text:p text:style-name="P2">是啊。</text:p>
        <text:p text:style-name="P2">Sī --ah.</text:p>
        <text:p text:style-name="P2"/>
        <text:p text:style-name="P2">拜託一下好毋？</text:p>
        <text:p text:style-name="P2">Pài-thok --tsi̍t-ē hó --m̄?</text:p>
        <text:p text:style-name="P2"/>
        <text:p text:style-name="P2">啥物代誌？</text:p>
        <text:p text:style-name="P2">Siánn-mih tāi-tsì?</text:p>
        <text:p text:style-name="P2"/>
        <text:p text:style-name="P2">我有代誌欲入去彼間厝，</text:p>
        <text:p text:style-name="P2">Guá ū tāi-tsì beh ji̍p-khì hit king tshù, </text:p>
        <text:p text:style-name="P2"/>
        <text:p text:style-name="P2">我來替你查。</text:p>
        <text:p text:style-name="P2">guá lâi thè lí tshâ.</text:p>
        <text:p text:style-name="P2"/>
        <text:p text:style-name="P2">彼哪會用得。</text:p>
        <text:p text:style-name="P2">He ná ē-īng-eh.</text:p>
        <text:p text:style-name="P2"/>
        <text:p text:style-name="P2">拜託咧啦！</text:p>
        <text:p text:style-name="P2">Pài-thok --eh --lah! </text:p>
        <text:p text:style-name="P2"/>
        <text:p text:style-name="P2">一擺就好。</text:p>
        <text:p text:style-name="P2">Tsi̍t pái tiō hó.</text:p>
        <text:p text:style-name="P2"/>
        <text:p text:style-name="P2">袂用得啦！</text:p>
        <text:p text:style-name="P2">Bē-īng-eh --lah! </text:p>
        <text:p text:style-name="P2"/>
        <text:p text:style-name="P2">袂用得啦！</text:p>
        <text:p text:style-name="P2">Bē-īng-eh --lah!</text:p>
        <text:p text:style-name="P2"><text:soft-page-break/></text:p>
        <text:p text:style-name="P2">噓！</text:p>
        <text:p text:style-name="P2">Si! </text:p>
        <text:p text:style-name="P2"/>
        <text:p text:style-name="P2">隨來。</text:p>
        <text:p text:style-name="P2">Suî lâi.</text:p>
        <text:p text:style-name="P2"/>
        <text:p text:style-name="P2"><text:s/>不要動 ，</text:p>
        <text:p text:style-name="P2"><text:s/>不要動 , </text:p>
        <text:p text:style-name="P2"/>
        <text:p text:style-name="P2">啊你乖乖共我踮遐坐。</text:p>
        <text:p text:style-name="P2">ah lí kuai-kuai kā guá tiàm hia tsē.</text:p>
        <text:p text:style-name="P2"/>
        <text:p text:style-name="P2">喂！</text:p>
        <text:p text:style-name="P2">Ueh! </text:p>
        <text:p text:style-name="P2"/>
        <text:p text:style-name="P2">痟貓啊，</text:p>
        <text:p text:style-name="P2">Siáu-niau --ah, </text:p>
        <text:p text:style-name="P2"/>
        <text:p text:style-name="P2">你若痟毋知通走乎，</text:p>
        <text:p text:style-name="P2">lí nā siáu m̄ tsai thang tsáu --honnh, </text:p>
        <text:p text:style-name="P2"/>
        <text:p text:style-name="P2">我就燃滾水共你淋，</text:p>
        <text:p text:style-name="P2">guá tō hiânn kún-tsuí kā lí lâm, </text:p>
        <text:p text:style-name="P2"/>
        <text:p text:style-name="P2">淋甲予你的痟貓毛隨个仔鑢，</text:p>
        <text:p text:style-name="P2">lâm kah hōo lí ê siáu-niau môo suî-ê-á lù, </text:p>
        <text:p text:style-name="P2"/>
        <text:p text:style-name="P2">鑢甲變袂曉轉去喔！</text:p>
        <text:p text:style-name="P2">lù kah pìnn buē-hiáu tńg--khì --ooh! </text:p>
        <text:p text:style-name="P2"/>
        <text:p text:style-name="P2">欲創啥貨？</text:p>
        <text:p text:style-name="P2">Beh tshòng siánn-hè?</text:p>
        <text:p text:style-name="P2"/>
        <text:p text:style-name="P2">查水錶啦。</text:p>
        <text:p text:style-name="P2">Tshâ tsuí-pió --lah.</text:p>
        <text:p text:style-name="P2"/>
        <text:p text:style-name="P2">在來都攏查埔的，</text:p>
        <text:p text:style-name="P2">Tsāi-lâi to lóng tsa-poo --ê, </text:p>
        <text:p text:style-name="P2"/>
        <text:p text:style-name="P2">哪會變查某的？</text:p>
        <text:p text:style-name="P2">ná ē pìnn tsa-bóo --ê?</text:p>
        <text:p text:style-name="P2"/>
        <text:p text:style-name="P2">Eh，</text:p>
        <text:p text:style-name="P2">Eh, </text:p>
        <text:p text:style-name="P2"/>
        <text:p text:style-name="P2">啊就水塔咧換水管，</text:p>
        <text:p text:style-name="P2">ah tō tsuí-thah leh uānn tsuí-kóng, </text:p>
        <text:p text:style-name="P2"/>
        <text:p text:style-name="P2">啊查埔攏調出去，</text:p>
        <text:p text:style-name="P2">ah ta-poo lóng tiàu --tshut-khì, </text:p>
        <text:p text:style-name="P2"/>
        <text:p text:style-name="P2">換阮查某出來查啦。</text:p>
        <text:p text:style-name="P2">uānn gún tsa-bóo tshut-lâi tshâ --lah.</text:p>
        <text:p text:style-name="P2"/>
        <text:p text:style-name="P2">喔喔喔，</text:p>
        <text:p text:style-name="P2">Ooh ooh ooh, </text:p>
        <text:p text:style-name="P2"/>
        <text:p text:style-name="P2">啊今來坐。</text:p>
        <text:p text:style-name="P2">ah tann lâi tsē. </text:p>
        <text:p text:style-name="P2"/>
        <text:p text:style-name="P2">嘿嘿對遮來。</text:p>
        <text:p text:style-name="P2">Heh heh uì tsia lâi.</text:p>
        <text:p text:style-name="P2"/>
        <text:p text:style-name="P2">無啊！</text:p>
        <text:p text:style-name="P2">Bô --ah! </text:p>
        <text:p text:style-name="P2"/>
        <text:p text:style-name="P2">啊你是？</text:p>
        <text:p text:style-name="P2">Ah lí sī? </text:p>
        <text:p text:style-name="P2"/>
        <text:p text:style-name="P2">哎喲！</text:p>
        <text:p text:style-name="P2"><text:soft-page-break/>Ai-iō! </text:p>
        <text:p text:style-name="P2"/>
        <text:p text:style-name="P2">喔！</text:p>
        <text:p text:style-name="P2">Ooh! </text:p>
        <text:p text:style-name="P2"/>
        <text:p text:style-name="P2">哎喲！</text:p>
        <text:p text:style-name="P2">Ai-iō!</text:p>
        <text:p text:style-name="P2"/>
        <text:p text:style-name="P2">佇咧遮啦！</text:p>
        <text:p text:style-name="P2">Tī-leh tsia --lah!</text:p>
        <text:p text:style-name="P2"/>
        <text:p text:style-name="P2">你這个磅表害去矣，</text:p>
        <text:p text:style-name="P2">Lí tsit ê pōng-pió hāi--khì --ah, </text:p>
        <text:p text:style-name="P2"/>
        <text:p text:style-name="P2">會漏呢！</text:p>
        <text:p text:style-name="P2">ē lāu --neh!</text:p>
        <text:p text:style-name="P2"/>
        <text:p text:style-name="P2">喔！</text:p>
        <text:p text:style-name="P2">Ooh! </text:p>
        <text:p text:style-name="P2"/>
        <text:p text:style-name="P2">我都知咧喔！</text:p>
        <text:p text:style-name="P2">Guá to tsai --leh --ooh! </text:p>
        <text:p text:style-name="P2"/>
        <text:p text:style-name="P2">頂个彼个水道錢是加偌濟的呢！</text:p>
        <text:p text:style-name="P2">Tíng ê hit ê tsuí-tō tsînn sī ke guā-tsuē --ê --neh!</text:p>
        <text:p text:style-name="P2"/>
        <text:p text:style-name="P2">恁有phiàn-tsih無唅？</text:p>
        <text:p text:style-name="P2">Lín ū phiàn-tsih --bô --hannh?</text:p>
        <text:p text:style-name="P2"/>
        <text:p text:style-name="P2">有啦，</text:p>
        <text:p text:style-name="P2">Ū --lah, </text:p>
        <text:p text:style-name="P2"/>
        <text:p text:style-name="P2">我來夯啦！ </text:p>
        <text:p text:style-name="P2">guá lâi giâ --lah!</text:p>
        <text:p text:style-name="P2"/>
        <text:p text:style-name="P2">喔好！</text:p>
        <text:p text:style-name="P2">Ooh hó!</text:p>
        <text:p text:style-name="P2"/>
        <text:p text:style-name="P2">來，</text:p>
        <text:p text:style-name="P2">Lâi, </text:p>
        <text:p text:style-name="P2"/>
        <text:p text:style-name="P2">phiàn-tsih啦。</text:p>
        <text:p text:style-name="P2">phiàn-tsih --lah.</text:p>
        <text:p text:style-name="P2"/>
        <text:p text:style-name="P2">阿伯你來，</text:p>
        <text:p text:style-name="P2">A-peh lí lâi, </text:p>
        <text:p text:style-name="P2"/>
        <text:p text:style-name="P2">對遮共挾牢咧，</text:p>
        <text:p text:style-name="P2">tuì tsia kā gia̍p-tiâu --leh, </text:p>
        <text:p text:style-name="P2"/>
        <text:p text:style-name="P2">毋好放喔！</text:p>
        <text:p text:style-name="P2">m̄ hó pàng --ooh! </text:p>
        <text:p text:style-name="P2"/>
        <text:p text:style-name="P2">我來放水，</text:p>
        <text:p text:style-name="P2">Guá lâi pàng tsuí, </text:p>
        <text:p text:style-name="P2"/>
        <text:p text:style-name="P2">看水錶每分鐘行幾轉，</text:p>
        <text:p text:style-name="P2">khuànn tsuí-pió muí hun-tsing kiânn kuí tsuán, </text:p>
        <text:p text:style-name="P2"/>
        <text:p text:style-name="P2">按呢毋才會正確。</text:p>
        <text:p text:style-name="P2">án-ne m̄-tsiah ē tsìng-khak.</text:p>
        <text:p text:style-name="P2"/>
        <text:p text:style-name="P2">喔好好好，</text:p>
        <text:p text:style-name="P2">Ooh hó hó hó, </text:p>
        <text:p text:style-name="P2"/>
        <text:p text:style-name="P2">彼拜託拜託乎。</text:p>
        <text:p text:style-name="P2">he pài-thok pài-thok --honnh. </text:p>
        <text:p text:style-name="P2"/>
        <text:p text:style-name="P2">挾予牢。</text:p>
        <text:p text:style-name="P2">Gia̍p hōo tiâu.</text:p>
        <text:p text:style-name="P2"/>
        <text:p text:style-name="P2">哇！</text:p>
        <text:p text:style-name="P2">Uah!</text:p>
        <text:p text:style-name="P2"><text:soft-page-break/></text:p>
        <text:p text:style-name="P2">哇！</text:p>
        <text:p text:style-name="P2">Uah! </text:p>
        <text:p text:style-name="P2"/>
        <text:p text:style-name="P2">你哪會遮雄啊，</text:p>
        <text:p text:style-name="P2">Lí ná ē tsiah hiông --ah, </text:p>
        <text:p text:style-name="P2"/>
        <text:p text:style-name="P2">共恁爸騙去顧磅表，</text:p>
        <text:p text:style-name="P2">kā lín-pē phiàn khì kòo pōng-pió, </text:p>
        <text:p text:style-name="P2"/>
        <text:p text:style-name="P2">啊恁才走來踮遮佇咧唚喔！</text:p>
        <text:p text:style-name="P2">ah lín tsiah tsáu lâi tiàm tsia tī-leh tsim --ooh! </text:p>
        <text:p text:style-name="P2"/>
        <text:p text:style-name="P2">喂！</text:p>
        <text:p text:style-name="P2">Ueh! </text:p>
        <text:p text:style-name="P2"/>
        <text:p text:style-name="P2">你是佗位來的痟貓？</text:p>
        <text:p text:style-name="P2">Lí sī tó-uī lâi ê siáu-niau? </text:p>
        <text:p text:style-name="P2"/>
        <text:p text:style-name="P2">講！</text:p>
        <text:p text:style-name="P2">Kóng!</text:p>
        <text:p text:style-name="P2"/>
        <text:p text:style-name="P2">爸，</text:p>
        <text:p text:style-name="P2">Pâ, </text:p>
        <text:p text:style-name="P2"/>
        <text:p text:style-name="P2">伊是。</text:p>
        <text:p text:style-name="P2">i sī.</text:p>
        <text:p text:style-name="P2"/>
        <text:p text:style-name="P2">恬去！</text:p>
        <text:p text:style-name="P2">Tiām--khì!</text:p>
        <text:p text:style-name="P2"/>
        <text:p text:style-name="P2">阿伯，</text:p>
        <text:p text:style-name="P2">A-peh, </text:p>
        <text:p text:style-name="P2"/>
        <text:p text:style-name="P2">你若毋予我愛，</text:p>
        <text:p text:style-name="P2">lí nā m̄ hōo guá ài, </text:p>
        <text:p text:style-name="P2"/>
        <text:p text:style-name="P2">我無法度活落去。</text:p>
        <text:p text:style-name="P2">guá bô-huat-tōo ua̍h --lo̍h-khì.</text:p>
        <text:p text:style-name="P2"/>
        <text:p text:style-name="P2">啊你毋就公園彼隻。</text:p>
        <text:p text:style-name="P2">Ah lí m̄ tiō kong-hn̂g hit tsiah.</text:p>
        <text:p text:style-name="P2"/>
        <text:p text:style-name="P2">是啦！</text:p>
        <text:p text:style-name="P2">Sī --lah! </text:p>
        <text:p text:style-name="P2"/>
        <text:p text:style-name="P2">爸，</text:p>
        <text:p text:style-name="P2">Pâ, </text:p>
        <text:p text:style-name="P2"/>
        <text:p text:style-name="P2">阮兩个已經愛甲入骨矣，</text:p>
        <text:p text:style-name="P2">gún nn̄g ê í-king ài kah ji̍p-kut --ah, </text:p>
        <text:p text:style-name="P2"/>
        <text:p text:style-name="P2">請你允准好毋，</text:p>
        <text:p text:style-name="P2">tshiánn lí ún-tsún hó --m̄, </text:p>
        <text:p text:style-name="P2"/>
        <text:p text:style-name="P2">乎？</text:p>
        <text:p text:style-name="P2">honnh?</text:p>
        <text:p text:style-name="P2"/>
        <text:p text:style-name="P2">袂用得，</text:p>
        <text:p text:style-name="P2">Buē-īng-eh, </text:p>
        <text:p text:style-name="P2"/>
        <text:p text:style-name="P2">戀愛結婚絕對不准，</text:p>
        <text:p text:style-name="P2">luân-ài kiat-hun tsua̍t-tuì put-tsún, </text:p>
        <text:p text:style-name="P2"/>
        <text:p text:style-name="P2">我共恁講愛情若快燒就快冷。</text:p>
        <text:p text:style-name="P2">guá kā lín kóng ài-tsîng nā khuài sio tō khuài líng.</text:p>
        <text:p text:style-name="P2"/>
        <text:p text:style-name="P2">好，</text:p>
        <text:p text:style-name="P2">Hó, </text:p>
        <text:p text:style-name="P2"/>
        <text:p text:style-name="P2">咱來去。</text:p>
        <text:p text:style-name="P2"><text:soft-page-break/>lán lâi-khì.</text:p>
        <text:p text:style-name="P2"/>
        <text:p text:style-name="P2">等咧，</text:p>
        <text:p text:style-name="P2">Tán --leh, </text:p>
        <text:p text:style-name="P2"/>
        <text:p text:style-name="P2"><text:s/>石 先生，</text:p>
        <text:p text:style-name="P2"><text:s/>Tsio̍h <text:s/>sian-sinn, </text:p>
        <text:p text:style-name="P2"/>
        <text:p text:style-name="P2">咱毋知欲去佗位乎？</text:p>
        <text:p text:style-name="P2">lán m̄ tsai beh khì tó-uī --honnh?</text:p>
        <text:p text:style-name="P2"/>
        <text:p text:style-name="P2">欲來去揣阮阿公的新婦啦。</text:p>
        <text:p text:style-name="P2">Beh lâi-khì tshuē gún a-kong ê sin-pū --lah.</text:p>
        <text:p text:style-name="P2"/>
        <text:p text:style-name="P2">恁阿公就阮爸的新婦。</text:p>
        <text:p text:style-name="P2">Lín a-kong tō gún pâ ê sin-pū. </text:p>
        <text:p text:style-name="P2"/>
        <text:p text:style-name="P2">哇！</text:p>
        <text:p text:style-name="P2">Uah! </text:p>
        <text:p text:style-name="P2"/>
        <text:p text:style-name="P2">你就真知影你是恁爸的孤囝，</text:p>
        <text:p text:style-name="P2">Lí tō tsin tsai-iánn lí sī lín pâ ê koo kiánn, </text:p>
        <text:p text:style-name="P2"/>
        <text:p text:style-name="P2">啊才欲用一步來共咱咧恐嚇喔！</text:p>
        <text:p text:style-name="P2">ah tsiah beh iōng tsi̍t pōo lâi kā lán leh khióng-hat --ooh!</text:p>
        <text:p text:style-name="P2"/>
        <text:p text:style-name="P2">好，</text:p>
        <text:p text:style-name="P2">Hó, </text:p>
        <text:p text:style-name="P2"/>
        <text:p text:style-name="P2">轉去共恁序大人講，</text:p>
        <text:p text:style-name="P2">tńg--khì kā lín sī-tuā-lâng kóng, </text:p>
        <text:p text:style-name="P2"/>
        <text:p text:style-name="P2">講我明仔載欲正式來去講親。</text:p>
        <text:p text:style-name="P2">kóng guá bîn-á-tsài beh tsìng-sik lâi-khì kóng-tshin.</text:p>
        <text:p text:style-name="P2"/>
        <text:p text:style-name="P2">啊！</text:p>
        <text:p text:style-name="P2">Ah!</text:p>
        <text:p text:style-name="P2"/>
        <text:p text:style-name="P2">爸，</text:p>
        <text:p text:style-name="P2">Pâ, </text:p>
        <text:p text:style-name="P2"/>
        <text:p text:style-name="P2">多謝乎！</text:p>
        <text:p text:style-name="P2">to-siā --honnh!</text:p>
        <text:p text:style-name="P2"/>
        <text:p text:style-name="P2">多謝。</text:p>
        <text:p text:style-name="P2">To-siā.</text:p>
        <text:p text:style-name="P2"/>
        <text:p text:style-name="P2">喂！</text:p>
        <text:p text:style-name="P2">Eh! </text:p>
        <text:p text:style-name="P2"/>
        <text:p text:style-name="P2">等咧啦！</text:p>
        <text:p text:style-name="P2">Tán --eh --lah! </text:p>
        <text:p text:style-name="P2"/>
        <text:p text:style-name="P2">啊你是欲走去佗位啦？</text:p>
        <text:p text:style-name="P2">Ah lí sī beh tsáu khì tó-uī --lah?</text:p>
        <text:p text:style-name="P2"/>
        <text:p text:style-name="P2">遮啦！</text:p>
        <text:p text:style-name="P2">Tsia --lah!</text:p>
        <text:p text:style-name="P2"/>
        <text:p text:style-name="P2">喔遮喔。</text:p>
        <text:p text:style-name="P2">Ooh tsia --ooh.</text:p>
        <text:p text:style-name="P2"/>
        <text:p text:style-name="P2">這間啦！</text:p>
        <text:p text:style-name="P2">Tsit king --lah!</text:p>
        <text:p text:style-name="P2"/>
        <text:p text:style-name="P2">害矣，</text:p>
        <text:p text:style-name="P2">Hāi --ah, </text:p>
        <text:p text:style-name="P2"/>
        <text:p text:style-name="P2">來矣。</text:p>
        <text:p text:style-name="P2">lâi --ah. </text:p>
        <text:p text:style-name="P2"><text:soft-page-break/></text:p>
        <text:p text:style-name="P2">媽，</text:p>
        <text:p text:style-name="P2">Má, </text:p>
        <text:p text:style-name="P2"/>
        <text:p text:style-name="P2">人客來矣。</text:p>
        <text:p text:style-name="P2">lâng-kheh lâi --ah.</text:p>
        <text:p text:style-name="P2"/>
        <text:p text:style-name="P2">內面坐。</text:p>
        <text:p text:style-name="P2">Lāi-bīn tsē. </text:p>
        <text:p text:style-name="P2"/>
        <text:p text:style-name="P2">阿伯，</text:p>
        <text:p text:style-name="P2">A-peh, </text:p>
        <text:p text:style-name="P2"/>
        <text:p text:style-name="P2">遐坐。</text:p>
        <text:p text:style-name="P2">hia tsē.</text:p>
        <text:p text:style-name="P2"/>
        <text:p text:style-name="P2">坐遐喔？</text:p>
        <text:p text:style-name="P2">Tsē hia --ooh? </text:p>
        <text:p text:style-name="P2"/>
        <text:p text:style-name="P2">喔！</text:p>
        <text:p text:style-name="P2">Ooh!</text:p>
        <text:p text:style-name="P2"/>
        <text:p text:style-name="P2">媽媽，</text:p>
        <text:p text:style-name="P2">Má-mah, </text:p>
        <text:p text:style-name="P2"/>
        <text:p text:style-name="P2">人客來矣。</text:p>
        <text:p text:style-name="P2">lâng-kheh lâi --ah.</text:p>
        <text:p text:style-name="P2"/>
        <text:p text:style-name="P2">罕行。</text:p>
        <text:p text:style-name="P2">Hán kiânn.</text:p>
        <text:p text:style-name="P2"/>
        <text:p text:style-name="P2">阿姆。</text:p>
        <text:p text:style-name="P2">A-ḿ.</text:p>
        <text:p text:style-name="P2"/>
        <text:p text:style-name="P2">Eh，</text:p>
        <text:p text:style-name="P2">Eh, </text:p>
        <text:p text:style-name="P2"/>
        <text:p text:style-name="P2">我的小犬仔佮你的千金，</text:p>
        <text:p text:style-name="P2">guá ê siáu-khián-á kah lí ê tshian-kim, </text:p>
        <text:p text:style-name="P2"/>
        <text:p text:style-name="P2">啊兩个人就有相意愛，</text:p>
        <text:p text:style-name="P2">ah nn̄g ê lâng tō ū sio ì-ài, </text:p>
        <text:p text:style-name="P2"/>
        <text:p text:style-name="P2">所以我今仔日啦才專工欲來</text:p>
        <text:p text:style-name="P2">sóo-í guá kin-á-li̍t --lah tsiah tsuan-kang beh lâi </text:p>
        <text:p text:style-name="P2"/>
        <text:p text:style-name="P2">佮你談談咧啦嘿嘿嘿。</text:p>
        <text:p text:style-name="P2">kah lí tâm-tâm--leh --lah heh heh heh.</text:p>
        <text:p text:style-name="P2"/>
        <text:p text:style-name="P2">毋過我的⿰查某囝真頇顢，</text:p>
        <text:p text:style-name="P2">M̄-koh guá ê tsa̋u-kiánn tsin hân-bān, </text:p>
        <text:p text:style-name="P2"/>
        <text:p text:style-name="P2">猶閣，</text:p>
        <text:p text:style-name="P2">iá-koh, </text:p>
        <text:p text:style-name="P2"/>
        <text:p text:style-name="P2">mh？</text:p>
        <text:p text:style-name="P2">mh?</text:p>
        <text:p text:style-name="P2"/>
        <text:p text:style-name="P2">啊少年就有佮意，</text:p>
        <text:p text:style-name="P2">Ah siàu-liân tō ū kah-ì, </text:p>
        <text:p text:style-name="P2"/>
        <text:p text:style-name="P2">老的就無法度你哪按呢，</text:p>
        <text:p text:style-name="P2">lāu--ê tō bô-huat-tōo lí ná án-ne, </text:p>
        <text:p text:style-name="P2"/>
        <text:p text:style-name="P2">所以我今仔日來的目的，</text:p>
        <text:p text:style-name="P2">sóo-í guá kin-á-li̍t lâi ê bo̍k-tik, </text:p>
        <text:p text:style-name="P2"/>
        <text:p text:style-name="P2">也會用得佇遮啊。</text:p>
        <text:p text:style-name="P2">iā ē-īng-eh tī tsia --ah.</text:p>
        <text:p text:style-name="P2"/>
        <text:p text:style-name="P2">媽媽。</text:p>
        <text:p text:style-name="P2">Má-mah.</text:p>
        <text:p text:style-name="P2"/>
        <text:p text:style-name="P2"><text:soft-page-break/>啊哪有這號禮數的啦？</text:p>
        <text:p text:style-name="P2">Ah ná ū tsit lō lé-sòo --ê --lah?</text:p>
        <text:p text:style-name="P2"/>
        <text:p text:style-name="P2">爸！</text:p>
        <text:p text:style-name="P2">Pâ!</text:p>
        <text:p text:style-name="P2"/>
        <text:p text:style-name="P2">放啦！</text:p>
        <text:p text:style-name="P2">Pàng --lah! </text:p>
        <text:p text:style-name="P2"/>
        <text:p text:style-name="P2">你這隻老猴啊，</text:p>
        <text:p text:style-name="P2">Lí tsit tsiah lāu-kâu --ah, </text:p>
        <text:p text:style-name="P2"/>
        <text:p text:style-name="P2">你這个路旁屍啊，</text:p>
        <text:p text:style-name="P2">lí tsit ê lōo-pông-si --ah, </text:p>
        <text:p text:style-name="P2"/>
        <text:p text:style-name="P2">若你的後生欲娶我的查某囝，</text:p>
        <text:p text:style-name="P2">nā lí ê hāu-sinn beh tshuā guá ê tsa-bóo-kiánn, </text:p>
        <text:p text:style-name="P2"/>
        <text:p text:style-name="P2">死就免講。</text:p>
        <text:p text:style-name="P2">sí tō bián kóng.</text:p>
        <text:p text:style-name="P2"/>
        <text:p text:style-name="P2">喂喂啊我若知影講是你</text:p>
        <text:p text:style-name="P2">Eh eh ah guá nā tsai-iánn kóng sī lí </text:p>
        <text:p text:style-name="P2"/>
        <text:p text:style-name="P2">這隻狐狸精生的查某囝乎，</text:p>
        <text:p text:style-name="P2">tsit tsiah hôo-lî-tsinn sinn ê tsa-bóo-kiánn --honnh, </text:p>
        <text:p text:style-name="P2"/>
        <text:p text:style-name="P2">你放轎來共我請乎，</text:p>
        <text:p text:style-name="P2">lí pàng kiō lâi kā guá tshiánn --honnh, </text:p>
        <text:p text:style-name="P2"/>
        <text:p text:style-name="P2">彼恁爸都無愛來啦！</text:p>
        <text:p text:style-name="P2">he lín-pē to bô ài lâi --lah!</text:p>
        <text:p text:style-name="P2"/>
        <text:p text:style-name="P2">爸。</text:p>
        <text:p text:style-name="P2">Pâ.</text:p>
        <text:p text:style-name="P2"/>
        <text:p text:style-name="P2">毋好啦！ </text:p>
        <text:p text:style-name="P2">M̄ hó --lah! </text:p>
        <text:p text:style-name="P2"/>
        <text:p text:style-name="P2">毋好啦！</text:p>
        <text:p text:style-name="P2">M̄ hó --lah!</text:p>
        <text:p text:style-name="P2"/>
        <text:p text:style-name="P2">免閣講啦！</text:p>
        <text:p text:style-name="P2">Bián koh kóng --lah! </text:p>
        <text:p text:style-name="P2"/>
        <text:p text:style-name="P2">行啦！</text:p>
        <text:p text:style-name="P2">Kiânn --lah!</text:p>
        <text:p text:style-name="P2"/>
        <text:p text:style-name="P2">媽媽，</text:p>
        <text:p text:style-name="P2">Má-mah, </text:p>
        <text:p text:style-name="P2"/>
        <text:p text:style-name="P2">你就歡喜人來，</text:p>
        <text:p text:style-name="P2">lí tō huann-hí lâng lâi, </text:p>
        <text:p text:style-name="P2"/>
        <text:p text:style-name="P2">哪閣⿰共人拍。</text:p>
        <text:p text:style-name="P2">ná koh ka̋ng phah.</text:p>
        <text:p text:style-name="P2"/>
        <text:p text:style-name="P2">這層免講啦！</text:p>
        <text:p text:style-name="P2">Tsit tsân bián kóng --lah!</text:p>
        <text:p text:style-name="P2"/>
        <text:p text:style-name="P2">是怎樣講？</text:p>
        <text:p text:style-name="P2">Sī-tsánn-iūnn kóng?</text:p>
        <text:p text:style-name="P2"/>
        <text:p text:style-name="P2">這个老猴就是 三十 年前放捒恁阿母的獸人啦！</text:p>
        <text:p text:style-name="P2">Tsit ê lāu-kâu tō sī <text:s/>sann-tsa̍p <text:s/>nî tsîng pàng-sak lín a-bú ê siù-jîn --lah! </text:p>
        <text:p text:style-name="P2"/>
        <text:p text:style-name="P2">這層免講。</text:p>
        <text:p text:style-name="P2"><text:soft-page-break/>Tsit tsân bián kóng.</text:p>
        <text:p text:style-name="P2"/>
        <text:p text:style-name="P2">獨一个坐在房間內，</text:p>
        <text:p text:style-name="P2">To̍k tsi̍t ê tsē tsāi pâng-king-lāi, </text:p>
        <text:p text:style-name="P2"/>
        <text:p text:style-name="P2">規暝思念你，</text:p>
        <text:p text:style-name="P2">kui mî su-liām lí, </text:p>
        <text:p text:style-name="P2"/>
        <text:p text:style-name="P2">想伊情，</text:p>
        <text:p text:style-name="P2">siūnn i tsîng, </text:p>
        <text:p text:style-name="P2"/>
        <text:p text:style-name="P2">想伊貌，</text:p>
        <text:p text:style-name="P2">siūnn i māu, </text:p>
        <text:p text:style-name="P2"/>
        <text:p text:style-name="P2">不覺珠淚滴，</text:p>
        <text:p text:style-name="P2">put-kak tsu luī tih, </text:p>
        <text:p text:style-name="P2"/>
        <text:p text:style-name="P2">心愛的，</text:p>
        <text:p text:style-name="P2">sim-ài--ê, </text:p>
        <text:p text:style-name="P2"/>
        <text:p text:style-name="P2">阮今夜，</text:p>
        <text:p text:style-name="P2">gún kim-iā, </text:p>
        <text:p text:style-name="P2"/>
        <text:p text:style-name="P2">只好寫批對你來表示，</text:p>
        <text:p text:style-name="P2">tsí-hó siá phue tuì lí lâi piáu-sī, </text:p>
        <text:p text:style-name="P2"/>
        <text:p text:style-name="P2">雖然情愛受阻礙，</text:p>
        <text:p text:style-name="P2">sui-liân tsîng-ài siū tsóo-gāi, </text:p>
        <text:p text:style-name="P2"/>
        <text:p text:style-name="P2">毋願心空虛。</text:p>
        <text:p text:style-name="P2">m̄-guān sim khang-hi.</text:p>
        <text:p text:style-name="P2"/>
        <text:p text:style-name="P2">獨一个倒在眠床上，</text:p>
        <text:p text:style-name="P2">To̍k tsi̍t ê tó tsāi mn̂g-tshn̂g-siōng, </text:p>
        <text:p text:style-name="P2"/>
        <text:p text:style-name="P2">規暝心綿綿，</text:p>
        <text:p text:style-name="P2">kui mî sim mî-mî, </text:p>
        <text:p text:style-name="P2"/>
        <text:p text:style-name="P2">只好來吐薰霧露出酸苦味，</text:p>
        <text:p text:style-name="P2">tsí-hó lâi thóo hun bū lōo tshut sng-khóo bī, </text:p>
        <text:p text:style-name="P2"/>
        <text:p text:style-name="P2">心愛的，</text:p>
        <text:p text:style-name="P2">sim-ài--ê, </text:p>
        <text:p text:style-name="P2"/>
        <text:p text:style-name="P2">阮一定，</text:p>
        <text:p text:style-name="P2">gún it-tīng, </text:p>
        <text:p text:style-name="P2"/>
        <text:p text:style-name="P2">賭著意志完成著咱情意，</text:p>
        <text:p text:style-name="P2">tóo-tio̍h ì-tsì uân-sîng tio̍h lán tsîng-ì, </text:p>
        <text:p text:style-name="P2"/>
        <text:p text:style-name="P2">雖然自由受束縛，</text:p>
        <text:p text:style-name="P2">sui-liân tsū-iû siū sok-pa̍k, </text:p>
        <text:p text:style-name="P2"/>
        <text:p text:style-name="P2">毋願來喪志。</text:p>
        <text:p text:style-name="P2">m̄-guān lâi sòng-tsì.</text:p>
        <text:p text:style-name="P2"/>
        <text:p text:style-name="P2"><text:s/>文德 兄，</text:p>
        <text:p text:style-name="P2"><text:s/>Bûn-tik <text:s/>hiann, </text:p>
        <text:p text:style-name="P2"/>
        <text:p text:style-name="P2">⿰昨昏對你真失禮，</text:p>
        <text:p text:style-name="P2">tsa̋ng tuì lí tsin sit-lé, </text:p>
        <text:p text:style-name="P2"/>
        <text:p text:style-name="P2">為著序大人的情怨，</text:p>
        <text:p text:style-name="P2">uī-tio̍h sī-tuā-lâng ê tsîng uàn, </text:p>
        <text:p text:style-name="P2"/>
        <text:p text:style-name="P2">做囝兒的人是有口難言，</text:p>
        <text:p text:style-name="P2">tsò kiánn-jî ê lâng sī iú-khió-lân-giân, </text:p>
        <text:p text:style-name="P2"/>
        <text:p text:style-name="P2">知影這層代誌了後，</text:p>
        <text:p text:style-name="P2">tsai-iánn tsit tsân tāi-tsì liáu-āu, </text:p>
        <text:p text:style-name="P2"><text:soft-page-break/></text:p>
        <text:p text:style-name="P2">昨暗規暝攏睏袂去，</text:p>
        <text:p text:style-name="P2">tsa-àm kui mî lóng khùn bē khì, </text:p>
        <text:p text:style-name="P2"/>
        <text:p text:style-name="P2">希望你明仔早起 八 點在 淡水河邊 相等，</text:p>
        <text:p text:style-name="P2">hi-bāng lí bîn-á tsái-khí <text:s/>pueh <text:s/>tiám tsāi <text:s/>Tām-tsuí-hô-pinn <text:s/>sio-tán, </text:p>
        <text:p text:style-name="P2"/>
        <text:p text:style-name="P2">我有要緊的話欲對你講。</text:p>
        <text:p text:style-name="P2">guá ū iàu-kín ê uē beh tuì lí kóng.</text:p>
        <text:p text:style-name="P2"/>
        <text:p text:style-name="P2">嘿嘿，</text:p>
        <text:p text:style-name="P2">Heh heh, </text:p>
        <text:p text:style-name="P2"/>
        <text:p text:style-name="P2">彼是啥物人寄來的批唅？</text:p>
        <text:p text:style-name="P2">he sī siánn-mih lâng kià --lâi ê phue --hannh?</text:p>
        <text:p text:style-name="P2"/>
        <text:p text:style-name="P2">批？</text:p>
        <text:p text:style-name="P2">Phue? </text:p>
        <text:p text:style-name="P2"/>
        <text:p text:style-name="P2">無咧！</text:p>
        <text:p text:style-name="P2">Bô --leh!</text:p>
        <text:p text:style-name="P2"/>
        <text:p text:style-name="P2">一定是彼隻狐狸精in查某囝寄來的批乎？</text:p>
        <text:p text:style-name="P2">It-tíng sī hit tsiah hôo-lî-tsinn in tsa-bóo-kiánn kià lâi ê phue --honnh?</text:p>
        <text:p text:style-name="P2"/>
        <text:p text:style-name="P2">毋是啦！</text:p>
        <text:p text:style-name="P2">M̄ sī --lah!</text:p>
        <text:p text:style-name="P2"/>
        <text:p text:style-name="P2">嘿，</text:p>
        <text:p text:style-name="P2">Heh, </text:p>
        <text:p text:style-name="P2"/>
        <text:p text:style-name="P2">毋管你是抑毋是，</text:p>
        <text:p text:style-name="P2">m̄-kuán lí sī iah m̄ sī, </text:p>
        <text:p text:style-name="P2"/>
        <text:p text:style-name="P2">以後愛佮伊斷絕來往。</text:p>
        <text:p text:style-name="P2">í-āu ài kah i tuān-tsua̍t lâi-óng.</text:p>
        <text:p text:style-name="P2"/>
        <text:p text:style-name="P2">是怎樣我著愛佮伊斷絕來往？</text:p>
        <text:p text:style-name="P2">Sī-tsánn-iūnn guá to̍h-ài kah i tuān-tsua̍t lâi-óng?</text:p>
        <text:p text:style-name="P2"/>
        <text:p text:style-name="P2">彼隻狐狸精啊就是 三十 年前</text:p>
        <text:p text:style-name="P2">Hit tsiah hôo-lî-tsinn --ah tō sī <text:s/>sann-tsa̍p <text:s/>nî tsîng </text:p>
        <text:p text:style-name="P2"/>
        <text:p text:style-name="P2">來放捒恁、放捒恁爸的人，</text:p>
        <text:p text:style-name="P2">lâi pàng-sak lín, pàng-sak lín pâ ê lâng, </text:p>
        <text:p text:style-name="P2"/>
        <text:p text:style-name="P2">莫閣去想伊矣，</text:p>
        <text:p text:style-name="P2">mài koh khì siūnn --i --ah, </text:p>
        <text:p text:style-name="P2"/>
        <text:p text:style-name="P2">咱才閣揣別人。</text:p>
        <text:p text:style-name="P2">lán tsiah koh tshē pa̍t-lâng.</text:p>
        <text:p text:style-name="P2"/>
        <text:p text:style-name="P2">我哪就閣去揣別人？</text:p>
        <text:p text:style-name="P2">Guá ná tō koh khì tshē pa̍t-lâng?</text:p>
        <text:p text:style-name="P2"/>
        <text:p text:style-name="P2">入去。</text:p>
        <text:p text:style-name="P2">Li̍p-khì. </text:p>
        <text:p text:style-name="P2"/>
        <text:p text:style-name="P2"><text:s/>文德 兄，</text:p>
        <text:p text:style-name="P2"><text:s/>Bûn-tik <text:s/>hiann, </text:p>
        <text:p text:style-name="P2"/>
        <text:p text:style-name="P2">嘿嘿嘿哼！</text:p>
        <text:p text:style-name="P2">heh heh heh hngh!</text:p>
        <text:p text:style-name="P2"><text:soft-page-break/></text:p>
        <text:p text:style-name="P2">今嘛好起來矣，</text:p>
        <text:p text:style-name="P2">Tann mā hó khí--lâi --ah, </text:p>
        <text:p text:style-name="P2"/>
        <text:p text:style-name="P2">查某囡仔人睏甲遮爾晏，</text:p>
        <text:p text:style-name="P2">tsa-bóo gín-á-lâng khùn kah tsiah-nī uànn, </text:p>
        <text:p text:style-name="P2"/>
        <text:p text:style-name="P2">我遮是無通睏你一世人喔，</text:p>
        <text:p text:style-name="P2">guá tsia sī bô thang khùn lí tsi̍t-sì-lâng --ooh, </text:p>
        <text:p text:style-name="P2"/>
        <text:p text:style-name="P2"><text:s/>貴枝 啊！</text:p>
        <text:p text:style-name="P2"><text:s/>Kuì-ki <text:s/>--ah! </text:p>
        <text:p text:style-name="P2"/>
        <text:p text:style-name="P2"><text:s/>貴枝 啊！</text:p>
        <text:p text:style-name="P2"><text:s/>Kuì-ki <text:s/>--ah! </text:p>
        <text:p text:style-name="P2"/>
        <text:p text:style-name="P2"><text:s/>貴枝 啊！</text:p>
        <text:p text:style-name="P2"><text:s/>Kuì-ki <text:s/>--ah! </text:p>
        <text:p text:style-name="P2"/>
        <text:p text:style-name="P2">啊？</text:p>
        <text:p text:style-name="P2">Ah? </text:p>
        <text:p text:style-name="P2"/>
        <text:p text:style-name="P2">親愛的媽媽，</text:p>
        <text:p text:style-name="P2">Tshin-ài ê má-mah, </text:p>
        <text:p text:style-name="P2"/>
        <text:p text:style-name="P2">我佮 文德 兄的愛情是千刀難斷，</text:p>
        <text:p text:style-name="P2">guá kah <text:s/>Bûn-tik <text:s/>hiann ê ài-tsîng sī tshian-to-lân-tuān, </text:p>
        <text:p text:style-name="P2"/>
        <text:p text:style-name="P2">所以我暫時欲來離開這个家庭，</text:p>
        <text:p text:style-name="P2">sóo-í guá tsiām-sî beh lâi lī-khui tsit ê ka-tîng, </text:p>
        <text:p text:style-name="P2"/>
        <text:p text:style-name="P2">請媽媽毋免為我來掛念，</text:p>
        <text:p text:style-name="P2">tshiánn má-mah m̄-bián uī guá lâi kuà-liām, </text:p>
        <text:p text:style-name="P2"/>
        <text:p text:style-name="P2"><text:s/>再見 ，</text:p>
        <text:p text:style-name="P2"><text:s/>再見 , </text:p>
        <text:p text:style-name="P2"/>
        <text:p text:style-name="P2">不孝女 貴枝 。</text:p>
        <text:p text:style-name="P2">put-hàu lú <text:s/>Kuì-ki .</text:p>
        <text:p text:style-name="P2"/>
        <text:p text:style-name="P2">這一定是彼个膨肚短命in後生來拐去，</text:p>
        <text:p text:style-name="P2">Tse it-tīng sī hit ê phòng-tōo té-miā in hāu-sinn lâi kuái--khì, </text:p>
        <text:p text:style-name="P2"/>
        <text:p text:style-name="P2">我若無來揣伊哪會用得。</text:p>
        <text:p text:style-name="P2">guá nā-bô lâi tshē --i ná ē-īng-eh.</text:p>
        <text:p text:style-name="P2"/>
        <text:p text:style-name="P2">大人啊，</text:p>
        <text:p text:style-name="P2">Tāi-jîn --ah,</text:p>
        <text:p text:style-name="P2"/>
        <text:p text:style-name="P2">這間。</text:p>
        <text:p text:style-name="P2"><text:s/>tsit king.</text:p>
        <text:p text:style-name="P2"/>
        <text:p text:style-name="P2">Eh！</text:p>
        <text:p text:style-name="P2">Eh!</text:p>
        <text:p text:style-name="P2"/>
        <text:p text:style-name="P2">創啥？</text:p>
        <text:p text:style-name="P2">Tshòng siánn?</text:p>
        <text:p text:style-name="P2"/>
        <text:p text:style-name="P2">來坐啦！</text:p>
        <text:p text:style-name="P2">Lâi tsē --lah!</text:p>
        <text:p text:style-name="P2"/>
        <text:p text:style-name="P2">閃啦！</text:p>
        <text:p text:style-name="P2">Siám --lah!</text:p>
        <text:p text:style-name="P2"/>
        <text:p text:style-name="P2">Mh？</text:p>
        <text:p text:style-name="P2">Mh? </text:p>
        <text:p text:style-name="P2"/>
        <text:p text:style-name="P2">遐坐啦！</text:p>
        <text:p text:style-name="P2">Hia tsē --lah! </text:p>
        <text:p text:style-name="P2"/>
        <text:p text:style-name="P2"><text:soft-page-break/>毋知有啥物貴事是毋？</text:p>
        <text:p text:style-name="P2">M̄ tsai ū siánn-mih kuì sū sī --m̄?</text:p>
        <text:p text:style-name="P2"/>
        <text:p text:style-name="P2">因為伊早起去派出所報案，</text:p>
        <text:p text:style-name="P2">In-uī i tsái-khí khì phài-tshut-sóo pò-àn, </text:p>
        <text:p text:style-name="P2"/>
        <text:p text:style-name="P2">講你的公子誘拐伊的查某囝走，</text:p>
        <text:p text:style-name="P2">kóng lí ê kong-tsú iú-kuái i ê tsa-bóo-kiánn tsáu, </text:p>
        <text:p text:style-name="P2"/>
        <text:p text:style-name="P2">我才欲來問你一下詳細。</text:p>
        <text:p text:style-name="P2">guá tsiah beh lâi mn̄g lí tsi̍t-ē siông-sè.</text:p>
        <text:p text:style-name="P2"/>
        <text:p text:style-name="P2">大人啊！</text:p>
        <text:p text:style-name="P2">Tāi-jîn --ah! </text:p>
        <text:p text:style-name="P2"/>
        <text:p text:style-name="P2">冤枉喔！</text:p>
        <text:p text:style-name="P2">Uan-óng --ooh!</text:p>
        <text:p text:style-name="P2"/>
        <text:p text:style-name="P2">毋免辯解，</text:p>
        <text:p text:style-name="P2">M̄-bián piān-kái, </text:p>
        <text:p text:style-name="P2"/>
        <text:p text:style-name="P2">這張就是拐誘的證據。</text:p>
        <text:p text:style-name="P2">tsit tiunn tō sī kuái-iú ê tsìng-kù.</text:p>
        <text:p text:style-name="P2"/>
        <text:p text:style-name="P2">大人啊！</text:p>
        <text:p text:style-name="P2">Tāi-jîn --ah! </text:p>
        <text:p text:style-name="P2"/>
        <text:p text:style-name="P2">這張批乎就是這隻狐狸母in</text:p>
        <text:p text:style-name="P2">Tsit tiunn phue --honnh tō sī tsit tsiah hôo-lî bó in </text:p>
        <text:p text:style-name="P2"/>
        <text:p text:style-name="P2">查某囝寫來予阮後生的啦！</text:p>
        <text:p text:style-name="P2">tsa-bóo-kiánn siá lâi hōo gún hāu-sinn --ê --lah!</text:p>
        <text:p text:style-name="P2"/>
        <text:p text:style-name="P2">你看就知啦，</text:p>
        <text:p text:style-name="P2">Lí khuànn tō tsai --lah, </text:p>
        <text:p text:style-name="P2"/>
        <text:p text:style-name="P2">看是in拐阮啊，</text:p>
        <text:p text:style-name="P2">khuànn sī in kuái gún --ah, </text:p>
        <text:p text:style-name="P2"/>
        <text:p text:style-name="P2">抑是阮拐伊啊！</text:p>
        <text:p text:style-name="P2">iah-sī gún kuái i --ah! </text:p>
        <text:p text:style-name="P2"/>
        <text:p text:style-name="P2">我才欲揣你討人liooh！</text:p>
        <text:p text:style-name="P2">Guá tsiah beh tshē lí thó lâng --liooh!</text:p>
        <text:p text:style-name="P2"/>
        <text:p text:style-name="P2">欲討就來閣！</text:p>
        <text:p text:style-name="P2">Beh thó tō lâi koh!</text:p>
        <text:p text:style-name="P2"/>
        <text:p text:style-name="P2">啊好好好，</text:p>
        <text:p text:style-name="P2">Ah hó hó hó, </text:p>
        <text:p text:style-name="P2"/>
        <text:p text:style-name="P2">來你就來，</text:p>
        <text:p text:style-name="P2">lâi lí tō lâi, </text:p>
        <text:p text:style-name="P2"/>
        <text:p text:style-name="P2">來咧驚你，</text:p>
        <text:p text:style-name="P2">lâi leh kiann --lí, </text:p>
        <text:p text:style-name="P2"/>
        <text:p text:style-name="P2">按怎？</text:p>
        <text:p text:style-name="P2">án-nuá?</text:p>
        <text:p text:style-name="P2"/>
        <text:p text:style-name="P2">兩位毋通按呢，</text:p>
        <text:p text:style-name="P2">Nn̄g uī m̄-thang án-ne, </text:p>
        <text:p text:style-name="P2"/>
        <text:p text:style-name="P2">照這兩張批看起來，</text:p>
        <text:p text:style-name="P2">tsiàu tsit nn̄g tiunn phue khuànn --khí-lâi, </text:p>
        <text:p text:style-name="P2"/>
        <text:p text:style-name="P2">in兩个少年的有意愛，</text:p>
        <text:p text:style-name="P2">in nn̄g ê siàu-liân--ê ū ì-ài, </text:p>
        <text:p text:style-name="P2"/>
        <text:p text:style-name="P2"><text:soft-page-break/>一定是恁兩方序大人毋准，</text:p>
        <text:p text:style-name="P2">it-tīng sī lín lióng-hong sī-tuā-lâng m̄-tsún, </text:p>
        <text:p text:style-name="P2"/>
        <text:p text:style-name="P2">伊才會走，</text:p>
        <text:p text:style-name="P2">i tsiah ē tsáu, </text:p>
        <text:p text:style-name="P2"/>
        <text:p text:style-name="P2">假使in兩个少年的若轉來，</text:p>
        <text:p text:style-name="P2">ká-sú in nn̄g ê siàu-liân--ê nā tńg--lâi, </text:p>
        <text:p text:style-name="P2"/>
        <text:p text:style-name="P2">你才來派出所共我講，</text:p>
        <text:p text:style-name="P2">lí tsiah lâi phài-tshut-sóo kā guá kóng, </text:p>
        <text:p text:style-name="P2"/>
        <text:p text:style-name="P2">我才共恁調解。</text:p>
        <text:p text:style-name="P2">guá tsiah kā lín tiâu-kái.</text:p>
        <text:p text:style-name="P2"/>
        <text:p text:style-name="P2">好啦！</text:p>
        <text:p text:style-name="P2">Hó --lah!</text:p>
        <text:p text:style-name="P2"/>
        <text:p text:style-name="P2">咱轉來。</text:p>
        <text:p text:style-name="P2">Lán tńg--lâi.</text:p>
        <text:p text:style-name="P2"/>
        <text:p text:style-name="P2">哼！</text:p>
        <text:p text:style-name="P2">Hngh!</text:p>
        <text:p text:style-name="P2"/>
        <text:p text:style-name="P2">才來坐啦！</text:p>
        <text:p text:style-name="P2">Tsiah lâi tsē --lah! </text:p>
        <text:p text:style-name="P2"/>
        <text:p text:style-name="P2">才來坐啦！</text:p>
        <text:p text:style-name="P2">Tsiah lâi tsē --lah!</text:p>
        <text:p text:style-name="P2"/>
        <text:p text:style-name="P2">你哪會遐爾無勇氣啦！</text:p>
        <text:p text:style-name="P2">Lí ná ē hiah-nī bô ióng-khì --lah! </text:p>
        <text:p text:style-name="P2"/>
        <text:p text:style-name="P2">一个查埔人愛一个查某人，</text:p>
        <text:p text:style-name="P2">Tsi̍t ê ta-poo-lâng ài tsi̍t ê tsa-bóo-lâng, </text:p>
        <text:p text:style-name="P2"/>
        <text:p text:style-name="P2">也無法度解決這个難關。</text:p>
        <text:p text:style-name="P2">ā bô-huat-tōo kái-kuat tsit ê lân-kuan.</text:p>
        <text:p text:style-name="P2"/>
        <text:p text:style-name="P2">序大人毋肯嘛，</text:p>
        <text:p text:style-name="P2">Sī-tuā-lâng m̄ khíng --mah, </text:p>
        <text:p text:style-name="P2"/>
        <text:p text:style-name="P2">哪有辦法？</text:p>
        <text:p text:style-name="P2">ná ū pān-huat?</text:p>
        <text:p text:style-name="P2"/>
        <text:p text:style-name="P2">啊，</text:p>
        <text:p text:style-name="P2">Ah, </text:p>
        <text:p text:style-name="P2"/>
        <text:p text:style-name="P2">有矣，</text:p>
        <text:p text:style-name="P2">ū --ah, </text:p>
        <text:p text:style-name="P2"/>
        <text:p text:style-name="P2">脫離家庭。</text:p>
        <text:p text:style-name="P2">thuat-lī ka-tîng.</text:p>
        <text:p text:style-name="P2"/>
        <text:p text:style-name="P2">唅？</text:p>
        <text:p text:style-name="P2">Hannh?</text:p>
        <text:p text:style-name="P2"/>
        <text:p text:style-name="P2">為著咱的愛情愛提出勇氣，</text:p>
        <text:p text:style-name="P2">Uī-tio̍h lán ê ài-tsîng ài thê-tshut ióng-khì, </text:p>
        <text:p text:style-name="P2"/>
        <text:p text:style-name="P2">努力拍拚，</text:p>
        <text:p text:style-name="P2">nóo-li̍k phah-piànn, </text:p>
        <text:p text:style-name="P2"/>
        <text:p text:style-name="P2">建設著咱愛的路。</text:p>
        <text:p text:style-name="P2">kiàn-siat tio̍h lán ài ê lōo.</text:p>
        <text:p text:style-name="P2"/>
        <text:p text:style-name="P2">著愛來揣頭路，</text:p>
        <text:p text:style-name="P2">Tio̍h-ài lâi tshē thâu-lōo, </text:p>
        <text:p text:style-name="P2"/>
        <text:p text:style-name="P2">啊著，</text:p>
        <text:p text:style-name="P2">ah tio̍h, </text:p>
        <text:p text:style-name="P2"/>
        <text:p text:style-name="P2"><text:soft-page-break/>咱先來去揣厝。</text:p>
        <text:p text:style-name="P2">lán sing lâi-khì tshē tshù.</text:p>
        <text:p text:style-name="P2"/>
        <text:p text:style-name="P2">啊！</text:p>
        <text:p text:style-name="P2">Ah!</text:p>
        <text:p text:style-name="P2"/>
        <text:p text:style-name="P2">賊！</text:p>
        <text:p text:style-name="P2">Tsha̍t! </text:p>
        <text:p text:style-name="P2"/>
        <text:p text:style-name="P2">無你這个路旁屍短命，</text:p>
        <text:p text:style-name="P2">Bô lí tsit ê lōo-pông-si té-miā, </text:p>
        <text:p text:style-name="P2"/>
        <text:p text:style-name="P2">你來欲創啥貨？</text:p>
        <text:p text:style-name="P2">lí lâi beh tshòng siánn-hè?</text:p>
        <text:p text:style-name="P2"/>
        <text:p text:style-name="P2">唅？</text:p>
        <text:p text:style-name="P2">Hannh? </text:p>
        <text:p text:style-name="P2"/>
        <text:p text:style-name="P2">你罵我路旁屍啊，</text:p>
        <text:p text:style-name="P2">Lí mā guá lōo-pông-si --ah, </text:p>
        <text:p text:style-name="P2"/>
        <text:p text:style-name="P2">啊若你就是天下間最第一無情的女性。</text:p>
        <text:p text:style-name="P2">ah nā lí tō sī thian-hā-kan tsuè tē-it bô-tsîng ê lú-sìng.</text:p>
        <text:p text:style-name="P2"/>
        <text:p text:style-name="P2">唅？</text:p>
        <text:p text:style-name="P2">Hannh?</text:p>
        <text:p text:style-name="P2"/>
        <text:p text:style-name="P2">唅？</text:p>
        <text:p text:style-name="P2">Hannh?</text:p>
        <text:p text:style-name="P2"/>
        <text:p text:style-name="P2">你講我無情，</text:p>
        <text:p text:style-name="P2">Lí kóng guá bô-tsîng, </text:p>
        <text:p text:style-name="P2"/>
        <text:p text:style-name="P2">彼陣對你真純情喔，</text:p>
        <text:p text:style-name="P2">hit-tsūn tuì lí tsin sûn-tsîng --ooh, </text:p>
        <text:p text:style-name="P2"/>
        <text:p text:style-name="P2">是你對阮變心，</text:p>
        <text:p text:style-name="P2">sī lí tuì gún piàn-sim, </text:p>
        <text:p text:style-name="P2"/>
        <text:p text:style-name="P2">等你 兩 <text:s/>三 年，</text:p>
        <text:p text:style-name="P2">tán lí <text:s/>nn̄g <text:s text:c="2"/>sann <text:s/>nî, </text:p>
        <text:p text:style-name="P2"/>
        <text:p text:style-name="P2">閣全然無音訊，</text:p>
        <text:p text:style-name="P2">koh tsuân-liân bô im-sìn, </text:p>
        <text:p text:style-name="P2"/>
        <text:p text:style-name="P2">哎喲，</text:p>
        <text:p text:style-name="P2">ai-iō, </text:p>
        <text:p text:style-name="P2"/>
        <text:p text:style-name="P2">叫阮怎樣袂對你怨恨。</text:p>
        <text:p text:style-name="P2">kiò gún tsuánn-iūnn buē tuì lí uàn-hūn.</text:p>
        <text:p text:style-name="P2"/>
        <text:p text:style-name="P2">冤枉喔！</text:p>
        <text:p text:style-name="P2">Uan-óng --ooh! </text:p>
        <text:p text:style-name="P2"/>
        <text:p text:style-name="P2">彼陣因為恁阿爸喔，</text:p>
        <text:p text:style-name="P2">Hit-tsūn in-uī lín a-pâ --ooh, </text:p>
        <text:p text:style-name="P2"/>
        <text:p text:style-name="P2">看我真無目地，</text:p>
        <text:p text:style-name="P2">khuànn guá tsin bô ba̍k-tē, </text:p>
        <text:p text:style-name="P2"/>
        <text:p text:style-name="P2">嫌我瘦卑巴，</text:p>
        <text:p text:style-name="P2">hiâm guá sán-pi-pa, </text:p>
        <text:p text:style-name="P2"/>
        <text:p text:style-name="P2">閣毋願予你嫁，</text:p>
        <text:p text:style-name="P2">koh m̄-guān hōo lí kè, </text:p>
        <text:p text:style-name="P2"/>
        <text:p text:style-name="P2">哎喲，</text:p>
        <text:p text:style-name="P2">ai-iō, </text:p>
        <text:p text:style-name="P2"/>
        <text:p text:style-name="P2">現在你也敢講阮反背。</text:p>
        <text:p text:style-name="P2"><text:soft-page-break/>hiān-tsāi lí iā kánn kóng gún huán-puē.</text:p>
        <text:p text:style-name="P2"/>
        <text:p text:style-name="P2">彼陣阮爸棄嫌你喔，</text:p>
        <text:p text:style-name="P2">Hit-tsūn gún pâ khì-hiâm --lí --ooh, </text:p>
        <text:p text:style-name="P2"/>
        <text:p text:style-name="P2">阮也無愛別人，</text:p>
        <text:p text:style-name="P2">gún iā bô ài pa̍t-lâng, </text:p>
        <text:p text:style-name="P2"/>
        <text:p text:style-name="P2">堂堂男子漢，</text:p>
        <text:p text:style-name="P2">tông-tông lâm-tsú-hàn, </text:p>
        <text:p text:style-name="P2"/>
        <text:p text:style-name="P2">閣毋知人輕重，</text:p>
        <text:p text:style-name="P2">koh m̄ tsai lâng khin-tāng, </text:p>
        <text:p text:style-name="P2"/>
        <text:p text:style-name="P2">哎喲，</text:p>
        <text:p text:style-name="P2">ai-iō, </text:p>
        <text:p text:style-name="P2"/>
        <text:p text:style-name="P2">放阮孤 一 个每日怨嘆。</text:p>
        <text:p text:style-name="P2">pàng gún koo <text:s/>tsi̍t <text:s/>ê muí ji̍t uàn-thàn.</text:p>
        <text:p text:style-name="P2"/>
        <text:p text:style-name="P2">你共我騙。</text:p>
        <text:p text:style-name="P2">Lí kā guá phiàn. </text:p>
        <text:p text:style-name="P2"/>
        <text:p text:style-name="P2">彼陣阮爸真受氣唷，</text:p>
        <text:p text:style-name="P2">Hit-tsūn gún pâ tsin siū-khì --ioh, </text:p>
        <text:p text:style-name="P2"/>
        <text:p text:style-name="P2">逼我佮人結婚，</text:p>
        <text:p text:style-name="P2">pik guá kah lâng kiat-hun, </text:p>
        <text:p text:style-name="P2"/>
        <text:p text:style-name="P2">算來恁害我，</text:p>
        <text:p text:style-name="P2">sǹg lâi lín hāi guá, </text:p>
        <text:p text:style-name="P2"/>
        <text:p text:style-name="P2">閣顛倒來怨恨，</text:p>
        <text:p text:style-name="P2">koh tian-tò lâi uàn-hūn, </text:p>
        <text:p text:style-name="P2"/>
        <text:p text:style-name="P2">哎喲，</text:p>
        <text:p text:style-name="P2">ai-iō, </text:p>
        <text:p text:style-name="P2"/>
        <text:p text:style-name="P2">現在無需要共你理論。</text:p>
        <text:p text:style-name="P2">hiān-tsāi bô su-iàu kā lí lí-lūn. </text:p>
        <text:p text:style-name="P2"/>
        <text:p text:style-name="P2">阮囝𤆬來還我較要緊啦！</text:p>
        <text:p text:style-name="P2">Gún kiánn tshuā lâi hîng --guá khah iàu-kín --lah!</text:p>
        <text:p text:style-name="P2"/>
        <text:p text:style-name="P2">查某囝𤆬來還我啦！</text:p>
        <text:p text:style-name="P2">Tsa-bóo-kiánn tshuā lâi hâinn --guá --lah!</text:p>
        <text:p text:style-name="P2"/>
        <text:p text:style-name="P2"><text:s/>Î ？</text:p>
        <text:p text:style-name="P2"><text:s/>Î ? </text:p>
        <text:p text:style-name="P2"/>
        <text:p text:style-name="P2">啊你佮意是毋？</text:p>
        <text:p text:style-name="P2">Ah lí kah-ì sī --m̄?</text:p>
        <text:p text:style-name="P2"/>
        <text:p text:style-name="P2">來啊，</text:p>
        <text:p text:style-name="P2">Lâi --ah, </text:p>
        <text:p text:style-name="P2"/>
        <text:p text:style-name="P2">敢會驚你。</text:p>
        <text:p text:style-name="P2">kám ē kiann --lí. </text:p>
        <text:p text:style-name="P2"/>
        <text:p text:style-name="P2">老夭壽骨。</text:p>
        <text:p text:style-name="P2">Lāu iáu-siū kut.</text:p>
        <text:p text:style-name="P2"/>
        <text:p text:style-name="P2">喂，</text:p>
        <text:p text:style-name="P2">Ueh, </text:p>
        <text:p text:style-name="P2"/>
        <text:p text:style-name="P2">冤家是毋？</text:p>
        <text:p text:style-name="P2">uan-ke sī --m̄?</text:p>
        <text:p text:style-name="P2"/>
        <text:p text:style-name="P2">毋是啦！</text:p>
        <text:p text:style-name="P2">M̄ sī --lah!</text:p>
        <text:p text:style-name="P2"/>
        <text:p text:style-name="P2">來派出所。</text:p>
        <text:p text:style-name="P2">Lâi phài-tshut-sóo.</text:p>
        <text:p text:style-name="P2"><text:soft-page-break/></text:p>
        <text:p text:style-name="P2">阮咧運動啦。</text:p>
        <text:p text:style-name="P2">Gún leh ūn-tōng --lah!</text:p>
        <text:p text:style-name="P2"/>
        <text:p text:style-name="P2">喔，</text:p>
        <text:p text:style-name="P2">Ooh, </text:p>
        <text:p text:style-name="P2"/>
        <text:p text:style-name="P2">毋是冤家。</text:p>
        <text:p text:style-name="P2">m̄ sī uan-ke.</text:p>
        <text:p text:style-name="P2"/>
        <text:p text:style-name="P2">毋是啦！</text:p>
        <text:p text:style-name="P2">M̄ sī --lah!</text:p>
        <text:p text:style-name="P2"/>
        <text:p text:style-name="P2">恁囝有倒轉來無？</text:p>
        <text:p text:style-name="P2">Lín kiánn ū tò-tńg--lâi --bô?</text:p>
        <text:p text:style-name="P2"/>
        <text:p text:style-name="P2">無啦，</text:p>
        <text:p text:style-name="P2">Bô --lah, </text:p>
        <text:p text:style-name="P2"/>
        <text:p text:style-name="P2">猶未咧。</text:p>
        <text:p text:style-name="P2">á-bē --leh.</text:p>
        <text:p text:style-name="P2"/>
        <text:p text:style-name="P2">恁兩方若較有聯絡咧，</text:p>
        <text:p text:style-name="P2">Lín lióng-hong nā khah ū liân-lo̍k --eh, </text:p>
        <text:p text:style-name="P2"/>
        <text:p text:style-name="P2">恁囝一定早一日轉來。</text:p>
        <text:p text:style-name="P2">lín kiánn it-tīng tsá tsi̍t ji̍t tńg--lâi.</text:p>
        <text:p text:style-name="P2"/>
        <text:p text:style-name="P2">阮這馬誠有聯絡咧，</text:p>
        <text:p text:style-name="P2">Gún tsit-má tsiânn ū liân-lo̍k --leh, </text:p>
        <text:p text:style-name="P2"/>
        <text:p text:style-name="P2">你看。</text:p>
        <text:p text:style-name="P2">lí khuànn.</text:p>
        <text:p text:style-name="P2"/>
        <text:p text:style-name="P2">按呢真好。</text:p>
        <text:p text:style-name="P2">Án-ne tsin hó.</text:p>
        <text:p text:style-name="P2"/>
        <text:p text:style-name="P2">⿰啥人咧佮你聯絡。</text:p>
        <text:p text:style-name="P2">Siáng leh kah lí liân-lo̍k.</text:p>
        <text:p text:style-name="P2"/>
        <text:p text:style-name="P2">啊我這馬若無按呢講乎，</text:p>
        <text:p text:style-name="P2">Ah guá tsit-má nā bô án-ne kóng --honnh, </text:p>
        <text:p text:style-name="P2"/>
        <text:p text:style-name="P2">你就予叫去派出所咧徛喔。</text:p>
        <text:p text:style-name="P2">lí tō hōo kiò khì phài-tshut-sóo leh khiā --ooh.</text:p>
        <text:p text:style-name="P2"/>
        <text:p text:style-name="P2">袂見笑，</text:p>
        <text:p text:style-name="P2">Buē-kiàn-siàu, </text:p>
        <text:p text:style-name="P2"/>
        <text:p text:style-name="P2">老夭壽、老夭壽，</text:p>
        <text:p text:style-name="P2">lāu iáu-siū, lāu iáu-siū, </text:p>
        <text:p text:style-name="P2"/>
        <text:p text:style-name="P2">閣過來啊！</text:p>
        <text:p text:style-name="P2">koh kuè--lâi --ah!</text:p>
        <text:p text:style-name="P2"/>
        <text:p text:style-name="P2">哎。</text:p>
        <text:p text:style-name="P2">Ai.</text:p>
        <text:p text:style-name="P2"/>
        <text:p text:style-name="P2">阮囝毋知會予彼个查某共伊反背去袂？</text:p>
        <text:p text:style-name="P2">Gún kiánn m̄ tsai ē hōo hit ê tsa-bóo kā i huán-puē khì --buē?</text:p>
        <text:p text:style-name="P2"/>
        <text:p text:style-name="P2">毋知影會變成按呢無？</text:p>
        <text:p text:style-name="P2">M̄ tsai-iánn ē piàn-sîng án-ne --bô?</text:p>
        <text:p text:style-name="P2"/>
        <text:p text:style-name="P2">若是變成按呢，</text:p>
        <text:p text:style-name="P2">Nā-sī piàn-sîng án-ne,</text:p>
        <text:p text:style-name="P2"/>
        <text:p text:style-name="P2">阮兜後代的傳承是欲交代予⿰啥人咧？</text:p>
        <text:p text:style-name="P2">gún tau āu-tāi ê thuân-<text:soft-page-break/>sîng sī beh kau-tài hōo siáng --leh?</text:p>
        <text:p text:style-name="P2"/>
        <text:p text:style-name="P2">阿伯，</text:p>
        <text:p text:style-name="P2">A-peh, </text:p>
        <text:p text:style-name="P2"/>
        <text:p text:style-name="P2">阮欲賣你 一百 箍⿰爾爾呢。</text:p>
        <text:p text:style-name="P2">gún beh bē lí <text:s/>tsi̍t-pah <text:s/>khoo nia̋ --neh.</text:p>
        <text:p text:style-name="P2"/>
        <text:p text:style-name="P2">恁欲賣 一百 ？</text:p>
        <text:p text:style-name="P2">Lín beh buē <text:s/>tsi̍t-pah ? </text:p>
        <text:p text:style-name="P2"/>
        <text:p text:style-name="P2">我就 兩百 箍才欲買，</text:p>
        <text:p text:style-name="P2">Guá tō <text:s/>nn̄g-pah <text:s/>khoo tsiah beh bué, </text:p>
        <text:p text:style-name="P2"/>
        <text:p text:style-name="P2">袂用得是毋？</text:p>
        <text:p text:style-name="P2">buē-īng-eh sī --m̄?</text:p>
        <text:p text:style-name="P2"/>
        <text:p text:style-name="P2">阿伯，</text:p>
        <text:p text:style-name="P2">A-peh, </text:p>
        <text:p text:style-name="P2"/>
        <text:p text:style-name="P2">真多謝。</text:p>
        <text:p text:style-name="P2">tsin to-siā.</text:p>
        <text:p text:style-name="P2"/>
        <text:p text:style-name="P2">阿伯，</text:p>
        <text:p text:style-name="P2">A-peh, </text:p>
        <text:p text:style-name="P2"/>
        <text:p text:style-name="P2">真多謝。</text:p>
        <text:p text:style-name="P2">tsin to-siā.</text:p>
        <text:p text:style-name="P2"/>
        <text:p text:style-name="P2">今，</text:p>
        <text:p text:style-name="P2">Tann, </text:p>
        <text:p text:style-name="P2"/>
        <text:p text:style-name="P2">這號查某衫我哪有路用？</text:p>
        <text:p text:style-name="P2">tsit lō tsa-bóo sann guá ná ū lōo-īng?</text:p>
        <text:p text:style-name="P2"/>
        <text:p text:style-name="P2">阿伯，</text:p>
        <text:p text:style-name="P2">A-peh, </text:p>
        <text:p text:style-name="P2"/>
        <text:p text:style-name="P2">你的衫，</text:p>
        <text:p text:style-name="P2">lí ê sann, </text:p>
        <text:p text:style-name="P2"/>
        <text:p text:style-name="P2">衫落去矣。</text:p>
        <text:p text:style-name="P2">sann lak--khì --ah.</text:p>
        <text:p text:style-name="P2"/>
        <text:p text:style-name="P2">你抾著是毋？</text:p>
        <text:p text:style-name="P2">Lí khioh--tio̍h sī --m̄? </text:p>
        <text:p text:style-name="P2"/>
        <text:p text:style-name="P2">抾著就是你的，</text:p>
        <text:p text:style-name="P2">Khioh--tio̍h tō sī lí ê, </text:p>
        <text:p text:style-name="P2"/>
        <text:p text:style-name="P2">因為這領衫是我無愛挃才挕捒，</text:p>
        <text:p text:style-name="P2">in-uī tsit niá sann sī guá bô ài ti̍h tsiah hìnn-sak, </text:p>
        <text:p text:style-name="P2"/>
        <text:p text:style-name="P2">所以你抾著就是你的。</text:p>
        <text:p text:style-name="P2">sóo-í lí khioh--tio̍h tō sī lí ê.</text:p>
        <text:p text:style-name="P2"/>
        <text:p text:style-name="P2">阿伯，</text:p>
        <text:p text:style-name="P2">A-peh, </text:p>
        <text:p text:style-name="P2"/>
        <text:p text:style-name="P2">這个恩情我永遠毋敢共你袂記得。</text:p>
        <text:p text:style-name="P2">tsit ê un-tsîng guá íng-uán m̄ kánn kā lí bē-kì-lit.</text:p>
        <text:p text:style-name="P2"/>
        <text:p text:style-name="P2">袂記得也無要緊，</text:p>
        <text:p text:style-name="P2">Bē-kì-eh ā bô iàu-kín, </text:p>
        <text:p text:style-name="P2"/>
        <text:p text:style-name="P2">恁兩个愛緊倒轉去，</text:p>
        <text:p text:style-name="P2">lín nn̄g ê ài kín tò-tńg--khì, </text:p>
        <text:p text:style-name="P2"/>
        <text:p text:style-name="P2">厝裡爸母一定真思念恁，</text:p>
        <text:p text:style-name="P2">tshù--e pē-bú it-tīng tsin su-liām --lín, </text:p>
        <text:p text:style-name="P2"><text:soft-page-break/></text:p>
        <text:p text:style-name="P2"><text:s/>一 日等過 一 日，</text:p>
        <text:p text:style-name="P2"><text:s/>tsi̍t <text:s/>li̍t tán kè <text:s/>tsi̍t <text:s/>li̍t, </text:p>
        <text:p text:style-name="P2"/>
        <text:p text:style-name="P2">下神拜佛，</text:p>
        <text:p text:style-name="P2">hē sîn pài pu̍t, </text:p>
        <text:p text:style-name="P2"/>
        <text:p text:style-name="P2">也是希望恁看會早 一 日倒轉去抑袂，</text:p>
        <text:p text:style-name="P2">iā sī hi-bāng lín khuànn ē tsá <text:s/>tsi̍t <text:s/>ji̍t tò-tńg--khì iah buē, </text:p>
        <text:p text:style-name="P2"/>
        <text:p text:style-name="P2">毋通予序大人煩惱，</text:p>
        <text:p text:style-name="P2">m̄-thang hōo sī-tuā-lâng huân-ló, </text:p>
        <text:p text:style-name="P2"/>
        <text:p text:style-name="P2">才是有孝。</text:p>
        <text:p text:style-name="P2">tsiah sī iú-hàu.</text:p>
        <text:p text:style-name="P2"/>
        <text:p text:style-name="P2">阿伯，</text:p>
        <text:p text:style-name="P2">A-peh, </text:p>
        <text:p text:style-name="P2"/>
        <text:p text:style-name="P2">我知影。</text:p>
        <text:p text:style-name="P2">guá tsai-iánn.</text:p>
        <text:p text:style-name="P2"/>
        <text:p text:style-name="P2">講起來，</text:p>
        <text:p text:style-name="P2">Kóng --khí-lâi, </text:p>
        <text:p text:style-name="P2"/>
        <text:p text:style-name="P2">真見笑，</text:p>
        <text:p text:style-name="P2">tsin kiàn-siàu, </text:p>
        <text:p text:style-name="P2"/>
        <text:p text:style-name="P2">我會予這个囝佮恁仝款，</text:p>
        <text:p text:style-name="P2">guá ē hōo tsit ê kiánn kah lín kāng-khuán, </text:p>
        <text:p text:style-name="P2"/>
        <text:p text:style-name="P2">為著婚姻脫離家庭，</text:p>
        <text:p text:style-name="P2">uī-tio̍h hun-in thuat-lī ka-tîng, </text:p>
        <text:p text:style-name="P2"/>
        <text:p text:style-name="P2">已經、已經 六 個月過 三 工矣，</text:p>
        <text:p text:style-name="P2">í-king, í-king <text:s/>la̍k <text:s/>kò ge̍h kè <text:s/>sann <text:s/>kang --ah, </text:p>
        <text:p text:style-name="P2"/>
        <text:p text:style-name="P2">這个中間，</text:p>
        <text:p text:style-name="P2">tsit ê tiong-kan, </text:p>
        <text:p text:style-name="P2"/>
        <text:p text:style-name="P2">我食齋佇咧過日。</text:p>
        <text:p text:style-name="P2">guá si̍t-tsai tī-leh kè-li̍t. </text:p>
        <text:p text:style-name="P2"/>
        <text:p text:style-name="P2">恁兩个予我拜託一下好毋？</text:p>
        <text:p text:style-name="P2">Lín nn̄g ê hōo guá pài-thok --tsi̍t-ē hó --m̄?</text:p>
        <text:p text:style-name="P2"/>
        <text:p text:style-name="P2">阿伯，</text:p>
        <text:p text:style-name="P2">A-peh, </text:p>
        <text:p text:style-name="P2"/>
        <text:p text:style-name="P2">啥物代誌是毋？</text:p>
        <text:p text:style-name="P2">siánn-mih tāi-tsì sī --m̄?</text:p>
        <text:p text:style-name="P2"/>
        <text:p text:style-name="P2">拜託你叫我一聲爸爸好毋？</text:p>
        <text:p text:style-name="P2">Pài-thok lí kiò guá tsi̍t siann pá-pah hó --m̄?</text:p>
        <text:p text:style-name="P2"/>
        <text:p text:style-name="P2">好啦，</text:p>
        <text:p text:style-name="P2">Hó --lah, </text:p>
        <text:p text:style-name="P2"/>
        <text:p text:style-name="P2">咱共叫，</text:p>
        <text:p text:style-name="P2">lán kā kiò, </text:p>
        <text:p text:style-name="P2"/>
        <text:p text:style-name="P2">好啦。</text:p>
        <text:p text:style-name="P2">hó --lah.</text:p>
        <text:p text:style-name="P2"/>
        <text:p text:style-name="P2">假的也好，</text:p>
        <text:p text:style-name="P2">Ké--ê iā hó, </text:p>
        <text:p text:style-name="P2"/>
        <text:p text:style-name="P2">你同情我這个老大人，</text:p>
        <text:p text:style-name="P2">lí tông-tsîng guá tsit ê <text:soft-page-break/>lāu-tuā-lâng, </text:p>
        <text:p text:style-name="P2"/>
        <text:p text:style-name="P2">思念囝兒的心情，</text:p>
        <text:p text:style-name="P2">su-liām kiánn-lî ê sim-tsîng, </text:p>
        <text:p text:style-name="P2"/>
        <text:p text:style-name="P2">叫一聲安慰我好毋？</text:p>
        <text:p text:style-name="P2">kiò tsi̍t siann an-uì --guá hó --m̄?</text:p>
        <text:p text:style-name="P2"/>
        <text:p text:style-name="P2">好。</text:p>
        <text:p text:style-name="P2">Hó.</text:p>
        <text:p text:style-name="P2"/>
        <text:p text:style-name="P2">好。</text:p>
        <text:p text:style-name="P2">Hó.</text:p>
        <text:p text:style-name="P2"/>
        <text:p text:style-name="P2">爸、爸爸。</text:p>
        <text:p text:style-name="P2">Pá, pá-pah.</text:p>
        <text:p text:style-name="P2"/>
        <text:p text:style-name="P2">啊，</text:p>
        <text:p text:style-name="P2">Ah, </text:p>
        <text:p text:style-name="P2"/>
        <text:p text:style-name="P2">哎喲，</text:p>
        <text:p text:style-name="P2">ai-iō, </text:p>
        <text:p text:style-name="P2"/>
        <text:p text:style-name="P2">誠好、誠好，</text:p>
        <text:p text:style-name="P2">tsiânn hó, tsiânn hó, </text:p>
        <text:p text:style-name="P2"/>
        <text:p text:style-name="P2">啊，</text:p>
        <text:p text:style-name="P2">ah, </text:p>
        <text:p text:style-name="P2"/>
        <text:p text:style-name="P2">毋知是久無聽著抑毋是，</text:p>
        <text:p text:style-name="P2">m̄ tsai sī kú bô thiann--tio̍h iah m̄ sī, </text:p>
        <text:p text:style-name="P2"/>
        <text:p text:style-name="P2">連聲音都佮阮後的誠仝款。</text:p>
        <text:p text:style-name="P2">liân siann-im to kah gún hāu--ê tsiânn kāng-khuán. </text:p>
        <text:p text:style-name="P2"/>
        <text:p text:style-name="P2">不孝囝！</text:p>
        <text:p text:style-name="P2">Put-hàu kiánn! </text:p>
        <text:p text:style-name="P2"/>
        <text:p text:style-name="P2">毋知爸母怎樣飼你大漢，</text:p>
        <text:p text:style-name="P2">M̄ tsai pē-bú tsánn-iūnn tshī lí tuā-hàn, </text:p>
        <text:p text:style-name="P2"/>
        <text:p text:style-name="P2">是用偌濟心神你知毋？</text:p>
        <text:p text:style-name="P2">sī iōng guā-tsuē sim-sîn lí tsai --m̄? </text:p>
        <text:p text:style-name="P2"/>
        <text:p text:style-name="P2">失禮、失禮！</text:p>
        <text:p text:style-name="P2">Sit-lé, sit-lé! </text:p>
        <text:p text:style-name="P2"/>
        <text:p text:style-name="P2">我毋是咧罵恁啦，</text:p>
        <text:p text:style-name="P2">Guá m̄ sī leh mā --lín --lah, </text:p>
        <text:p text:style-name="P2"/>
        <text:p text:style-name="P2">我是佇咧罵離開我彼个囝啦。</text:p>
        <text:p text:style-name="P2">guá sī tī-leh mā lī-khui guá hit ê kiánn --lah. </text:p>
        <text:p text:style-name="P2"/>
        <text:p text:style-name="P2">自離開了後，</text:p>
        <text:p text:style-name="P2">Tsū lī-khui liáu-āu, </text:p>
        <text:p text:style-name="P2"/>
        <text:p text:style-name="P2">無論好天抑是落雨，</text:p>
        <text:p text:style-name="P2">bô-lūn hó-thinn iah-sī lo̍h-hōo, </text:p>
        <text:p text:style-name="P2"/>
        <text:p text:style-name="P2">我就每日四界佇咧揣in，</text:p>
        <text:p text:style-name="P2">guá tō muí-li̍t sì-kuè tī-leh tshē --in, </text:p>
        <text:p text:style-name="P2"/>
        <text:p text:style-name="P2">希望in看會早 一 日倒轉來抑袂？</text:p>
        <text:p text:style-name="P2">hi-bāng in khuànn ē tsá <text:s/>tsi̍t <text:s/>li̍t tò-tńg--lâi iah buē? </text:p>
        <text:p text:style-name="P2"/>
        <text:p text:style-name="P2"><text:s/>阿伯、阿伯。</text:p>
        <text:p text:style-name="P2">A-peh, a-peh.</text:p>
        <text:p text:style-name="P2"/>
        <text:p text:style-name="P2"><text:soft-page-break/>世風日下，</text:p>
        <text:p text:style-name="P2">Sè-hong-li̍t-hā, </text:p>
        <text:p text:style-name="P2"/>
        <text:p text:style-name="P2">人心不古。</text:p>
        <text:p text:style-name="P2">lîn-sim-put-kóo.</text:p>
        <text:p text:style-name="P2"/>
        <text:p text:style-name="P2"><text:s/>文德 ，</text:p>
        <text:p text:style-name="P2"><text:s/>Bûn-tik , </text:p>
        <text:p text:style-name="P2"/>
        <text:p text:style-name="P2">⿰下昏暗就較早轉來喔。</text:p>
        <text:p text:style-name="P2">i̋ng-àm tō khah-tsá tńg--lâi --ooh.</text:p>
        <text:p text:style-name="P2"/>
        <text:p text:style-name="P2">我若較慢轉來，</text:p>
        <text:p text:style-name="P2">Guá nā khah bān tńg--lâi, </text:p>
        <text:p text:style-name="P2"/>
        <text:p text:style-name="P2">你先食嘛。</text:p>
        <text:p text:style-name="P2">lí sing tsia̍h --mah.</text:p>
        <text:p text:style-name="P2"/>
        <text:p text:style-name="P2">毋啦，</text:p>
        <text:p text:style-name="P2">M̄ --lah, </text:p>
        <text:p text:style-name="P2"/>
        <text:p text:style-name="P2">你若無轉來，</text:p>
        <text:p text:style-name="P2">lí nā bô tńg--lâi, </text:p>
        <text:p text:style-name="P2"/>
        <text:p text:style-name="P2">人我食袂落去。</text:p>
        <text:p text:style-name="P2">lâng guá tsia̍h buē lo̍h--khì. </text:p>
        <text:p text:style-name="P2"/>
        <text:p text:style-name="P2">猶閣有 三十六 箍半。</text:p>
        <text:p text:style-name="P2">Ah-koh ū <text:s/>sann-tsa̍p-la̍k <text:s/>khoo puànn.</text:p>
        <text:p text:style-name="P2"/>
        <text:p text:style-name="P2"><text:s/>石 先生久見乎？</text:p>
        <text:p text:style-name="P2"><text:s/>Tsio̍h <text:s/>--sian-sinn kiú kiàn --honnh?</text:p>
        <text:p text:style-name="P2"/>
        <text:p text:style-name="P2">爸久見。</text:p>
        <text:p text:style-name="P2">Pâ kiú kiàn.</text:p>
        <text:p text:style-name="P2"/>
        <text:p text:style-name="P2">咱遮久矣毋知去佇佗位乎？</text:p>
        <text:p text:style-name="P2">Lán tsiah kú --ah m̄ tsai khì tī tó-uī --honnh?</text:p>
        <text:p text:style-name="P2"/>
        <text:p text:style-name="P2">Eh，</text:p>
        <text:p text:style-name="P2">Eh,</text:p>
        <text:p text:style-name="P2"/>
        <text:p text:style-name="P2">咧食頭路啦。</text:p>
        <text:p text:style-name="P2">leh tsia̍h-thâu-lōo --lah.</text:p>
        <text:p text:style-name="P2"/>
        <text:p text:style-name="P2">喔，</text:p>
        <text:p text:style-name="P2">Ooh, </text:p>
        <text:p text:style-name="P2"/>
        <text:p text:style-name="P2">恭喜、恭喜。</text:p>
        <text:p text:style-name="P2">kiong-hí, kiong-hí. </text:p>
        <text:p text:style-name="P2"/>
        <text:p text:style-name="P2">你敢攏無想欲揣恁外媽in囝婿坐坐咧乎？</text:p>
        <text:p text:style-name="P2">Lí kám lóng bô siūnn-beh tshē lín guā-má in kiánn-sài tsē-tsē--leh --honnh?</text:p>
        <text:p text:style-name="P2"/>
        <text:p text:style-name="P2">Eh，</text:p>
        <text:p text:style-name="P2">Eh, </text:p>
        <text:p text:style-name="P2"/>
        <text:p text:style-name="P2">我才考慮看覓咧。</text:p>
        <text:p text:style-name="P2">guá tsiah khó-lū khuànn-māi --leh.</text:p>
        <text:p text:style-name="P2"/>
        <text:p text:style-name="P2">乎，</text:p>
        <text:p text:style-name="P2">Honnh, </text:p>
        <text:p text:style-name="P2"/>
        <text:p text:style-name="P2">考慮喔？</text:p>
        <text:p text:style-name="P2">khó-lū --ooh? </text:p>
        <text:p text:style-name="P2"/>
        <text:p text:style-name="P2">不孝囝！</text:p>
        <text:p text:style-name="P2">Put-hàu kiánn! </text:p>
        <text:p text:style-name="P2"/>
        <text:p text:style-name="P2">轉來！</text:p>
        <text:p text:style-name="P2">Tńg--lâi! </text:p>
        <text:p text:style-name="P2"><text:soft-page-break/></text:p>
        <text:p text:style-name="P2">哼。</text:p>
        <text:p text:style-name="P2">Hngh.</text:p>
        <text:p text:style-name="P2"/>
        <text:p text:style-name="P2">喂！</text:p>
        <text:p text:style-name="P2">Eh! </text:p>
        <text:p text:style-name="P2"/>
        <text:p text:style-name="P2">爸，</text:p>
        <text:p text:style-name="P2">Pâ, </text:p>
        <text:p text:style-name="P2"/>
        <text:p text:style-name="P2">你若毋允准阮 兩 个結婚，</text:p>
        <text:p text:style-name="P2">lí nā m̄ ín-tsún gún <text:s/>nn̄g <text:s/>ê kiat-hun, </text:p>
        <text:p text:style-name="P2"/>
        <text:p text:style-name="P2">我毋轉去。</text:p>
        <text:p text:style-name="P2">guá m̄ tńg--khì.</text:p>
        <text:p text:style-name="P2"/>
        <text:p text:style-name="P2">袂當予你講毋！</text:p>
        <text:p text:style-name="P2">Buē-tàng hōo lí kóng m̄! </text:p>
        <text:p text:style-name="P2"/>
        <text:p text:style-name="P2">恁爸若無共你。</text:p>
        <text:p text:style-name="P2">Lín-pē nā bô kā lí.</text:p>
        <text:p text:style-name="P2"/>
        <text:p text:style-name="P2">爸！</text:p>
        <text:p text:style-name="P2">Pâ! </text:p>
        <text:p text:style-name="P2"/>
        <text:p text:style-name="P2">Oo-tóo-bái來矣！</text:p>
        <text:p text:style-name="P2">Oo-tóo-bái lâi --ah!</text:p>
        <text:p text:style-name="P2"/>
        <text:p text:style-name="P2">喂喂喂死囡仔你啊，</text:p>
        <text:p text:style-name="P2">Eh eh eh sí-gín-á lí --ah, </text:p>
        <text:p text:style-name="P2"/>
        <text:p text:style-name="P2">一定是蹛佇這附近啦。</text:p>
        <text:p text:style-name="P2">it-tīng sī tuà tī tsit hù-kūn --lah.</text:p>
        <text:p text:style-name="P2"/>
        <text:p text:style-name="P2">喂，</text:p>
        <text:p text:style-name="P2">Eh, </text:p>
        <text:p text:style-name="P2"/>
        <text:p text:style-name="P2">較緊咧。</text:p>
        <text:p text:style-name="P2">khah kín --leh.</text:p>
        <text:p text:style-name="P2"/>
        <text:p text:style-name="P2">緊啥物啦？</text:p>
        <text:p text:style-name="P2">Kín siánn-mih --lah?</text:p>
        <text:p text:style-name="P2"/>
        <text:p text:style-name="P2">今仔禮拜日呢！</text:p>
        <text:p text:style-name="P2">Kin-á lé-pài-li̍t --neh! </text:p>
        <text:p text:style-name="P2"/>
        <text:p text:style-name="P2">來看 一 場電影，</text:p>
        <text:p text:style-name="P2">Lâi khuànn <text:s/>tsi̍t <text:s/>tiûnn tiān-iánn, </text:p>
        <text:p text:style-name="P2"/>
        <text:p text:style-name="P2">啊⿰下昏暗莫煮，</text:p>
        <text:p text:style-name="P2">ah i̋ng-àm mài tsú, </text:p>
        <text:p text:style-name="P2"/>
        <text:p text:style-name="P2">食圓環，</text:p>
        <text:p text:style-name="P2">tsia̍h înn-khuân, </text:p>
        <text:p text:style-name="P2"/>
        <text:p text:style-name="P2">食了閣來看 一 場。</text:p>
        <text:p text:style-name="P2">tsia̍h liáu koh-lâi khuànn <text:s/>tsi̍t <text:s/>tiûnn.</text:p>
        <text:p text:style-name="P2"/>
        <text:p text:style-name="P2">唅？</text:p>
        <text:p text:style-name="P2">Hannh? </text:p>
        <text:p text:style-name="P2"/>
        <text:p text:style-name="P2">厝稅錢欠人 兩 月日，</text:p>
        <text:p text:style-name="P2">Tshù-sè tsînn khiàm lâng <text:s/>nn̄g <text:s/>ge̍h-li̍t, </text:p>
        <text:p text:style-name="P2"/>
        <text:p text:style-name="P2">你也欠人規 百 斤矣，</text:p>
        <text:p text:style-name="P2">lí iā khiàm lâng kui <text:s/>pah <text:s/>kun --ah, </text:p>
        <text:p text:style-name="P2"/>
        <text:p text:style-name="P2">明仔載無錢通買菜，</text:p>
        <text:p text:style-name="P2">bîn-á-tsài bô tsînn thang bé tshài, </text:p>
        <text:p text:style-name="P2"/>
        <text:p text:style-name="P2">你猶閣想欲看電影、食圓環？</text:p>
        <text:p text:style-name="P2">lí iah-koh siūnn-beh khuànn tiān-iánn, tsia̍h <text:soft-page-break/>înn-khuân?</text:p>
        <text:p text:style-name="P2"/>
        <text:p text:style-name="P2">哼，</text:p>
        <text:p text:style-name="P2">Hngh, </text:p>
        <text:p text:style-name="P2"/>
        <text:p text:style-name="P2">人對拜一做起，</text:p>
        <text:p text:style-name="P2">lâng tuì pài-it tsò khí, </text:p>
        <text:p text:style-name="P2"/>
        <text:p text:style-name="P2">艱苦 六 工矣呢，</text:p>
        <text:p text:style-name="P2">kan-khóo <text:s/>la̍k <text:s/>kang --ah --neh, </text:p>
        <text:p text:style-name="P2"/>
        <text:p text:style-name="P2">也無通𤆬人看電影。</text:p>
        <text:p text:style-name="P2">ā bô thang tshuā lâng khuànn tiān-iánn. </text:p>
        <text:p text:style-name="P2"/>
        <text:p text:style-name="P2">⿰啥人叫你頇顢趁錢？</text:p>
        <text:p text:style-name="P2">Siáng kiò lí hân-bān thàn-tsînn?</text:p>
        <text:p text:style-name="P2"/>
        <text:p text:style-name="P2">唅？</text:p>
        <text:p text:style-name="P2">Hannh? </text:p>
        <text:p text:style-name="P2"/>
        <text:p text:style-name="P2">頇顢趁錢是你害我的呢！</text:p>
        <text:p text:style-name="P2">Hân-bān thàn-tsînn sī lí hāi --guá --ê --neh!</text:p>
        <text:p text:style-name="P2"/>
        <text:p text:style-name="P2">是按怎我害你的？</text:p>
        <text:p text:style-name="P2">Sī-án-nuá guá hāi --lí --ê?</text:p>
        <text:p text:style-name="P2"/>
        <text:p text:style-name="P2">哼，</text:p>
        <text:p text:style-name="P2">Hngh, </text:p>
        <text:p text:style-name="P2"/>
        <text:p text:style-name="P2">我錯矣，</text:p>
        <text:p text:style-name="P2">guá tshò --ah, </text:p>
        <text:p text:style-name="P2"/>
        <text:p text:style-name="P2">我應該對事業基礎先來建設，</text:p>
        <text:p text:style-name="P2">guá ìng-kai tuì sū-gia̍p ki-tshóo sing lâi kiàn-siat, </text:p>
        <text:p text:style-name="P2"/>
        <text:p text:style-name="P2">成功了才來結婚。</text:p>
        <text:p text:style-name="P2">sîng-kong liáu tsiah lâi kiat-hun. </text:p>
        <text:p text:style-name="P2"/>
        <text:p text:style-name="P2">你共我講愛情比啥物較偉大，</text:p>
        <text:p text:style-name="P2">Lí kā guá kóng ài-tsîng pí siánn-mih khah uí-tāi, </text:p>
        <text:p text:style-name="P2"/>
        <text:p text:style-name="P2">從我脫離家庭，</text:p>
        <text:p text:style-name="P2">tsîng guá thuat-lī ka-tîng, </text:p>
        <text:p text:style-name="P2"/>
        <text:p text:style-name="P2">今仔日經濟的困苦，</text:p>
        <text:p text:style-name="P2">kin-á-li̍t king-tsè ê khùn-khóo, </text:p>
        <text:p text:style-name="P2"/>
        <text:p text:style-name="P2">是啥物人害的？</text:p>
        <text:p text:style-name="P2">sī siánn-mih lâng hāi --ê? </text:p>
        <text:p text:style-name="P2"/>
        <text:p text:style-name="P2">哼。</text:p>
        <text:p text:style-name="P2">Hngh.</text:p>
        <text:p text:style-name="P2"/>
        <text:p text:style-name="P2">失禮啦，</text:p>
        <text:p text:style-name="P2">Sit-lé --lah, </text:p>
        <text:p text:style-name="P2"/>
        <text:p text:style-name="P2">過去的代誌莫閣講矣，</text:p>
        <text:p text:style-name="P2">kè-khì ê tāi-tsì mài koh kóng --ah, </text:p>
        <text:p text:style-name="P2"/>
        <text:p text:style-name="P2">攏是我的毋著，</text:p>
        <text:p text:style-name="P2">lóng sī guá ê m̄-tio̍h, </text:p>
        <text:p text:style-name="P2"/>
        <text:p text:style-name="P2">莫受氣啦，</text:p>
        <text:p text:style-name="P2">mài siūnn-khì --lah, </text:p>
        <text:p text:style-name="P2"/>
        <text:p text:style-name="P2">好無？</text:p>
        <text:p text:style-name="P2">hó --bô?</text:p>
        <text:p text:style-name="P2"/>
        <text:p text:style-name="P2"><text:soft-page-break/>好啦好啦好啦。</text:p>
        <text:p text:style-name="P2">Hó --lah hó --lah hó --lah.</text:p>
        <text:p text:style-name="P2"/>
        <text:p text:style-name="P2">恁逐家來看覓，</text:p>
        <text:p text:style-name="P2">Lín ta̍k-ke lâi khuànn-māi, </text:p>
        <text:p text:style-name="P2"/>
        <text:p text:style-name="P2">看彼个彼个咧相拍啦，</text:p>
        <text:p text:style-name="P2">khuànn hit ê hit ê leh sio-phah --lah, </text:p>
        <text:p text:style-name="P2"/>
        <text:p text:style-name="P2">按呢啦，</text:p>
        <text:p text:style-name="P2">án-ne --lah, </text:p>
        <text:p text:style-name="P2"/>
        <text:p text:style-name="P2">閣貼這號貨啦。</text:p>
        <text:p text:style-name="P2">koh tah tsit lō hè --lah.</text:p>
        <text:p text:style-name="P2"/>
        <text:p text:style-name="P2">真趣味。</text:p>
        <text:p text:style-name="P2">Tsin tshù-bī.</text:p>
        <text:p text:style-name="P2"/>
        <text:p text:style-name="P2">今仔日閣相拍日啦。</text:p>
        <text:p text:style-name="P2">Kin-á-ji̍t koh sio-phah li̍t --lah.</text:p>
        <text:p text:style-name="P2"/>
        <text:p text:style-name="P2">哇，</text:p>
        <text:p text:style-name="P2">Uah, </text:p>
        <text:p text:style-name="P2"/>
        <text:p text:style-name="P2">真骨力咧！</text:p>
        <text:p text:style-name="P2">tsin kut-la̍t --leh!</text:p>
        <text:p text:style-name="P2"/>
        <text:p text:style-name="P2">看覓咧。</text:p>
        <text:p text:style-name="P2">Khuànn-māi --leh.</text:p>
        <text:p text:style-name="P2"/>
        <text:p text:style-name="P2">哇，</text:p>
        <text:p text:style-name="P2">Uah, </text:p>
        <text:p text:style-name="P2"/>
        <text:p text:style-name="P2">拍甲按呢，</text:p>
        <text:p text:style-name="P2">phah kah án-ne, </text:p>
        <text:p text:style-name="P2"/>
        <text:p text:style-name="P2">人咧相拍喔，</text:p>
        <text:p text:style-name="P2">lâng leh sio-phah --ooh, </text:p>
        <text:p text:style-name="P2"/>
        <text:p text:style-name="P2">袂䆀喔。</text:p>
        <text:p text:style-name="P2">bē-bái --ooh.</text:p>
        <text:p text:style-name="P2"/>
        <text:p text:style-name="P2">予你死！</text:p>
        <text:p text:style-name="P2">Hōo lí sí! </text:p>
        <text:p text:style-name="P2"/>
        <text:p text:style-name="P2">予你死！</text:p>
        <text:p text:style-name="P2">Hōo lí sí!</text:p>
        <text:p text:style-name="P2"/>
        <text:p text:style-name="P2">看袂著按呢。</text:p>
        <text:p text:style-name="P2">Khuànn bē tio̍h án-ne.</text:p>
        <text:p text:style-name="P2"/>
        <text:p text:style-name="P2">哎喲！</text:p>
        <text:p text:style-name="P2">Ai-iō! </text:p>
        <text:p text:style-name="P2"/>
        <text:p text:style-name="P2">哎喲！</text:p>
        <text:p text:style-name="P2">Ai-iō!</text:p>
        <text:p text:style-name="P2"/>
        <text:p text:style-name="P2">囡仔毋通倚，</text:p>
        <text:p text:style-name="P2">Gín-á m̄ thang uá, </text:p>
        <text:p text:style-name="P2"/>
        <text:p text:style-name="P2">囡仔毋通倚。</text:p>
        <text:p text:style-name="P2">gín-á m̄ thang uá. </text:p>
        <text:p text:style-name="P2"/>
        <text:p text:style-name="P2">囡仔較閃咧！</text:p>
        <text:p text:style-name="P2">Gín-á khah siám --leh! </text:p>
        <text:p text:style-name="P2"/>
        <text:p text:style-name="P2">囡仔較閃！</text:p>
        <text:p text:style-name="P2">Gín-á khah siám!</text:p>
        <text:p text:style-name="P2"/>
        <text:p text:style-name="P2">可惡啊你！</text:p>
        <text:p text:style-name="P2">Khó-ònn --ah lí! </text:p>
        <text:p text:style-name="P2"/>
        <text:p text:style-name="P2">哎喲、哎喲、哎喲！</text:p>
        <text:p text:style-name="P2">Ai-iō! Ai-iō! Ai-iō!</text:p>
        <text:p text:style-name="P2"/>
        <text:p text:style-name="P2">予你拍甲按呢！</text:p>
        <text:p text:style-name="P2">Hōo lí phah kah án-ne!</text:p>
        <text:p text:style-name="P2"><text:soft-page-break/></text:p>
        <text:p text:style-name="P2">差不多矣的款喔？</text:p>
        <text:p text:style-name="P2">Tsha-put-to --ah ê khuán --ooh? </text:p>
        <text:p text:style-name="P2"/>
        <text:p text:style-name="P2">好矣，</text:p>
        <text:p text:style-name="P2">Hó --ah, </text:p>
        <text:p text:style-name="P2"/>
        <text:p text:style-name="P2">差不多矣、差不多矣、差不多矣。</text:p>
        <text:p text:style-name="P2">tsha-put-to --ah, tsha-put-to --ah, tsha-put-to --ah.</text:p>
        <text:p text:style-name="P2"/>
        <text:p text:style-name="P2">欲出來矣喔？</text:p>
        <text:p text:style-name="P2">Beh tshut--lâi --ah --ooh? </text:p>
        <text:p text:style-name="P2"/>
        <text:p text:style-name="P2">出來的款喔？</text:p>
        <text:p text:style-name="P2">Tshut--lâi ê khuán --ooh? </text:p>
        <text:p text:style-name="P2"/>
        <text:p text:style-name="P2">點鐘，</text:p>
        <text:p text:style-name="P2">Tiám-tsing, </text:p>
        <text:p text:style-name="P2"/>
        <text:p text:style-name="P2">點鐘，</text:p>
        <text:p text:style-name="P2">tiám-tsing, </text:p>
        <text:p text:style-name="P2"/>
        <text:p text:style-name="P2">點鐘，</text:p>
        <text:p text:style-name="P2">tiám-tsing, </text:p>
        <text:p text:style-name="P2"/>
        <text:p text:style-name="P2">欲出來矣。</text:p>
        <text:p text:style-name="P2">beh tshut--lâi --ah.</text:p>
        <text:p text:style-name="P2"/>
        <text:p text:style-name="P2">喔來來來，</text:p>
        <text:p text:style-name="P2">Ooh lâi lâi lâi, </text:p>
        <text:p text:style-name="P2"/>
        <text:p text:style-name="P2">好矣。</text:p>
        <text:p text:style-name="P2">hó --ah.</text:p>
        <text:p text:style-name="P2"/>
        <text:p text:style-name="P2">拍甲按呢。</text:p>
        <text:p text:style-name="P2">Phah kah án-ne.</text:p>
        <text:p text:style-name="P2"/>
        <text:p text:style-name="P2">阮到這馬已經結束矣，</text:p>
        <text:p text:style-name="P2">Gún kàu tsit-má í-king kiat-sok --ah, </text:p>
        <text:p text:style-name="P2"/>
        <text:p text:style-name="P2">嘿嘿。</text:p>
        <text:p text:style-name="P2">heh heh. </text:p>
        <text:p text:style-name="P2"/>
        <text:p text:style-name="P2">Eh？</text:p>
        <text:p text:style-name="P2">Eh? </text:p>
        <text:p text:style-name="P2"/>
        <text:p text:style-name="P2">啊你遮哪會烏烏啦？</text:p>
        <text:p text:style-name="P2">Ah lí tsia ná ē oo-oo --lah?</text:p>
        <text:p text:style-name="P2"/>
        <text:p text:style-name="P2">哎喲，</text:p>
        <text:p text:style-name="P2">Ai-iō, </text:p>
        <text:p text:style-name="P2"/>
        <text:p text:style-name="P2">疼甲欲死，</text:p>
        <text:p text:style-name="P2">thiànn kah beh sí, </text:p>
        <text:p text:style-name="P2"/>
        <text:p text:style-name="P2">eh？</text:p>
        <text:p text:style-name="P2">eh? </text:p>
        <text:p text:style-name="P2"/>
        <text:p text:style-name="P2">啊你這哪會咧流血？</text:p>
        <text:p text:style-name="P2">Ah lí tse ná ē lih lâu-huih?</text:p>
        <text:p text:style-name="P2"/>
        <text:p text:style-name="P2">拍甲按呢。</text:p>
        <text:p text:style-name="P2">Phah kah án-ni.</text:p>
        <text:p text:style-name="P2"/>
        <text:p text:style-name="P2">笑啥貨啦？</text:p>
        <text:p text:style-name="P2">Tshiò siánn-hè --lah? </text:p>
        <text:p text:style-name="P2"/>
        <text:p text:style-name="P2">翁某做陣往往講話嘛會相逆，</text:p>
        <text:p text:style-name="P2">Ang-bóo tsuè-tīn íng-íng kóng-uē mā ē sio-gi̍k, </text:p>
        <text:p text:style-name="P2"/>
        <text:p text:style-name="P2">我若罵伊一句仔，</text:p>
        <text:p text:style-name="P2">guá nā mā i --tsi̍t-kù-á, </text:p>
        <text:p text:style-name="P2"/>
        <text:p text:style-name="P2"><text:soft-page-break/>啊伊著愛忍受起來，</text:p>
        <text:p text:style-name="P2">ah i tio̍h-ài lím-siū --khí-lâi, </text:p>
        <text:p text:style-name="P2"/>
        <text:p text:style-name="P2">啊伊若起phān，</text:p>
        <text:p text:style-name="P2">ah i nā khí-phān, </text:p>
        <text:p text:style-name="P2"/>
        <text:p text:style-name="P2">我就小咒伊一下，</text:p>
        <text:p text:style-name="P2">guá tiō sió tsiù --i --tsi̍t-ē, </text:p>
        <text:p text:style-name="P2"/>
        <text:p text:style-name="P2">互相吞忍啦。</text:p>
        <text:p text:style-name="P2">hōo-siong thun-lún --lah. </text:p>
        <text:p text:style-name="P2"/>
        <text:p text:style-name="P2">啊自拜一起甲禮拜止，</text:p>
        <text:p text:style-name="P2">Ah tsū pài-it khí kah lé-pài tsí, </text:p>
        <text:p text:style-name="P2"/>
        <text:p text:style-name="P2">啊這總清一擺，</text:p>
        <text:p text:style-name="P2">ah tse tsóng tshing --tsi̍t-pái, </text:p>
        <text:p text:style-name="P2"/>
        <text:p text:style-name="P2">啊拍了後，</text:p>
        <text:p text:style-name="P2">ah phah liáu-āu, </text:p>
        <text:p text:style-name="P2"/>
        <text:p text:style-name="P2">阮翁某的精神上，</text:p>
        <text:p text:style-name="P2">gún ang-bóo ê tsing-sîn siōng, </text:p>
        <text:p text:style-name="P2"/>
        <text:p text:style-name="P2">阮嘛規个爽起來。</text:p>
        <text:p text:style-name="P2">gún mā kui-ê sóng --khí-lâi.</text:p>
        <text:p text:style-name="P2"/>
        <text:p text:style-name="P2">都著毋，</text:p>
        <text:p text:style-name="P2">To tio̍h --m̄, </text:p>
        <text:p text:style-name="P2"/>
        <text:p text:style-name="P2">風颱做了，</text:p>
        <text:p text:style-name="P2">hong-thai tsò liáu, </text:p>
        <text:p text:style-name="P2"/>
        <text:p text:style-name="P2">月娘顛倒圓喔。</text:p>
        <text:p text:style-name="P2">gue̍h-niû tian-tò înn --ooh.</text:p>
        <text:p text:style-name="P2"/>
        <text:p text:style-name="P2">著！</text:p>
        <text:p text:style-name="P2">Tio̍h! </text:p>
        <text:p text:style-name="P2"/>
        <text:p text:style-name="P2">著！</text:p>
        <text:p text:style-name="P2">Tio̍h! </text:p>
        <text:p text:style-name="P2"/>
        <text:p text:style-name="P2">著！</text:p>
        <text:p text:style-name="P2">Tio̍h! </text:p>
        <text:p text:style-name="P2"/>
        <text:p text:style-name="P2">你遮哪會 一 空？</text:p>
        <text:p text:style-name="P2">Lí tsia ná ē <text:s/>tsi̍t <text:s/>khang?</text:p>
        <text:p text:style-name="P2"/>
        <text:p text:style-name="P2">有理啊！</text:p>
        <text:p text:style-name="P2">Ū lí --ah!</text:p>
        <text:p text:style-name="P2"/>
        <text:p text:style-name="P2">你講啥物？</text:p>
        <text:p text:style-name="P2">Lí kóng siánn-mih? </text:p>
        <text:p text:style-name="P2"/>
        <text:p text:style-name="P2">你是咧講啥物？</text:p>
        <text:p text:style-name="P2">Lí sī leh kóng siánn-mih?</text:p>
        <text:p text:style-name="P2"/>
        <text:p text:style-name="P2">啊？</text:p>
        <text:p text:style-name="P2">Ah?</text:p>
        <text:p text:style-name="P2"/>
        <text:p text:style-name="P2">疼某大丈夫，</text:p>
        <text:p text:style-name="P2">Thiànn bóo tāi-tiōng-hu, </text:p>
        <text:p text:style-name="P2"/>
        <text:p text:style-name="P2">拍某是豬狗牛，</text:p>
        <text:p text:style-name="P2">phah bóo sī ti káu gû, </text:p>
        <text:p text:style-name="P2"/>
        <text:p text:style-name="P2">啥物有理？</text:p>
        <text:p text:style-name="P2">siánn-mih ū lí?</text:p>
        <text:p text:style-name="P2"/>
        <text:p text:style-name="P2">喂！</text:p>
        <text:p text:style-name="P2">Eh! </text:p>
        <text:p text:style-name="P2"/>
        <text:p text:style-name="P2">喂！</text:p>
        <text:p text:style-name="P2"><text:soft-page-break/>Eh! </text:p>
        <text:p text:style-name="P2"/>
        <text:p text:style-name="P2">講罵咱豬狗牛啦。</text:p>
        <text:p text:style-name="P2">Kóng mā lán ti káu gû --lah.</text:p>
        <text:p text:style-name="P2"/>
        <text:p text:style-name="P2">不死鬼毋才按呢！</text:p>
        <text:p text:style-name="P2">Put-sú-kuí m̄-tsiah án-ni!</text:p>
        <text:p text:style-name="P2"/>
        <text:p text:style-name="P2">喂，</text:p>
        <text:p text:style-name="P2">Eh, </text:p>
        <text:p text:style-name="P2"/>
        <text:p text:style-name="P2">你哪會罵人豬狗牛啦？</text:p>
        <text:p text:style-name="P2">lí ná ē mā lâng ti káu gû --lah?</text:p>
        <text:p text:style-name="P2"/>
        <text:p text:style-name="P2">牛就著毋，</text:p>
        <text:p text:style-name="P2">Gû tō tio̍h --m̄, </text:p>
        <text:p text:style-name="P2"/>
        <text:p text:style-name="P2">食遐大箍，</text:p>
        <text:p text:style-name="P2">tsia̍h hiah tuā-khoo, </text:p>
        <text:p text:style-name="P2"/>
        <text:p text:style-name="P2">彼毋是牛？</text:p>
        <text:p text:style-name="P2">he m̄ sī gû? </text:p>
        <text:p text:style-name="P2"/>
        <text:p text:style-name="P2">啊！</text:p>
        <text:p text:style-name="P2">Ah! </text:p>
        <text:p text:style-name="P2"/>
        <text:p text:style-name="P2">你拍我！</text:p>
        <text:p text:style-name="P2">Lí phah --guá! </text:p>
        <text:p text:style-name="P2"/>
        <text:p text:style-name="P2">你共我拍！</text:p>
        <text:p text:style-name="P2">Lí kā guá phah!</text:p>
        <text:p text:style-name="P2"/>
        <text:p text:style-name="P2">喂！</text:p>
        <text:p text:style-name="P2">Eh! </text:p>
        <text:p text:style-name="P2"/>
        <text:p text:style-name="P2">喂！</text:p>
        <text:p text:style-name="P2">Eh!</text:p>
        <text:p text:style-name="P2"/>
        <text:p text:style-name="P2">無啦！</text:p>
        <text:p text:style-name="P2">Bô --lah! </text:p>
        <text:p text:style-name="P2"/>
        <text:p text:style-name="P2">毋通啦！</text:p>
        <text:p text:style-name="P2">M̄-thang --lah! </text:p>
        <text:p text:style-name="P2"/>
        <text:p text:style-name="P2">毋通啦！</text:p>
        <text:p text:style-name="P2">M̄ thang --lah! </text:p>
        <text:p text:style-name="P2"/>
        <text:p text:style-name="P2">朋友啊，</text:p>
        <text:p text:style-name="P2">Pîng-iú --ah, </text:p>
        <text:p text:style-name="P2"/>
        <text:p text:style-name="P2">朋友啊，</text:p>
        <text:p text:style-name="P2">pîng-iú --ah, </text:p>
        <text:p text:style-name="P2"/>
        <text:p text:style-name="P2">蹛遮外面歹看啦，</text:p>
        <text:p text:style-name="P2">tuà tsia guā-bīn pháinn-khuànn --lah, </text:p>
        <text:p text:style-name="P2"/>
        <text:p text:style-name="P2">若欲乎，</text:p>
        <text:p text:style-name="P2">nā beh --honnh, </text:p>
        <text:p text:style-name="P2"/>
        <text:p text:style-name="P2">我厝內面借你啦，</text:p>
        <text:p text:style-name="P2">guá tshù lāi-bīn tsioh --lí --lah, </text:p>
        <text:p text:style-name="P2"/>
        <text:p text:style-name="P2">喂，</text:p>
        <text:p text:style-name="P2">eh, </text:p>
        <text:p text:style-name="P2"/>
        <text:p text:style-name="P2">免租金啦。</text:p>
        <text:p text:style-name="P2">bián tsoo-kim --lah.</text:p>
        <text:p text:style-name="P2"/>
        <text:p text:style-name="P2">好膽入來！</text:p>
        <text:p text:style-name="P2">Hó-tánn li̍p--lâi!</text:p>
        <text:p text:style-name="P2"/>
        <text:p text:style-name="P2">行講！</text:p>
        <text:p text:style-name="P2">Kiânn --kóng!</text:p>
        <text:p text:style-name="P2"/>
        <text:p text:style-name="P2">你這領衫毋煞褪起來。</text:p>
        <text:p text:style-name="P2">Lí tsit niá sann m̄ suah <text:soft-page-break/>thǹg --khí-lâi.</text:p>
        <text:p text:style-name="P2"/>
        <text:p text:style-name="P2">好！</text:p>
        <text:p text:style-name="P2">Hó!</text:p>
        <text:p text:style-name="P2"/>
        <text:p text:style-name="P2">著啦！</text:p>
        <text:p text:style-name="P2">Tio̍h --lah! </text:p>
        <text:p text:style-name="P2"/>
        <text:p text:style-name="P2">著啦！</text:p>
        <text:p text:style-name="P2">Tio̍h --lah! </text:p>
        <text:p text:style-name="P2"/>
        <text:p text:style-name="P2">隨去插喔！</text:p>
        <text:p text:style-name="P2">Suî khì tshah --ooh! </text:p>
        <text:p text:style-name="P2"/>
        <text:p text:style-name="P2">去插喔！</text:p>
        <text:p text:style-name="P2">Khì tshah --ooh!</text:p>
        <text:p text:style-name="P2"/>
        <text:p text:style-name="P2">敢誠實會拍啦？</text:p>
        <text:p text:style-name="P2">Kám tsiânn-si̍t ē phah --lah?</text:p>
        <text:p text:style-name="P2"/>
        <text:p text:style-name="P2">哎喲！</text:p>
        <text:p text:style-name="P2">Ai-iō! </text:p>
        <text:p text:style-name="P2"/>
        <text:p text:style-name="P2">哎喲！</text:p>
        <text:p text:style-name="P2">Ai-iō!</text:p>
        <text:p text:style-name="P2"/>
        <text:p text:style-name="P2">啊！</text:p>
        <text:p text:style-name="P2">Ah!</text:p>
        <text:p text:style-name="P2"/>
        <text:p text:style-name="P2">予你去啦！</text:p>
        <text:p text:style-name="P2">Hōo lí khì --lah!</text:p>
        <text:p text:style-name="P2"/>
        <text:p text:style-name="P2">電視去矣啦！</text:p>
        <text:p text:style-name="P2">Tiān-sī khì --ah --lah! </text:p>
        <text:p text:style-name="P2"/>
        <text:p text:style-name="P2">哎喲！</text:p>
        <text:p text:style-name="P2">Ai-iō!</text:p>
        <text:p text:style-name="P2"/>
        <text:p text:style-name="P2">啊！</text:p>
        <text:p text:style-name="P2">Ah! </text:p>
        <text:p text:style-name="P2"/>
        <text:p text:style-name="P2">啊！</text:p>
        <text:p text:style-name="P2">Ah! </text:p>
        <text:p text:style-name="P2"/>
        <text:p text:style-name="P2">我、我la-jí-ooh去矣。</text:p>
        <text:p text:style-name="P2">Guá, guá la-jí-ooh khì --ah.</text:p>
        <text:p text:style-name="P2"/>
        <text:p text:style-name="P2">收音機嘛去矣！</text:p>
        <text:p text:style-name="P2">Siu-im-ki mā khì --ah!</text:p>
        <text:p text:style-name="P2"/>
        <text:p text:style-name="P2">哎喲！</text:p>
        <text:p text:style-name="P2">Ai-iō! </text:p>
        <text:p text:style-name="P2"/>
        <text:p text:style-name="P2">啊！</text:p>
        <text:p text:style-name="P2">Ah!</text:p>
        <text:p text:style-name="P2"/>
        <text:p text:style-name="P2">你走對佗位去？</text:p>
        <text:p text:style-name="P2">Lí tsáu uì tó-uī khì? </text:p>
        <text:p text:style-name="P2"/>
        <text:p text:style-name="P2">欲走對佗位去？</text:p>
        <text:p text:style-name="P2">Beh tsáu uì tó-uī khì?</text:p>
        <text:p text:style-name="P2"/>
        <text:p text:style-name="P2">無啊，</text:p>
        <text:p text:style-name="P2">Bô --ah, </text:p>
        <text:p text:style-name="P2"/>
        <text:p text:style-name="P2">你誠實咧！</text:p>
        <text:p text:style-name="P2">lí tsiânn-si̍t --eh! </text:p>
        <text:p text:style-name="P2"/>
        <text:p text:style-name="P2">好矣！</text:p>
        <text:p text:style-name="P2">Hó --ah!</text:p>
        <text:p text:style-name="P2"/>
        <text:p text:style-name="P2">哭爸啊，</text:p>
        <text:p text:style-name="P2">Khàu-pē --ah, </text:p>
        <text:p text:style-name="P2"/>
        <text:p text:style-name="P2">這馬是內面咧拍，</text:p>
        <text:p text:style-name="P2">tsit-má sī lāi-bīn leh phah, </text:p>
        <text:p text:style-name="P2"/>
        <text:p text:style-name="P2"><text:soft-page-break/>是咧內面咧拍的呢，</text:p>
        <text:p text:style-name="P2">sī leh lāi-bīn leh phah --ê --neh, </text:p>
        <text:p text:style-name="P2"/>
        <text:p text:style-name="P2">毋是我。</text:p>
        <text:p text:style-name="P2">m̄ sī guá.</text:p>
        <text:p text:style-name="P2"/>
        <text:p text:style-name="P2">我煞去予袂記得，</text:p>
        <text:p text:style-name="P2">Guá suah khì hōo buē-kì-eh, </text:p>
        <text:p text:style-name="P2"/>
        <text:p text:style-name="P2">哈哈。</text:p>
        <text:p text:style-name="P2">ha hah.</text:p>
        <text:p text:style-name="P2"/>
        <text:p text:style-name="P2">拍甲按呢。</text:p>
        <text:p text:style-name="P2">Phah kah án-ni.</text:p>
        <text:p text:style-name="P2"/>
        <text:p text:style-name="P2">閣走！</text:p>
        <text:p text:style-name="P2">Koh tsáu! </text:p>
        <text:p text:style-name="P2"/>
        <text:p text:style-name="P2">閣走！</text:p>
        <text:p text:style-name="P2">Koh tsáu!</text:p>
        <text:p text:style-name="P2"/>
        <text:p text:style-name="P2">煞、煞、煞、煞去矣。</text:p>
        <text:p text:style-name="P2">Suah, suah, suah, suah--khì --ah.</text:p>
        <text:p text:style-name="P2"/>
        <text:p text:style-name="P2">差不多，</text:p>
        <text:p text:style-name="P2">Tsha-put-to, </text:p>
        <text:p text:style-name="P2"/>
        <text:p text:style-name="P2">差不多矣。</text:p>
        <text:p text:style-name="P2">tsha-put-to --ah.</text:p>
        <text:p text:style-name="P2"/>
        <text:p text:style-name="P2">煞矣，</text:p>
        <text:p text:style-name="P2">Suah --ah, </text:p>
        <text:p text:style-name="P2"/>
        <text:p text:style-name="P2">出來矣，</text:p>
        <text:p text:style-name="P2">tshut--lâi --ah, </text:p>
        <text:p text:style-name="P2"/>
        <text:p text:style-name="P2">出來矣。</text:p>
        <text:p text:style-name="P2">tshut--lâi --ah.</text:p>
        <text:p text:style-name="P2"/>
        <text:p text:style-name="P2">來矣，</text:p>
        <text:p text:style-name="P2">Lâi --ah, </text:p>
        <text:p text:style-name="P2"/>
        <text:p text:style-name="P2">來矣。</text:p>
        <text:p text:style-name="P2">lâi --ah.</text:p>
        <text:p text:style-name="P2"/>
        <text:p text:style-name="P2">請，</text:p>
        <text:p text:style-name="P2">Tshiánn, </text:p>
        <text:p text:style-name="P2"/>
        <text:p text:style-name="P2">嘿嘿。</text:p>
        <text:p text:style-name="P2">heh heh. </text:p>
        <text:p text:style-name="P2"/>
        <text:p text:style-name="P2">啊朋友啊，</text:p>
        <text:p text:style-name="P2">Ah pîng-iú --ah, </text:p>
        <text:p text:style-name="P2"/>
        <text:p text:style-name="P2">按呢你拍了啥款唅？</text:p>
        <text:p text:style-name="P2">án-ni lí phah liáu siánn-khuán --hannh?</text:p>
        <text:p text:style-name="P2"/>
        <text:p text:style-name="P2">喔，</text:p>
        <text:p text:style-name="P2">Ooh, </text:p>
        <text:p text:style-name="P2"/>
        <text:p text:style-name="P2">讚讚讚！</text:p>
        <text:p text:style-name="P2">tsàn tsàn tsàn!</text:p>
        <text:p text:style-name="P2"/>
        <text:p text:style-name="P2">讚乎？</text:p>
        <text:p text:style-name="P2">Tsàn --honnh?</text:p>
        <text:p text:style-name="P2"/>
        <text:p text:style-name="P2">你衫毋就佮我仝款的？</text:p>
        <text:p text:style-name="P2">Lí sann m̄ tō kah guá kāng-khuán --ê?</text:p>
        <text:p text:style-name="P2"/>
        <text:p text:style-name="P2">喂朋友啊，</text:p>
        <text:p text:style-name="P2">Eh pîng-iú --ah, </text:p>
        <text:p text:style-name="P2"/>
        <text:p text:style-name="P2">衫！</text:p>
        <text:p text:style-name="P2">sann!</text:p>
        <text:p text:style-name="P2"/>
        <text:p text:style-name="P2"><text:soft-page-break/>喔，</text:p>
        <text:p text:style-name="P2">Ooh, </text:p>
        <text:p text:style-name="P2"/>
        <text:p text:style-name="P2">多謝、多謝！</text:p>
        <text:p text:style-name="P2">to-siā, to-siā!</text:p>
        <text:p text:style-name="P2"/>
        <text:p text:style-name="P2">哎喲，</text:p>
        <text:p text:style-name="P2">Ai-iō, </text:p>
        <text:p text:style-name="P2"/>
        <text:p text:style-name="P2">頭一擺較袂慣勢啦，</text:p>
        <text:p text:style-name="P2">thâu tsi̍t pái khah bē kuàn-sì --lah, </text:p>
        <text:p text:style-name="P2"/>
        <text:p text:style-name="P2">幾擺仔過就好矣啦。</text:p>
        <text:p text:style-name="P2">kuí-pái--á kuè tō hó --ah --lah.</text:p>
        <text:p text:style-name="P2"/>
        <text:p text:style-name="P2">有啦，</text:p>
        <text:p text:style-name="P2">Ū --lah, </text:p>
        <text:p text:style-name="P2"/>
        <text:p text:style-name="P2">有影，</text:p>
        <text:p text:style-name="P2">ū-iánn, </text:p>
        <text:p text:style-name="P2"/>
        <text:p text:style-name="P2">頭一擺較忝啦乎哈哈。</text:p>
        <text:p text:style-name="P2">thâu tsi̍t pái khah thiám --lah --honnh ha ha.</text:p>
        <text:p text:style-name="P2"/>
        <text:p text:style-name="P2">啊！</text:p>
        <text:p text:style-name="P2">Ah!</text:p>
        <text:p text:style-name="P2"/>
        <text:p text:style-name="P2"><text:s/>貴枝 啊、 貴枝 啊！</text:p>
        <text:p text:style-name="P2"><text:s/>Kuì-ki <text:s/>--ah! <text:s/>Kuì-ki <text:s/>--ah! </text:p>
        <text:p text:style-name="P2"/>
        <text:p text:style-name="P2">欲走對佗位去？</text:p>
        <text:p text:style-name="P2">Beh tsáu uì tó-uī --khì? </text:p>
        <text:p text:style-name="P2"/>
        <text:p text:style-name="P2"><text:s/>貴枝 啊！</text:p>
        <text:p text:style-name="P2"><text:s/>Kuì-ki <text:s/>--ah! </text:p>
        <text:p text:style-name="P2"/>
        <text:p text:style-name="P2">哎喲，</text:p>
        <text:p text:style-name="P2">Ai-iō, </text:p>
        <text:p text:style-name="P2"/>
        <text:p text:style-name="P2">按呢做伊走啦。</text:p>
        <text:p text:style-name="P2">án-ni tsuè i tsáu --lah. </text:p>
        <text:p text:style-name="P2"/>
        <text:p text:style-name="P2"><text:s/>貴枝 啊！</text:p>
        <text:p text:style-name="P2"><text:s/>Kuì-ki <text:s/>--ah!</text:p>
        <text:p text:style-name="P2"/>
        <text:p text:style-name="P2">喂，</text:p>
        <text:p text:style-name="P2">Eh, </text:p>
        <text:p text:style-name="P2"/>
        <text:p text:style-name="P2">才閣來喔！</text:p>
        <text:p text:style-name="P2">tsiah koh lâi --ooh!</text:p>
        <text:p text:style-name="P2"/>
        <text:p text:style-name="P2">若欲相拍才閣來喔！ </text:p>
        <text:p text:style-name="P2">Nā beh sio-phah tsiah koh lâi --ooh!</text:p>
        <text:p text:style-name="P2"/>
        <text:p text:style-name="P2">喂，</text:p>
        <text:p text:style-name="P2">Ueh, </text:p>
        <text:p text:style-name="P2"/>
        <text:p text:style-name="P2">準備水，</text:p>
        <text:p text:style-name="P2">tsún-pī tsuí, </text:p>
        <text:p text:style-name="P2"/>
        <text:p text:style-name="P2">欲洗面。</text:p>
        <text:p text:style-name="P2">beh sé-bīn.</text:p>
        <text:p text:style-name="P2"/>
        <text:p text:style-name="P2">無啊，</text:p>
        <text:p text:style-name="P2">Bô --ah, </text:p>
        <text:p text:style-name="P2"/>
        <text:p text:style-name="P2">你是無手是毋？</text:p>
        <text:p text:style-name="P2">lí sī bô tshiú sī --m̄?</text:p>
        <text:p text:style-name="P2"/>
        <text:p text:style-name="P2">唅？</text:p>
        <text:p text:style-name="P2">Hannh? </text:p>
        <text:p text:style-name="P2"/>
        <text:p text:style-name="P2">啥物啊？</text:p>
        <text:p text:style-name="P2">Siánn-mih --ah? </text:p>
        <text:p text:style-name="P2"/>
        <text:p text:style-name="P2"><text:soft-page-break/>無佮意煞煞去啦！</text:p>
        <text:p text:style-name="P2">Bô kah-ì suah-suah--khì --lah!</text:p>
        <text:p text:style-name="P2"/>
        <text:p text:style-name="P2">這句話是對你心肝內講出來的是毋？</text:p>
        <text:p text:style-name="P2">Tsit kù uē sī tuì lí sim-kuann-lāi kóng --tshut-lâi --ê sī --m̄?</text:p>
        <text:p text:style-name="P2"/>
        <text:p text:style-name="P2"><text:s/>石 先生啊，</text:p>
        <text:p text:style-name="P2"><text:s/>Tsio̍h <text:s/>--sian-sinn --ah, </text:p>
        <text:p text:style-name="P2"/>
        <text:p text:style-name="P2">今你的厝稅已經 四 月日無納矣，</text:p>
        <text:p text:style-name="P2">tann lí ê tshù-sè í-king <text:s/>sì <text:s/>ge̍h-li̍t bô la̍p --ah, </text:p>
        <text:p text:style-name="P2"/>
        <text:p text:style-name="P2">拜託一下。</text:p>
        <text:p text:style-name="P2">pài-thok --tsi̍t-ē.</text:p>
        <text:p text:style-name="P2"/>
        <text:p text:style-name="P2">你揣伊提啦！</text:p>
        <text:p text:style-name="P2">Lí tshē i the̍h --lah!</text:p>
        <text:p text:style-name="P2"/>
        <text:p text:style-name="P2">啥物？</text:p>
        <text:p text:style-name="P2">Siánn-mih? </text:p>
        <text:p text:style-name="P2"/>
        <text:p text:style-name="P2">揣我提？</text:p>
        <text:p text:style-name="P2">Tshē guá the̍h? </text:p>
        <text:p text:style-name="P2"/>
        <text:p text:style-name="P2">好嘛，</text:p>
        <text:p text:style-name="P2">Hó --mah, </text:p>
        <text:p text:style-name="P2"/>
        <text:p text:style-name="P2">去揣阮媽媽提。</text:p>
        <text:p text:style-name="P2">khì tshē gún má-mah the̍h.</text:p>
        <text:p text:style-name="P2"/>
        <text:p text:style-name="P2">你敢毋是，</text:p>
        <text:p text:style-name="P2">Lí kám m̄ sī, </text:p>
        <text:p text:style-name="P2"/>
        <text:p text:style-name="P2">嘿嘿，</text:p>
        <text:p text:style-name="P2">heh heh, </text:p>
        <text:p text:style-name="P2"/>
        <text:p text:style-name="P2">講無愛予你媽媽知影你佇遮？</text:p>
        <text:p text:style-name="P2">kóng bô ài hōo lí má-mah tsai-iánn lí tī tsia?</text:p>
        <text:p text:style-name="P2"/>
        <text:p text:style-name="P2">無要緊，</text:p>
        <text:p text:style-name="P2">Bô iàu-kín, </text:p>
        <text:p text:style-name="P2"/>
        <text:p text:style-name="P2">做你去。</text:p>
        <text:p text:style-name="P2">tsuè lí khì. </text:p>
        <text:p text:style-name="P2"/>
        <text:p text:style-name="P2">順紲共講我佇遮，</text:p>
        <text:p text:style-name="P2">Sūn-suà kā kóng guá tī tsia, </text:p>
        <text:p text:style-name="P2"/>
        <text:p text:style-name="P2">叫伊緊來。</text:p>
        <text:p text:style-name="P2">kiò i kín lâi.</text:p>
        <text:p text:style-name="P2"/>
        <text:p text:style-name="P2">喔，</text:p>
        <text:p text:style-name="P2">Ooh, </text:p>
        <text:p text:style-name="P2"/>
        <text:p text:style-name="P2">好啦。</text:p>
        <text:p text:style-name="P2">hó --lah.</text:p>
        <text:p text:style-name="P2"/>
        <text:p text:style-name="P2">哼！</text:p>
        <text:p text:style-name="P2">Hngh! </text:p>
        <text:p text:style-name="P2"/>
        <text:p text:style-name="P2">喂，</text:p>
        <text:p text:style-name="P2">Eh, </text:p>
        <text:p text:style-name="P2"/>
        <text:p text:style-name="P2">你誠實欲叫恁老母來是毋？</text:p>
        <text:p text:style-name="P2">lí tsiânn-si̍t beh kiò lín lāu-bú lâi sī --m̄? </text:p>
        <text:p text:style-name="P2"/>
        <text:p text:style-name="P2">唅？</text:p>
        <text:p text:style-name="P2">Hannh? </text:p>
        <text:p text:style-name="P2"/>
        <text:p text:style-name="P2">喂！</text:p>
        <text:p text:style-name="P2">Eh! </text:p>
        <text:p text:style-name="P2"/>
        <text:p text:style-name="P2">喂！</text:p>
        <text:p text:style-name="P2"><text:soft-page-break/>Ueh!</text:p>
        <text:p text:style-name="P2"/>
        <text:p text:style-name="P2"><text:s/>石 先生，</text:p>
        <text:p text:style-name="P2"><text:s/>Tsio̍h <text:s/>--sian-sinn, </text:p>
        <text:p text:style-name="P2"/>
        <text:p text:style-name="P2">你的米錢 一百 <text:s/>三十 斤矣，</text:p>
        <text:p text:style-name="P2">lí ê bí tsînn <text:s/>tsi̍t-pah <text:s text:c="2"/>sann-tsa̍p <text:s/>kun --ah, </text:p>
        <text:p text:style-name="P2"/>
        <text:p text:style-name="P2">加減還淡薄仔好毋？</text:p>
        <text:p text:style-name="P2">ke-kiám hîng --tām-po̍h-á hó --m̄?</text:p>
        <text:p text:style-name="P2"/>
        <text:p text:style-name="P2">去共阮老爸收啦！</text:p>
        <text:p text:style-name="P2">Khì kā gún lāu-pē siu --lah!</text:p>
        <text:p text:style-name="P2"/>
        <text:p text:style-name="P2">你敢毋是無愛予你老爸知影你佇遮？</text:p>
        <text:p text:style-name="P2">Lí kám m̄ sī bô ài hōo lí lāu-pē tsai-iánn lí tī tsia?</text:p>
        <text:p text:style-name="P2"/>
        <text:p text:style-name="P2">插插伊啊！</text:p>
        <text:p text:style-name="P2">Tshap-tshap --i --ah! </text:p>
        <text:p text:style-name="P2"/>
        <text:p text:style-name="P2">順紲叫伊來遮！</text:p>
        <text:p text:style-name="P2">Sīn-suà kiò i lâi tsia!</text:p>
        <text:p text:style-name="P2"/>
        <text:p text:style-name="P2">喂，</text:p>
        <text:p text:style-name="P2">Ueh, </text:p>
        <text:p text:style-name="P2"/>
        <text:p text:style-name="P2">你誠實欲叫恁老爸來毋？</text:p>
        <text:p text:style-name="P2">lí tsiânn-si̍t beh kiò lín lāu-pē lâi --m̄?</text:p>
        <text:p text:style-name="P2"/>
        <text:p text:style-name="P2">唅？</text:p>
        <text:p text:style-name="P2">Hannh? </text:p>
        <text:p text:style-name="P2"/>
        <text:p text:style-name="P2">啥物？</text:p>
        <text:p text:style-name="P2">Siánn-mih? </text:p>
        <text:p text:style-name="P2"/>
        <text:p text:style-name="P2">你就會用得叫，</text:p>
        <text:p text:style-name="P2">Lí tiō ē-īng-eh kiò, </text:p>
        <text:p text:style-name="P2"/>
        <text:p text:style-name="P2">我就袂用得叫是毋？</text:p>
        <text:p text:style-name="P2">guá tiō bē-īng-eh kiò sī --m̄? </text:p>
        <text:p text:style-name="P2"/>
        <text:p text:style-name="P2">Mh？</text:p>
        <text:p text:style-name="P2">Mh?</text:p>
        <text:p text:style-name="P2"/>
        <text:p text:style-name="P2">叫嘛！</text:p>
        <text:p text:style-name="P2">Kiò --mah! </text:p>
        <text:p text:style-name="P2"/>
        <text:p text:style-name="P2">去叫去叫嘛！</text:p>
        <text:p text:style-name="P2">Khì kiò khì kiò --mah!</text:p>
        <text:p text:style-name="P2"/>
        <text:p text:style-name="P2">你是怎樣！</text:p>
        <text:p text:style-name="P2">Lí sī-tsánn-iūnn!</text:p>
        <text:p text:style-name="P2"/>
        <text:p text:style-name="P2">叫我來共你看。</text:p>
        <text:p text:style-name="P2">Kiò guá lâi kā lí khuànn.</text:p>
        <text:p text:style-name="P2"/>
        <text:p text:style-name="P2">佇佗位？</text:p>
        <text:p text:style-name="P2">Tī tó-uī? </text:p>
        <text:p text:style-name="P2"/>
        <text:p text:style-name="P2">你緊𤆬我來去！</text:p>
        <text:p text:style-name="P2">Lí kín tshuā guá lâi-khì!</text:p>
        <text:p text:style-name="P2"/>
        <text:p text:style-name="P2">好，</text:p>
        <text:p text:style-name="P2">Hó, </text:p>
        <text:p text:style-name="P2"/>
        <text:p text:style-name="P2">你趕緊綴我來去。</text:p>
        <text:p text:style-name="P2">lí kuánn-kín tè guá lâi-khì.</text:p>
        <text:p text:style-name="P2"/>
        <text:p text:style-name="P2">慢且咧！</text:p>
        <text:p text:style-name="P2">Bān-tshiánn --eh!</text:p>
        <text:p text:style-name="P2"/>
        <text:p text:style-name="P2">緊啦！</text:p>
        <text:p text:style-name="P2"><text:soft-page-break/>Kín --lah! </text:p>
        <text:p text:style-name="P2"/>
        <text:p text:style-name="P2">緊啦！</text:p>
        <text:p text:style-name="P2">Kín --lah!</text:p>
        <text:p text:style-name="P2"/>
        <text:p text:style-name="P2">這間啦！</text:p>
        <text:p text:style-name="P2">Tsit king --lah! </text:p>
        <text:p text:style-name="P2"/>
        <text:p text:style-name="P2">這間啦！</text:p>
        <text:p text:style-name="P2">Tsit king --lah!</text:p>
        <text:p text:style-name="P2"/>
        <text:p text:style-name="P2">媽！</text:p>
        <text:p text:style-name="P2">Má!</text:p>
        <text:p text:style-name="P2"/>
        <text:p text:style-name="P2"><text:s/>貴枝 啊！</text:p>
        <text:p text:style-name="P2"><text:s/>Kuì-ki <text:s/>--ah!</text:p>
        <text:p text:style-name="P2"/>
        <text:p text:style-name="P2">媽！</text:p>
        <text:p text:style-name="P2">Má!</text:p>
        <text:p text:style-name="P2"/>
        <text:p text:style-name="P2">是怎樣是毋？</text:p>
        <text:p text:style-name="P2">Sī-tsuánn-iūnn sī --m̄?</text:p>
        <text:p text:style-name="P2"/>
        <text:p text:style-name="P2">⿰共人拍甲烏青，</text:p>
        <text:p text:style-name="P2">Ka̋ng phah kah oo-tshinn, </text:p>
        <text:p text:style-name="P2"/>
        <text:p text:style-name="P2">遮嘛拍甲偌疼咧！</text:p>
        <text:p text:style-name="P2">tsia mā phah kah guā thiànn --leh!</text:p>
        <text:p text:style-name="P2"/>
        <text:p text:style-name="P2">哎喲，</text:p>
        <text:p text:style-name="P2">Ai-iō, </text:p>
        <text:p text:style-name="P2"/>
        <text:p text:style-name="P2">我這心肝仔囝，</text:p>
        <text:p text:style-name="P2">guá tse sim-kuann-á-kiánn, </text:p>
        <text:p text:style-name="P2"/>
        <text:p text:style-name="P2">我佮伊輸贏！</text:p>
        <text:p text:style-name="P2">guá kah i su-iânn! </text:p>
        <text:p text:style-name="P2"/>
        <text:p text:style-name="P2">無你這隻痟狗啊！</text:p>
        <text:p text:style-name="P2">Bô lí tsit tsiah siáu-káu --ah! </text:p>
        <text:p text:style-name="P2"/>
        <text:p text:style-name="P2">你是拍伊怎樣！</text:p>
        <text:p text:style-name="P2">Lí sī phah i tsánn-iūnn! </text:p>
        <text:p text:style-name="P2"/>
        <text:p text:style-name="P2">理由排出來！</text:p>
        <text:p text:style-name="P2">Lí-iû pâi --tshut-lâi!</text:p>
        <text:p text:style-name="P2"/>
        <text:p text:style-name="P2">唅？</text:p>
        <text:p text:style-name="P2">Hannh?</text:p>
        <text:p text:style-name="P2"/>
        <text:p text:style-name="P2">痟狗！ </text:p>
        <text:p text:style-name="P2">Siáu-káu!</text:p>
        <text:p text:style-name="P2"/>
        <text:p text:style-name="P2">痟、痟狗！</text:p>
        <text:p text:style-name="P2">Siáu, siáu-káu! </text:p>
        <text:p text:style-name="P2"/>
        <text:p text:style-name="P2">哼！</text:p>
        <text:p text:style-name="P2">Hngh!</text:p>
        <text:p text:style-name="P2"/>
        <text:p text:style-name="P2">喂喂，</text:p>
        <text:p text:style-name="P2">Eh eh, </text:p>
        <text:p text:style-name="P2"/>
        <text:p text:style-name="P2">爸，</text:p>
        <text:p text:style-name="P2">pâ, </text:p>
        <text:p text:style-name="P2"/>
        <text:p text:style-name="P2">你哪會叫我痟狗？</text:p>
        <text:p text:style-name="P2">lí ná ē kiò guá siáu-káu?</text:p>
        <text:p text:style-name="P2"/>
        <text:p text:style-name="P2">痟狗這个名是啥物人共你號的？</text:p>
        <text:p text:style-name="P2">Siáu-káu tsit ê miâ sī siánn-mih lâng kā lí hō --ê? </text:p>
        <text:p text:style-name="P2"/>
        <text:p text:style-name="P2">恁爸絕對欲告伊！</text:p>
        <text:p text:style-name="P2">Lín-pē tsua̍t-tuì beh kò --i!</text:p>
        <text:p text:style-name="P2"/>
        <text:p text:style-name="P2">痟狗就痟狗，</text:p>
        <text:p text:style-name="P2"><text:soft-page-break/>Siáu-káu tō siáu-káu, </text:p>
        <text:p text:style-name="P2"/>
        <text:p text:style-name="P2">是怎樣是毋？</text:p>
        <text:p text:style-name="P2">sī-tsánn-iūnn sī --m̄?</text:p>
        <text:p text:style-name="P2"/>
        <text:p text:style-name="P2">唅？</text:p>
        <text:p text:style-name="P2">Hannh?</text:p>
        <text:p text:style-name="P2"/>
        <text:p text:style-name="P2">啊你又閣罵我痟狗！</text:p>
        <text:p text:style-name="P2">Ah lí iū-koh mā guá siáu-káu!</text:p>
        <text:p text:style-name="P2"/>
        <text:p text:style-name="P2">罵你是按怎？</text:p>
        <text:p text:style-name="P2">Mā --lí sī án-tsuánn? </text:p>
        <text:p text:style-name="P2"/>
        <text:p text:style-name="P2">欲毋欲來啦！</text:p>
        <text:p text:style-name="P2">Beh m̄ beh lâi --lah!</text:p>
        <text:p text:style-name="P2"/>
        <text:p text:style-name="P2">唅？</text:p>
        <text:p text:style-name="P2">Hannh?</text:p>
        <text:p text:style-name="P2"/>
        <text:p text:style-name="P2">擋咧、擋咧，</text:p>
        <text:p text:style-name="P2">Tòng --leh, tòng --leh, </text:p>
        <text:p text:style-name="P2"/>
        <text:p text:style-name="P2">毋通啦！</text:p>
        <text:p text:style-name="P2">m̄-thang --lah!</text:p>
        <text:p text:style-name="P2"/>
        <text:p text:style-name="P2">In兩个少年的冤家就咧害矣，</text:p>
        <text:p text:style-name="P2">In nn̄g ê siàu-liân--ê uan-ke tō leh hāi --ah, </text:p>
        <text:p text:style-name="P2"/>
        <text:p text:style-name="P2">連恁兩个老的也欲冤參落去，</text:p>
        <text:p text:style-name="P2">liân lín nn̄g ê lāu--ê iā beh uan tsham --lo̍h-khì, </text:p>
        <text:p text:style-name="P2"/>
        <text:p text:style-name="P2">喔，</text:p>
        <text:p text:style-name="P2">ooh, </text:p>
        <text:p text:style-name="P2"/>
        <text:p text:style-name="P2">我遮都毋是戰場講，</text:p>
        <text:p text:style-name="P2">guá tsia to m̄ sī tsiàn-tiûnn --kóng, </text:p>
        <text:p text:style-name="P2"/>
        <text:p text:style-name="P2">按呢袂用得、按呢袂用得。</text:p>
        <text:p text:style-name="P2">án-ne buē-īng-eh, án-ne buē-īng-eh.</text:p>
        <text:p text:style-name="P2"/>
        <text:p text:style-name="P2">好！</text:p>
        <text:p text:style-name="P2">Hó! </text:p>
        <text:p text:style-name="P2"/>
        <text:p text:style-name="P2">轉來去！</text:p>
        <text:p text:style-name="P2">Tńg--lâi-khì! </text:p>
        <text:p text:style-name="P2"/>
        <text:p text:style-name="P2">恁爸才閣娶一个較媠的予你！</text:p>
        <text:p text:style-name="P2">Lín pâ tsiah koh tshuā tsi̍t ê khah suí--ê hōo --lí!</text:p>
        <text:p text:style-name="P2"/>
        <text:p text:style-name="P2">喂！</text:p>
        <text:p text:style-name="P2">Eh! </text:p>
        <text:p text:style-name="P2"/>
        <text:p text:style-name="P2"><text:s/>文德 ，</text:p>
        <text:p text:style-name="P2"><text:s/>Bûn-tik , </text:p>
        <text:p text:style-name="P2"/>
        <text:p text:style-name="P2">你誠實欲閣娶別人是毋？</text:p>
        <text:p text:style-name="P2">lí tsiânn-si̍t beh koh tshuā pa̍t-lâng sī --m̄?</text:p>
        <text:p text:style-name="P2"/>
        <text:p text:style-name="P2">欲啦！</text:p>
        <text:p text:style-name="P2">Beh --lah! </text:p>
        <text:p text:style-name="P2"/>
        <text:p text:style-name="P2">是怎樣？</text:p>
        <text:p text:style-name="P2">Sī-tsánn-iūnn?</text:p>
        <text:p text:style-name="P2"/>
        <text:p text:style-name="P2">媽！</text:p>
        <text:p text:style-name="P2">Má! </text:p>
        <text:p text:style-name="P2"/>
        <text:p text:style-name="P2">講欲娶別人啦！</text:p>
        <text:p text:style-name="P2">Kóng beh tshuā pa̍t-lâng --lah!</text:p>
        <text:p text:style-name="P2"/>
        <text:p text:style-name="P2"><text:soft-page-break/>毋通哭，</text:p>
        <text:p text:style-name="P2">M̄-thang khàu, </text:p>
        <text:p text:style-name="P2"/>
        <text:p text:style-name="P2">毋通哭，</text:p>
        <text:p text:style-name="P2">m̄-thang khàu, </text:p>
        <text:p text:style-name="P2"/>
        <text:p text:style-name="P2">媽才閣揣一个較粗勇閣較緣投的予你。</text:p>
        <text:p text:style-name="P2">má tsiah koh tshē tsi̍t ê khah tshoo-ióng koh-khah iân-tâu --ê hōo --lí.</text:p>
        <text:p text:style-name="P2"/>
        <text:p text:style-name="P2">喂，</text:p>
        <text:p text:style-name="P2">Eh, </text:p>
        <text:p text:style-name="P2"/>
        <text:p text:style-name="P2">你欲閣嫁喔？</text:p>
        <text:p text:style-name="P2">lí beh koh kè --ooh?</text:p>
        <text:p text:style-name="P2"/>
        <text:p text:style-name="P2">是啦！</text:p>
        <text:p text:style-name="P2">Sī --lah! </text:p>
        <text:p text:style-name="P2"/>
        <text:p text:style-name="P2">欲閣嫁啦！</text:p>
        <text:p text:style-name="P2">Beh koh kè --lah!</text:p>
        <text:p text:style-name="P2"/>
        <text:p text:style-name="P2">哼！</text:p>
        <text:p text:style-name="P2">Hngh! </text:p>
        <text:p text:style-name="P2"/>
        <text:p text:style-name="P2">行！</text:p>
        <text:p text:style-name="P2">Kiânn!</text:p>
        <text:p text:style-name="P2"/>
        <text:p text:style-name="P2">擋咧！</text:p>
        <text:p text:style-name="P2">Tòng --leh! </text:p>
        <text:p text:style-name="P2"/>
        <text:p text:style-name="P2">你拐誘我的查某囝來遮同居，</text:p>
        <text:p text:style-name="P2">Lí kuái-iú guá ê tsa-bóo-kiánn lâi tsia tông-ki, </text:p>
        <text:p text:style-name="P2"/>
        <text:p text:style-name="P2">啊欲按怎共你請求賠償！</text:p>
        <text:p text:style-name="P2">ah beh án-nuá kā lí tshíng-kiû puê-sióng!</text:p>
        <text:p text:style-name="P2"/>
        <text:p text:style-name="P2">唅？</text:p>
        <text:p text:style-name="P2">Hannh? </text:p>
        <text:p text:style-name="P2"/>
        <text:p text:style-name="P2">啊我毋就對你請求阮囝予恁消磨去的代價。</text:p>
        <text:p text:style-name="P2">Ah guá m̄ tō tuì lí tshíng-kiû gún kiánn hōo lín siau-môo --khì ê tāi-kè.</text:p>
        <text:p text:style-name="P2"/>
        <text:p text:style-name="P2">唅？</text:p>
        <text:p text:style-name="P2">Hannh?</text:p>
        <text:p text:style-name="P2"/>
        <text:p text:style-name="P2">哎喲，</text:p>
        <text:p text:style-name="P2">Ai-iō, </text:p>
        <text:p text:style-name="P2"/>
        <text:p text:style-name="P2">好矣啦！</text:p>
        <text:p text:style-name="P2">hó --ah --lah! </text:p>
        <text:p text:style-name="P2"/>
        <text:p text:style-name="P2">將in 兩 个冤家的動機講出來⿰予人聽，</text:p>
        <text:p text:style-name="P2">Tsiong in <text:s/>nn̄g <text:s/>ê uan-ke ê tōng-ki kóng --tshut-lâi hőng thiann, </text:p>
        <text:p text:style-name="P2"/>
        <text:p text:style-name="P2">看佗一爿著毋著，</text:p>
        <text:p text:style-name="P2">khuànn tó tsi̍t-pîng tio̍h m̄-tio̍h, </text:p>
        <text:p text:style-name="P2"/>
        <text:p text:style-name="P2">才來相諍理，</text:p>
        <text:p text:style-name="P2">tsiah lâi sio-tsènn lí, </text:p>
        <text:p text:style-name="P2"/>
        <text:p text:style-name="P2">按呢毋才著，</text:p>
        <text:p text:style-name="P2">án-ne m̄-tsiah tio̍h, </text:p>
        <text:p text:style-name="P2"/>
        <text:p text:style-name="P2">乎？</text:p>
        <text:p text:style-name="P2">honnh?</text:p>
        <text:p text:style-name="P2"/>
        <text:p text:style-name="P2">按呢好啦。</text:p>
        <text:p text:style-name="P2">Án-ni hó --lah. </text:p>
        <text:p text:style-name="P2"><text:soft-page-break/></text:p>
        <text:p text:style-name="P2">恁昨暗冤家動機怎樣，</text:p>
        <text:p text:style-name="P2">Lín tsa-àm uan-ke tōng-kir tsánn-iūnn, </text:p>
        <text:p text:style-name="P2"/>
        <text:p text:style-name="P2">照實講！</text:p>
        <text:p text:style-name="P2">tsiàu-si̍t kóng!</text:p>
        <text:p text:style-name="P2"/>
        <text:p text:style-name="P2">著！</text:p>
        <text:p text:style-name="P2">Tio̍h! </text:p>
        <text:p text:style-name="P2"/>
        <text:p text:style-name="P2">經過看是怎樣，</text:p>
        <text:p text:style-name="P2">King-kè khuànn sī-tsánn-iūnn, </text:p>
        <text:p text:style-name="P2"/>
        <text:p text:style-name="P2">恁爸才做你裁判的公證人！</text:p>
        <text:p text:style-name="P2">lín pâ tsiah tsò lí tshâi-phuànn ê kong-tsìng-lîn!</text:p>
        <text:p text:style-name="P2"/>
        <text:p text:style-name="P2">恁媽媽才做你裁判的公證人！</text:p>
        <text:p text:style-name="P2">Lín má-mah tsiah tsò lí tshâi-phuànn ê kong-tsìng-lîn!</text:p>
        <text:p text:style-name="P2"/>
        <text:p text:style-name="P2">好！</text:p>
        <text:p text:style-name="P2">Hó! </text:p>
        <text:p text:style-name="P2"/>
        <text:p text:style-name="P2">冤家開始！</text:p>
        <text:p text:style-name="P2">Uan-ke khai-sí!</text:p>
        <text:p text:style-name="P2"/>
        <text:p text:style-name="P2">這馬咧欲開始。</text:p>
        <text:p text:style-name="P2">Tsit-má tih-beh khai-sí. </text:p>
        <text:p text:style-name="P2"/>
        <text:p text:style-name="P2">昨暗我暗飯準備好，</text:p>
        <text:p text:style-name="P2">Tsa-àm guá àm-pn̄g tsún-pī hó, </text:p>
        <text:p text:style-name="P2"/>
        <text:p text:style-name="P2">等伊轉來食，</text:p>
        <text:p text:style-name="P2">tán i tńg--lâi tsia̍h, </text:p>
        <text:p text:style-name="P2"/>
        <text:p text:style-name="P2">等甲菜冷，</text:p>
        <text:p text:style-name="P2">tán kah tshài líng, </text:p>
        <text:p text:style-name="P2"/>
        <text:p text:style-name="P2">我也毋敢先食，</text:p>
        <text:p text:style-name="P2">guá iā m̄ kánn sing tsia̍h, </text:p>
        <text:p text:style-name="P2"/>
        <text:p text:style-name="P2"><text:s/>一 點過 一 點，</text:p>
        <text:p text:style-name="P2"><text:s/>tsi̍t <text:s/>tiám kuè <text:s/>tsi̍t <text:s/>tiám, </text:p>
        <text:p text:style-name="P2"/>
        <text:p text:style-name="P2">已經 十二 點外矣，</text:p>
        <text:p text:style-name="P2">í-king <text:s/>tsa̍p-lī <text:s/>tiám-guā --ah, </text:p>
        <text:p text:style-name="P2"/>
        <text:p text:style-name="P2">猶未轉來！</text:p>
        <text:p text:style-name="P2">iah-bē tńg--lâi!</text:p>
        <text:p text:style-name="P2"/>
        <text:p text:style-name="P2">開門！</text:p>
        <text:p text:style-name="P2">Khui mn̂g! </text:p>
        <text:p text:style-name="P2"/>
        <text:p text:style-name="P2">開門！</text:p>
        <text:p text:style-name="P2">Khui mn̂g! </text:p>
        <text:p text:style-name="P2"/>
        <text:p text:style-name="P2">若毋緊來開，</text:p>
        <text:p text:style-name="P2">Nā m̄ kín lâi khui, </text:p>
        <text:p text:style-name="P2"/>
        <text:p text:style-name="P2">門是欲共踢破！</text:p>
        <text:p text:style-name="P2">mn̂g sī beh kā that-phuà!</text:p>
        <text:p text:style-name="P2"/>
        <text:p text:style-name="P2">請問男方的公證人，</text:p>
        <text:p text:style-name="P2">Tshiánn-mn̄g lâm-hong ê kong-tsìng-lîn, </text:p>
        <text:p text:style-name="P2"/>
        <text:p text:style-name="P2">這間厝是⿰共人租的喔！</text:p>
        <text:p text:style-name="P2">tsit king tshù sī ka̋ng tsoo --ê --ooh! </text:p>
        <text:p text:style-name="P2"/>
        <text:p text:style-name="P2">共拍歹矣，</text:p>
        <text:p text:style-name="P2">Kā phah-phái --ah, </text:p>
        <text:p text:style-name="P2"/>
        <text:p text:style-name="P2"><text:soft-page-break/>啊毋是愛了錢呢，</text:p>
        <text:p text:style-name="P2">ah m̄ sī ài liáu-tsînn --neh, </text:p>
        <text:p text:style-name="P2"/>
        <text:p text:style-name="P2">按呢著抑毋著？</text:p>
        <text:p text:style-name="P2">án-ne tio̍h ah m̄-tio̍h?</text:p>
        <text:p text:style-name="P2"/>
        <text:p text:style-name="P2">按呢阮後的毋著啦。</text:p>
        <text:p text:style-name="P2">Án-ni gún hāu--ê m̄-tio̍h --lah.</text:p>
        <text:p text:style-name="P2"/>
        <text:p text:style-name="P2">若知影毋著矣，</text:p>
        <text:p text:style-name="P2">Nā tsai-iánn m̄-tio̍h --ah, </text:p>
        <text:p text:style-name="P2"/>
        <text:p text:style-name="P2">愛就對女方道歉。</text:p>
        <text:p text:style-name="P2">ài tō tuì lír-hong tō-khiam.</text:p>
        <text:p text:style-name="P2"/>
        <text:p text:style-name="P2">失禮、失禮。</text:p>
        <text:p text:style-name="P2">Sit-lé, sit-lé. </text:p>
        <text:p text:style-name="P2"/>
        <text:p text:style-name="P2">閣再開始！</text:p>
        <text:p text:style-name="P2">Koh-tsài khai-sí!</text:p>
        <text:p text:style-name="P2"/>
        <text:p text:style-name="P2">翁婿啉燒酒轉來，</text:p>
        <text:p text:style-name="P2">Ang-sài lim sio-tsiú tńg--lâi, </text:p>
        <text:p text:style-name="P2"/>
        <text:p text:style-name="P2">做牽手的人為怎樣哪毋共迎接？</text:p>
        <text:p text:style-name="P2">tsuè khan-tshiú ê lâng uī tsánn-iūnn ná m̄ kā gîng-tsiap?</text:p>
        <text:p text:style-name="P2"/>
        <text:p text:style-name="P2">迎接？</text:p>
        <text:p text:style-name="P2">Gîng-tsiap?</text:p>
        <text:p text:style-name="P2"/>
        <text:p text:style-name="P2">毋著啦，</text:p>
        <text:p text:style-name="P2">M̄-tio̍h --lah, </text:p>
        <text:p text:style-name="P2"/>
        <text:p text:style-name="P2">你搝領帶毋才著。</text:p>
        <text:p text:style-name="P2">lí giú niá-tuà m̄-tsiah tio̍h.</text:p>
        <text:p text:style-name="P2"/>
        <text:p text:style-name="P2">喔。</text:p>
        <text:p text:style-name="P2">Ooh.</text:p>
        <text:p text:style-name="P2"/>
        <text:p text:style-name="P2">袂用得崁步的！</text:p>
        <text:p text:style-name="P2">Buē-īng-eh khàm pōo --ê!</text:p>
        <text:p text:style-name="P2"/>
        <text:p text:style-name="P2">無崁步。</text:p>
        <text:p text:style-name="P2">Bô khàm pōo.</text:p>
        <text:p text:style-name="P2"/>
        <text:p text:style-name="P2">死入來！</text:p>
        <text:p text:style-name="P2">Sí li̍p--lâi!</text:p>
        <text:p text:style-name="P2"/>
        <text:p text:style-name="P2">哎喲，</text:p>
        <text:p text:style-name="P2">Ai-iō, </text:p>
        <text:p text:style-name="P2"/>
        <text:p text:style-name="P2">搝遐雄存範欲共摧死的。</text:p>
        <text:p text:style-name="P2">giú hiah hiông tshûn-pān beh kā tshui--sí --ê.</text:p>
        <text:p text:style-name="P2"/>
        <text:p text:style-name="P2">喂，</text:p>
        <text:p text:style-name="P2">Eh, </text:p>
        <text:p text:style-name="P2"/>
        <text:p text:style-name="P2">這陣幾點矣？</text:p>
        <text:p text:style-name="P2">tsit-tsūn kuí tiám --ah?</text:p>
        <text:p text:style-name="P2"/>
        <text:p text:style-name="P2"><text:s/>兩 點外⿰爾爾啦。</text:p>
        <text:p text:style-name="P2"><text:s/>Nn̄g <text:s/>tiám-guā nia̋ --lah.</text:p>
        <text:p text:style-name="P2"/>
        <text:p text:style-name="P2">啊是去佗位？</text:p>
        <text:p text:style-name="P2">Ah sī khì tó-uī?</text:p>
        <text:p text:style-name="P2"/>
        <text:p text:style-name="P2">啊就朋友出國，</text:p>
        <text:p text:style-name="P2">Ah tō pîng-iú tshut-kok, </text:p>
        <text:p text:style-name="P2"/>
        <text:p text:style-name="P2">啊去酒家共伊餞別，</text:p>
        <text:p text:style-name="P2">ah khì tsiú-ka kā i tsiān-pia̍t, </text:p>
        <text:p text:style-name="P2"><text:soft-page-break/></text:p>
        <text:p text:style-name="P2">喂內面查某偌媠的呢，</text:p>
        <text:p text:style-name="P2">eh lāi-bīn tsa-bóo guā suí --ê --neh, </text:p>
        <text:p text:style-name="P2"/>
        <text:p text:style-name="P2">啊閣偌親切的囉。</text:p>
        <text:p text:style-name="P2">ah koh guā tshin-tshiat --ê --looh.</text:p>
        <text:p text:style-name="P2"/>
        <text:p text:style-name="P2">恬去！</text:p>
        <text:p text:style-name="P2">Tiām --khì! </text:p>
        <text:p text:style-name="P2"/>
        <text:p text:style-name="P2">啊無想講厝內 一 个好太太，</text:p>
        <text:p text:style-name="P2">Ah bô siūnn-kóng tshù-lāi <text:s/>tsi̍t <text:s/>ê hó thài-thài, </text:p>
        <text:p text:style-name="P2"/>
        <text:p text:style-name="P2">也敢去酒家！</text:p>
        <text:p text:style-name="P2">iā kánn khì tsiú-ka!</text:p>
        <text:p text:style-name="P2"/>
        <text:p text:style-name="P2">喂！</text:p>
        <text:p text:style-name="P2">Eh! </text:p>
        <text:p text:style-name="P2"/>
        <text:p text:style-name="P2">擋咧！</text:p>
        <text:p text:style-name="P2">Tòng --leh! </text:p>
        <text:p text:style-name="P2"/>
        <text:p text:style-name="P2">哼！</text:p>
        <text:p text:style-name="P2">Hngh! </text:p>
        <text:p text:style-name="P2"/>
        <text:p text:style-name="P2">請問女方裁判公證人，</text:p>
        <text:p text:style-name="P2">Tshiánn-mn̄g lú-hong tshâi-phuànn kong-tsìng-lîn, </text:p>
        <text:p text:style-name="P2"/>
        <text:p text:style-name="P2">翁婿去酒家啉酒，</text:p>
        <text:p text:style-name="P2">ang-sài khì tsiú-ka lim-tsiú, </text:p>
        <text:p text:style-name="P2"/>
        <text:p text:style-name="P2">這是應酬喔，</text:p>
        <text:p text:style-name="P2">tse sī ìng-siû --ooh, </text:p>
        <text:p text:style-name="P2"/>
        <text:p text:style-name="P2">啊你將翁婿面底皮按呢抓甲全空，</text:p>
        <text:p text:style-name="P2">ah lí tsiong ang-sài bīn-té-phê án-ne liàu kah tsuân khang, </text:p>
        <text:p text:style-name="P2"/>
        <text:p text:style-name="P2">按呢欲叫伊怎樣去社會見人？</text:p>
        <text:p text:style-name="P2">án-ne beh kiò i tsánn-iūnn khì siā-huē kìnn lâng? </text:p>
        <text:p text:style-name="P2"/>
        <text:p text:style-name="P2">按呢著抑毋著？</text:p>
        <text:p text:style-name="P2">Án-ni tio̍h ah m̄-tio̍h?</text:p>
        <text:p text:style-name="P2"/>
        <text:p text:style-name="P2">按呢女方較毋著啦。</text:p>
        <text:p text:style-name="P2">Án-ne lír-hong khah m̄-tio̍h --lah.</text:p>
        <text:p text:style-name="P2"/>
        <text:p text:style-name="P2">哼，</text:p>
        <text:p text:style-name="P2">Hngh, </text:p>
        <text:p text:style-name="P2"/>
        <text:p text:style-name="P2">若知影毋著，</text:p>
        <text:p text:style-name="P2">nā tsai-iánn m̄-tio̍h, </text:p>
        <text:p text:style-name="P2"/>
        <text:p text:style-name="P2">著愛對男方道歉，</text:p>
        <text:p text:style-name="P2">to̍h-ài uì lâm-hong tō-khiam, </text:p>
        <text:p text:style-name="P2"/>
        <text:p text:style-name="P2">哼！</text:p>
        <text:p text:style-name="P2">hngh!</text:p>
        <text:p text:style-name="P2"/>
        <text:p text:style-name="P2">不住、不住。</text:p>
        <text:p text:style-name="P2">Put-tsū, put-tsū. </text:p>
        <text:p text:style-name="P2"/>
        <text:p text:style-name="P2">開始！</text:p>
        <text:p text:style-name="P2">Khai-sí!</text:p>
        <text:p text:style-name="P2"/>
        <text:p text:style-name="P2">哎喲，</text:p>
        <text:p text:style-name="P2">Ai-iō, </text:p>
        <text:p text:style-name="P2"/>
        <text:p text:style-name="P2">哎喲！</text:p>
        <text:p text:style-name="P2">ai-iō! </text:p>
        <text:p text:style-name="P2"/>
        <text:p text:style-name="P2"><text:soft-page-break/>哎喲喂！</text:p>
        <text:p text:style-name="P2">Ai-iō-uê! </text:p>
        <text:p text:style-name="P2"/>
        <text:p text:style-name="P2">哎喲！</text:p>
        <text:p text:style-name="P2">Ai-iō! </text:p>
        <text:p text:style-name="P2"/>
        <text:p text:style-name="P2">哎喲喂！</text:p>
        <text:p text:style-name="P2">Ai-iō-uê!</text:p>
        <text:p text:style-name="P2"/>
        <text:p text:style-name="P2">哎喲！</text:p>
        <text:p text:style-name="P2">Ai-iō! </text:p>
        <text:p text:style-name="P2"/>
        <text:p text:style-name="P2">哎喲！</text:p>
        <text:p text:style-name="P2">Ai-iō!</text:p>
        <text:p text:style-name="P2"/>
        <text:p text:style-name="P2">啊！</text:p>
        <text:p text:style-name="P2">Ah! </text:p>
        <text:p text:style-name="P2"/>
        <text:p text:style-name="P2"><text:s/>文德 、 文德 、 文德 ，</text:p>
        <text:p text:style-name="P2"><text:s/>Bûn-tik , <text:s/>Bûn-tik , <text:s/>Bûn-tik , </text:p>
        <text:p text:style-name="P2"/>
        <text:p text:style-name="P2">有要緊無？</text:p>
        <text:p text:style-name="P2">ū iàu-kín --bô?</text:p>
        <text:p text:style-name="P2"/>
        <text:p text:style-name="P2">啊你就對昨昏的舊傷共撼落去，</text:p>
        <text:p text:style-name="P2">Ah lí tō tuì tsa-hng ê kū siong kā hám --lo̍h-khì, </text:p>
        <text:p text:style-name="P2"/>
        <text:p text:style-name="P2"><text:s/>eh 麻疼麻疼啦。</text:p>
        <text:p text:style-name="P2"><text:s/>eh <text:s/>bâ thiànn bâ thiànn --lah.</text:p>
        <text:p text:style-name="P2"/>
        <text:p text:style-name="P2">失禮啦。</text:p>
        <text:p text:style-name="P2">Sit-lé --lah.</text:p>
        <text:p text:style-name="P2"/>
        <text:p text:style-name="P2">袂啦，</text:p>
        <text:p text:style-name="P2">Buē --lah, </text:p>
        <text:p text:style-name="P2"/>
        <text:p text:style-name="P2">予家己的太太拍著，</text:p>
        <text:p text:style-name="P2">hōo ka-kī ê thài-thài phah--tio̍h, </text:p>
        <text:p text:style-name="P2"/>
        <text:p text:style-name="P2">也毋是別人啊。</text:p>
        <text:p text:style-name="P2">ā m̄ sī pa̍t-lâng --ah. </text:p>
        <text:p text:style-name="P2"/>
        <text:p text:style-name="P2">喂！</text:p>
        <text:p text:style-name="P2">Eh! </text:p>
        <text:p text:style-name="P2"/>
        <text:p text:style-name="P2">拄才我共你捙向壁落去，</text:p>
        <text:p text:style-name="P2">Tú-tsiah guá kā lí tshia hiàng piah lo̍h--khì, </text:p>
        <text:p text:style-name="P2"/>
        <text:p text:style-name="P2">有要緊無？</text:p>
        <text:p text:style-name="P2">ū iàu-kín --bô?</text:p>
        <text:p text:style-name="P2"/>
        <text:p text:style-name="P2">假使若予你拍死，</text:p>
        <text:p text:style-name="P2">Ká-sú nā hōo lí phah--sí, </text:p>
        <text:p text:style-name="P2"/>
        <text:p text:style-name="P2">我嘛甘願，</text:p>
        <text:p text:style-name="P2">guá mā kam-guān, </text:p>
        <text:p text:style-name="P2"/>
        <text:p text:style-name="P2">毋過恁老爸欲共你𤆬轉去娶別人。</text:p>
        <text:p text:style-name="P2">m̄-koh lín lāu-pē beh kā lí tshuā tńg-khì tshuā pa̍t-lâng.</text:p>
        <text:p text:style-name="P2"/>
        <text:p text:style-name="P2">啥物人欲閣娶，</text:p>
        <text:p text:style-name="P2">Siánn-mih lâng beh koh tshuā, </text:p>
        <text:p text:style-name="P2"/>
        <text:p text:style-name="P2">我有你這个好太太，</text:p>
        <text:p text:style-name="P2">guá ū lí tsit ê hó thài-thài, </text:p>
        <text:p text:style-name="P2"/>
        <text:p text:style-name="P2">我已經真滿足矣嘛。</text:p>
        <text:p text:style-name="P2">guá í-king tsin buán-tsiok --ah --mah. </text:p>
        <text:p text:style-name="P2"/>
        <text:p text:style-name="P2">喂，</text:p>
        <text:p text:style-name="P2"><text:soft-page-break/>Eh, </text:p>
        <text:p text:style-name="P2"/>
        <text:p text:style-name="P2">恁母仔嘛講欲共你𤆬轉去嫁別人。</text:p>
        <text:p text:style-name="P2">lín bú--á mā kóng beh kā lí tshuā tńg-khì kè pa̍t-lâng.</text:p>
        <text:p text:style-name="P2"/>
        <text:p text:style-name="P2">⿰啥人欲閣嫁！</text:p>
        <text:p text:style-name="P2">Siáng beh koh kè! </text:p>
        <text:p text:style-name="P2"/>
        <text:p text:style-name="P2">是in老大人毋知影咱少年人的輕重。</text:p>
        <text:p text:style-name="P2">Sī in lāu-tuā-lâng m̄ tsai-iánn lán siàu-liân-lâng ê khin-tāng.</text:p>
        <text:p text:style-name="P2"/>
        <text:p text:style-name="P2">喂、喂、喂、喂、喂！</text:p>
        <text:p text:style-name="P2">Eh, eh, eh, eh, eh! </text:p>
        <text:p text:style-name="P2"/>
        <text:p text:style-name="P2">起來！</text:p>
        <text:p text:style-name="P2">Khí--lâi! </text:p>
        <text:p text:style-name="P2"/>
        <text:p text:style-name="P2">來轉矣！</text:p>
        <text:p text:style-name="P2">Lâi tńg --ah!</text:p>
        <text:p text:style-name="P2"/>
        <text:p text:style-name="P2">行！</text:p>
        <text:p text:style-name="P2">Kiânn! </text:p>
        <text:p text:style-name="P2"/>
        <text:p text:style-name="P2">轉來！</text:p>
        <text:p text:style-name="P2">Tńg--lâi!</text:p>
        <text:p text:style-name="P2"/>
        <text:p text:style-name="P2">媽媽，</text:p>
        <text:p text:style-name="P2">Má-mah, </text:p>
        <text:p text:style-name="P2"/>
        <text:p text:style-name="P2">毋啦！</text:p>
        <text:p text:style-name="P2">m̄ --lah! </text:p>
        <text:p text:style-name="P2"/>
        <text:p text:style-name="P2">恁若毋准阮結婚喔，</text:p>
        <text:p text:style-name="P2">Lín nā m̄-tsún gún kiat-hun --ooh, </text:p>
        <text:p text:style-name="P2"/>
        <text:p text:style-name="P2">欲走來遠遠，</text:p>
        <text:p text:style-name="P2">beh tsáu lâi hn̄g-hn̄g, </text:p>
        <text:p text:style-name="P2"/>
        <text:p text:style-name="P2">予你去揣無。</text:p>
        <text:p text:style-name="P2">hōo lí khì tshē bô.</text:p>
        <text:p text:style-name="P2"/>
        <text:p text:style-name="P2">嘿！</text:p>
        <text:p text:style-name="P2">Heh! </text:p>
        <text:p text:style-name="P2"/>
        <text:p text:style-name="P2">轉來喔！</text:p>
        <text:p text:style-name="P2">Tńg--lâi --ooh!</text:p>
        <text:p text:style-name="P2"/>
        <text:p text:style-name="P2">爸，</text:p>
        <text:p text:style-name="P2">Pâ, </text:p>
        <text:p text:style-name="P2"/>
        <text:p text:style-name="P2">做囝的阮袂當踮身邊共恁有孝，</text:p>
        <text:p text:style-name="P2">tsò kiánn --ê gún buē-tàng tiàm sin-pinn kā lín iú-hàu, </text:p>
        <text:p text:style-name="P2"/>
        <text:p text:style-name="P2">這攏嘛恁造成的，</text:p>
        <text:p text:style-name="P2">tse lóng mā lín tsō-sîng --ê, </text:p>
        <text:p text:style-name="P2"/>
        <text:p text:style-name="P2">為著恁 三十 年前的情怨，</text:p>
        <text:p text:style-name="P2">uī-tio̍h lín <text:s/>sann-tsa̍p <text:s/>nî tsîng ê tsîng-uàn, </text:p>
        <text:p text:style-name="P2"/>
        <text:p text:style-name="P2">害阮遮爾艱苦，</text:p>
        <text:p text:style-name="P2">hāi gún tsiah-nī kan-khóo, </text:p>
        <text:p text:style-name="P2"/>
        <text:p text:style-name="P2">從今以後喔，</text:p>
        <text:p text:style-name="P2">tsiông kim í-āu --ooh, </text:p>
        <text:p text:style-name="P2"/>
        <text:p text:style-name="P2">恁毋著愛和好，</text:p>
        <text:p text:style-name="P2">lín m̄ tio̍h-ài hô-hó, </text:p>
        <text:p text:style-name="P2"/>
        <text:p text:style-name="P2">若毋，</text:p>
        <text:p text:style-name="P2">nā m̄, </text:p>
        <text:p text:style-name="P2"/>
        <text:p text:style-name="P2"><text:soft-page-break/>阮無愛轉去！</text:p>
        <text:p text:style-name="P2">gún bô ài tńg--khì!</text:p>
        <text:p text:style-name="P2"/>
        <text:p text:style-name="P2">啊好啦。</text:p>
        <text:p text:style-name="P2">Ah hó --lah.</text:p>
        <text:p text:style-name="P2"/>
        <text:p text:style-name="P2">喂，</text:p>
        <text:p text:style-name="P2">Eh, </text:p>
        <text:p text:style-name="P2"/>
        <text:p text:style-name="P2">爸，</text:p>
        <text:p text:style-name="P2">pâ, </text:p>
        <text:p text:style-name="P2"/>
        <text:p text:style-name="P2">好毋？</text:p>
        <text:p text:style-name="P2">hó --m̄? </text:p>
        <text:p text:style-name="P2"/>
        <text:p text:style-name="P2">若毋，</text:p>
        <text:p text:style-name="P2">Nā m̄, </text:p>
        <text:p text:style-name="P2"/>
        <text:p text:style-name="P2">行！</text:p>
        <text:p text:style-name="P2">kiânn!</text:p>
        <text:p text:style-name="P2"/>
        <text:p text:style-name="P2">喂、喂、喂等咧啦！</text:p>
        <text:p text:style-name="P2">Eh, eh, eh tán --eh --lah! </text:p>
        <text:p text:style-name="P2"/>
        <text:p text:style-name="P2">喂。</text:p>
        <text:p text:style-name="P2">Eh.</text:p>
        <text:p text:style-name="P2"/>
        <text:p text:style-name="P2">媽媽，</text:p>
        <text:p text:style-name="P2">Ma-mah, </text:p>
        <text:p text:style-name="P2"/>
        <text:p text:style-name="P2">好無？</text:p>
        <text:p text:style-name="P2">hó --bô?</text:p>
        <text:p text:style-name="P2"/>
        <text:p text:style-name="P2">是啦，</text:p>
        <text:p text:style-name="P2">Sī --lah, </text:p>
        <text:p text:style-name="P2"/>
        <text:p text:style-name="P2">啊少年的今就米煮成飯矣，</text:p>
        <text:p text:style-name="P2">ah siàu-liân--ê tann tō bí tsú tsiânn pn̄g --ah, </text:p>
        <text:p text:style-name="P2"/>
        <text:p text:style-name="P2">冤可解不可結，</text:p>
        <text:p text:style-name="P2">uan khó kái put khó kiat,</text:p>
        <text:p text:style-name="P2"/>
        <text:p text:style-name="P2">啊恁 兩 个老的過去若有啥物情怨，</text:p>
        <text:p text:style-name="P2">ah lín <text:s/>nn̄g <text:s/>ê lāu--ê kè-khì nā ū siánn-mih tsîng-uàn, </text:p>
        <text:p text:style-name="P2"/>
        <text:p text:style-name="P2">趁里長伯仔佇咧，</text:p>
        <text:p text:style-name="P2">thàn lí-tiúnn-peh--á tī --eh, </text:p>
        <text:p text:style-name="P2"/>
        <text:p text:style-name="P2">叫伊共恁調解一下乎。</text:p>
        <text:p text:style-name="P2">kiò i kā lín tiâu-kái tsi̍t-ē --honnh.</text:p>
        <text:p text:style-name="P2"/>
        <text:p text:style-name="P2">嘿！</text:p>
        <text:p text:style-name="P2">Heh! </text:p>
        <text:p text:style-name="P2"/>
        <text:p text:style-name="P2">著！</text:p>
        <text:p text:style-name="P2">Tio̍h! </text:p>
        <text:p text:style-name="P2"/>
        <text:p text:style-name="P2">里長伯仔你才做阮爸爸的公道人，</text:p>
        <text:p text:style-name="P2">Lí-tiúnn-peh--á lí tsiah tsò gún pa-pah ê kong-tō-lîn, </text:p>
        <text:p text:style-name="P2"/>
        <text:p text:style-name="P2">乎？</text:p>
        <text:p text:style-name="P2">honnh?</text:p>
        <text:p text:style-name="P2"/>
        <text:p text:style-name="P2">啊 五姆仔 ，</text:p>
        <text:p text:style-name="P2">Ah <text:s/>gōo-ḿ--á , </text:p>
        <text:p text:style-name="P2"/>
        <text:p text:style-name="P2">你做阮媽媽的公道人。</text:p>
        <text:p text:style-name="P2">lí tsò gún má-mah ê kong-tō-lîn.</text:p>
        <text:p text:style-name="P2"/>
        <text:p text:style-name="P2">好啦！</text:p>
        <text:p text:style-name="P2">Hó --lah.</text:p>
        <text:p text:style-name="P2"/>
        <text:p text:style-name="P2"><text:soft-page-break/>遮坐，</text:p>
        <text:p text:style-name="P2">Tsia tsē, </text:p>
        <text:p text:style-name="P2"/>
        <text:p text:style-name="P2">遮坐。</text:p>
        <text:p text:style-name="P2">tsia tsē.</text:p>
        <text:p text:style-name="P2"/>
        <text:p text:style-name="P2">多謝，</text:p>
        <text:p text:style-name="P2">To-siā, </text:p>
        <text:p text:style-name="P2"/>
        <text:p text:style-name="P2">多謝。</text:p>
        <text:p text:style-name="P2">to-siā. </text:p>
        <text:p text:style-name="P2"/>
        <text:p text:style-name="P2">啊今恁 三十 年前，</text:p>
        <text:p text:style-name="P2">Ah tann lín <text:s/>sann-tsa̍p <text:s/>nî tsîng, </text:p>
        <text:p text:style-name="P2"/>
        <text:p text:style-name="P2">有啥物恩怨趕緊講，</text:p>
        <text:p text:style-name="P2">ū siánn-mih un-uàn kuánn-kín kóng, </text:p>
        <text:p text:style-name="P2"/>
        <text:p text:style-name="P2">喔？</text:p>
        <text:p text:style-name="P2">ooh?</text:p>
        <text:p text:style-name="P2"/>
        <text:p text:style-name="P2">喂，</text:p>
        <text:p text:style-name="P2">Eh, </text:p>
        <text:p text:style-name="P2"/>
        <text:p text:style-name="P2">我愛偷講，</text:p>
        <text:p text:style-name="P2">guá ài thau kóng, </text:p>
        <text:p text:style-name="P2"/>
        <text:p text:style-name="P2">阿伯就是 三十 年前，</text:p>
        <text:p text:style-name="P2">a-peh tō sī <text:s/>sann-tsa̍p <text:s/>nî tsîng, </text:p>
        <text:p text:style-name="P2"/>
        <text:p text:style-name="P2">放捒阮老母的人。</text:p>
        <text:p text:style-name="P2">pàng-sak gún lāu-bú ê lâng.</text:p>
        <text:p text:style-name="P2"/>
        <text:p text:style-name="P2">喔！</text:p>
        <text:p text:style-name="P2">Ooh! </text:p>
        <text:p text:style-name="P2"/>
        <text:p text:style-name="P2"><text:s/>三十 年前恁母仔予放捒喔？</text:p>
        <text:p text:style-name="P2"><text:s/>Sann-tsa̍p <text:s/>nî tsîng lín bú--á hōo pàng-sak --ooh?</text:p>
        <text:p text:style-name="P2"/>
        <text:p text:style-name="P2">喂，</text:p>
        <text:p text:style-name="P2">Eh, </text:p>
        <text:p text:style-name="P2"/>
        <text:p text:style-name="P2">冤枉喔！</text:p>
        <text:p text:style-name="P2">uan-óng --ooh! </text:p>
        <text:p text:style-name="P2"/>
        <text:p text:style-name="P2">Eh毋是我放捒伊啦，</text:p>
        <text:p text:style-name="P2">Eh m̄ sī guá pàng-sak --i --lah, </text:p>
        <text:p text:style-name="P2"/>
        <text:p text:style-name="P2">是in爸嫌我講毋成囡仔，</text:p>
        <text:p text:style-name="P2">sī in pâ hiâm guá kóng m̄-tsiânn gín-á, </text:p>
        <text:p text:style-name="P2"/>
        <text:p text:style-name="P2">啊瘦卑巴啦，</text:p>
        <text:p text:style-name="P2">ah sán-pi-pa --lah, </text:p>
        <text:p text:style-name="P2"/>
        <text:p text:style-name="P2">啊甲in查某囝嫁我，</text:p>
        <text:p text:style-name="P2">ah kah in tsa-bóo-kiánn kè --guá, </text:p>
        <text:p text:style-name="P2"/>
        <text:p text:style-name="P2">免 四 月日我就曲去咧。</text:p>
        <text:p text:style-name="P2">bián <text:s/>sì <text:s/>ge̍h-li̍t guá tō khiau--khì --leh. </text:p>
        <text:p text:style-name="P2"/>
        <text:p text:style-name="P2">啊阮爸氣一下謼，</text:p>
        <text:p text:style-name="P2">Ah gún pâ khì --tsi̍t-ē --hooh, </text:p>
        <text:p text:style-name="P2"/>
        <text:p text:style-name="P2">毋才予我娶別人。</text:p>
        <text:p text:style-name="P2">m̄-tsiah hōo guá tshuā pa̍t-lâng.</text:p>
        <text:p text:style-name="P2"/>
        <text:p text:style-name="P2">雖然阮老爸反對來講，</text:p>
        <text:p text:style-name="P2">Sui-liân gún lāu-pē huán-tuì lâi kóng, </text:p>
        <text:p text:style-name="P2"><text:soft-page-break/></text:p>
        <text:p text:style-name="P2">毋過我一心一意就咧等候伊，</text:p>
        <text:p text:style-name="P2">m̄-koh guá it-sim-it-ì tō leh tán-hāu --i, </text:p>
        <text:p text:style-name="P2"/>
        <text:p text:style-name="P2">⿰啥人知影路旁屍喔，</text:p>
        <text:p text:style-name="P2">siáng tsai-iánn lōo-pông-si --ooh, </text:p>
        <text:p text:style-name="P2"/>
        <text:p text:style-name="P2">先去娶別人，</text:p>
        <text:p text:style-name="P2">sing khì tshuā pa̍t-lâng, </text:p>
        <text:p text:style-name="P2"/>
        <text:p text:style-name="P2">我彼陣的痛苦，</text:p>
        <text:p text:style-name="P2">guá hit-tsūn ê thòng-khóo, </text:p>
        <text:p text:style-name="P2"/>
        <text:p text:style-name="P2">用話亂得講。</text:p>
        <text:p text:style-name="P2">iōng uē luān-tit kóng. </text:p>
        <text:p text:style-name="P2"/>
        <text:p text:style-name="P2"><text:s/>兩 年後，</text:p>
        <text:p text:style-name="P2"><text:s/>Nn̄g <text:s/>nî āu, </text:p>
        <text:p text:style-name="P2"/>
        <text:p text:style-name="P2">阮老爸強迫我，</text:p>
        <text:p text:style-name="P2">gún lāu-pē kiông-pik --guá, </text:p>
        <text:p text:style-name="P2"/>
        <text:p text:style-name="P2">我才嫁，</text:p>
        <text:p text:style-name="P2">guá tsiah kè, </text:p>
        <text:p text:style-name="P2"/>
        <text:p text:style-name="P2">伊放捒我啦。</text:p>
        <text:p text:style-name="P2">i pàng-sak --guá --lah.</text:p>
        <text:p text:style-name="P2"/>
        <text:p text:style-name="P2">照按呢聽起來，</text:p>
        <text:p text:style-name="P2">Tsiàu án-ne thiann --khí-lâi, </text:p>
        <text:p text:style-name="P2"/>
        <text:p text:style-name="P2"><text:s/>石 <text:s/>阿狗 你對愛無堅實，</text:p>
        <text:p text:style-name="P2"><text:s/>Tsio̍h <text:s text:c="2"/>A-káu <text:s/>lí tuì ài bô kian-si̍t, </text:p>
        <text:p text:style-name="P2"/>
        <text:p text:style-name="P2">隨便娶妻，</text:p>
        <text:p text:style-name="P2">suî-piān tshuā-tshe, </text:p>
        <text:p text:style-name="P2"/>
        <text:p text:style-name="P2">辜負 甜甘嫂 ，</text:p>
        <text:p text:style-name="P2">koo-hū <text:s/>Tinn-kam-só , </text:p>
        <text:p text:style-name="P2"/>
        <text:p text:style-name="P2">按呢著毋著？</text:p>
        <text:p text:style-name="P2">án-ni tio̍h m̄-tio̍h? </text:p>
        <text:p text:style-name="P2"/>
        <text:p text:style-name="P2">本里長希望恁恢復感情，</text:p>
        <text:p text:style-name="P2">Pún lí-tiúnn hi-bōng lín hue-ho̍k kám-tsîng, </text:p>
        <text:p text:style-name="P2"/>
        <text:p text:style-name="P2">有同意無？</text:p>
        <text:p text:style-name="P2">ū tông-ì --bô?</text:p>
        <text:p text:style-name="P2"/>
        <text:p text:style-name="P2">遐老矣敢好？</text:p>
        <text:p text:style-name="P2">Hiah lāu --ah kám hó?</text:p>
        <text:p text:style-name="P2"/>
        <text:p text:style-name="P2">若毋好喔，</text:p>
        <text:p text:style-name="P2">Nā m̄ hó --ooh, </text:p>
        <text:p text:style-name="P2"/>
        <text:p text:style-name="P2">咱行！</text:p>
        <text:p text:style-name="P2">lán kiânn!</text:p>
        <text:p text:style-name="P2"/>
        <text:p text:style-name="P2">喂，</text:p>
        <text:p text:style-name="P2">Eh, </text:p>
        <text:p text:style-name="P2"/>
        <text:p text:style-name="P2">等咧啦。</text:p>
        <text:p text:style-name="P2">tán --leh --lah.</text:p>
        <text:p text:style-name="P2"/>
        <text:p text:style-name="P2">喂，</text:p>
        <text:p text:style-name="P2">Eh, </text:p>
        <text:p text:style-name="P2"/>
        <text:p text:style-name="P2">無，</text:p>
        <text:p text:style-name="P2">bô, </text:p>
        <text:p text:style-name="P2"/>
        <text:p text:style-name="P2">好啦。</text:p>
        <text:p text:style-name="P2">hó --lah.</text:p>
        <text:p text:style-name="P2"/>
        <text:p text:style-name="P2">好啦。</text:p>
        <text:p text:style-name="P2"><text:soft-page-break/>Hó --lah.</text:p>
        <text:p text:style-name="P2"/>
        <text:p text:style-name="P2">這回欲恢復舊感情，</text:p>
        <text:p text:style-name="P2">Tsit huê beh hue-ho̍k kū kám-tsîng, </text:p>
        <text:p text:style-name="P2"/>
        <text:p text:style-name="P2"><text:s/>阿狗兄 你愛讓步，</text:p>
        <text:p text:style-name="P2"><text:s/>A-káu-hiann <text:s/>lí ài niō-pōo, </text:p>
        <text:p text:style-name="P2"/>
        <text:p text:style-name="P2">予 甜甘嫂 有 一 个面子，</text:p>
        <text:p text:style-name="P2">hōo <text:s/>Tinn-kam-só <text:s/>ū <text:s/>tsi̍t <text:s/>ê bīn-tsú, </text:p>
        <text:p text:style-name="P2"/>
        <text:p text:style-name="P2">結婚的順序佮進行，</text:p>
        <text:p text:style-name="P2">kiat-hun ê sūn-sū kah tsìn-hîng, </text:p>
        <text:p text:style-name="P2"/>
        <text:p text:style-name="P2">由本里長來主意，</text:p>
        <text:p text:style-name="P2">iû pún lí-tiúnn lâi tsú-ì, </text:p>
        <text:p text:style-name="P2"/>
        <text:p text:style-name="P2">不得異議，</text:p>
        <text:p text:style-name="P2">put-tik ī-gī, </text:p>
        <text:p text:style-name="P2"/>
        <text:p text:style-name="P2">⿰下昏暗等通告。</text:p>
        <text:p text:style-name="P2">i̋ng-àm tán thong-kò.</text:p>
        <text:p text:style-name="P2"/>
        <text:p text:style-name="P2">啊！</text:p>
        <text:p text:style-name="P2">Ah! </text:p>
        <text:p text:style-name="P2"/>
        <text:p text:style-name="P2">按呢真好！</text:p>
        <text:p text:style-name="P2">Án-ne tsin hó! </text:p>
        <text:p text:style-name="P2"/>
        <text:p text:style-name="P2">真好！</text:p>
        <text:p text:style-name="P2">Tsin hó! </text:p>
        <text:p text:style-name="P2"/>
        <text:p text:style-name="P2">抑若恁兩對的媒人才予我做。</text:p>
        <text:p text:style-name="P2">Iah nā lín nn̄g tuì ê hm̂-lâng tsiah hōo guá tsuè.</text:p>
        <text:p text:style-name="P2"/>
        <text:p text:style-name="P2">拜託、拜託。</text:p>
        <text:p text:style-name="P2">Pài-thok, pài-thok. </text:p>
        <text:p text:style-name="P2"/>
        <text:p text:style-name="P2">爸，</text:p>
        <text:p text:style-name="P2">Pâ, </text:p>
        <text:p text:style-name="P2"/>
        <text:p text:style-name="P2">阮先轉來去，</text:p>
        <text:p text:style-name="P2">gún sing tńg --lâi-khì, </text:p>
        <text:p text:style-name="P2"/>
        <text:p text:style-name="P2">乎！</text:p>
        <text:p text:style-name="P2">honnh! </text:p>
        <text:p text:style-name="P2"/>
        <text:p text:style-name="P2">喂爸，</text:p>
        <text:p text:style-name="P2">Eh pâ, </text:p>
        <text:p text:style-name="P2"/>
        <text:p text:style-name="P2">厝稅錢才拜託你！</text:p>
        <text:p text:style-name="P2">tshù-sè tsînn tsiah pài-thok --lí!</text:p>
        <text:p text:style-name="P2"/>
        <text:p text:style-name="P2">多謝！</text:p>
        <text:p text:style-name="P2">To-siā! </text:p>
        <text:p text:style-name="P2"/>
        <text:p text:style-name="P2">多謝！</text:p>
        <text:p text:style-name="P2">To-siā!</text:p>
        <text:p text:style-name="P2"/>
        <text:p text:style-name="P2">媽，</text:p>
        <text:p text:style-name="P2">Má, </text:p>
        <text:p text:style-name="P2"/>
        <text:p text:style-name="P2">米錢才拜託你咧！</text:p>
        <text:p text:style-name="P2">bí tsînn tsiah pài-thok --lí --leh!</text:p>
        <text:p text:style-name="P2"/>
        <text:p text:style-name="P2">喔！</text:p>
        <text:p text:style-name="P2">Ooh! </text:p>
        <text:p text:style-name="P2"/>
        <text:p text:style-name="P2">啊好啦。</text:p>
        <text:p text:style-name="P2">Ah hó --lah.</text:p>
        <text:p text:style-name="P2"/>
        <text:p text:style-name="P2">多謝！</text:p>
        <text:p text:style-name="P2">To-siā! </text:p>
        <text:p text:style-name="P2"><text:soft-page-break/></text:p>
        <text:p text:style-name="P2">多謝！</text:p>
        <text:p text:style-name="P2">To-siā!</text:p>
        <text:p text:style-name="P2"/>
        <text:p text:style-name="P2">抑無。</text:p>
        <text:p text:style-name="P2">Ia̍h bô.</text:p>
        <text:p text:style-name="P2"/>
        <text:p text:style-name="P2">失禮乎！</text:p>
        <text:p text:style-name="P2">Sit-lé --honnh! </text:p>
        <text:p text:style-name="P2"/>
        <text:p text:style-name="P2">嘿嘿！</text:p>
        <text:p text:style-name="P2">Heh --heh!</text:p>
        <text:p text:style-name="P2"/>
        <text:p text:style-name="P2">Eh，</text:p>
        <text:p text:style-name="P2">Eh, </text:p>
        <text:p text:style-name="P2"/>
        <text:p text:style-name="P2">人 三十 年後閣見面乎，</text:p>
        <text:p text:style-name="P2">lâng <text:s/>sann-tsa̍p <text:s/>nî āu koh kìnn-bīn --hoonh, </text:p>
        <text:p text:style-name="P2"/>
        <text:p text:style-name="P2">我實在無影佇咧氣你，</text:p>
        <text:p text:style-name="P2">guá si̍t-tsāi bô-iánn tī-leh khì --lí, </text:p>
        <text:p text:style-name="P2"/>
        <text:p text:style-name="P2">人我誠歡喜呢！</text:p>
        <text:p text:style-name="P2">lâng guá tsiânn huann-hí --neh!</text:p>
        <text:p text:style-name="P2"/>
        <text:p text:style-name="P2">人我嘛仝款。</text:p>
        <text:p text:style-name="P2">Lâng guá mā kāng-khuán.</text:p>
        <text:p text:style-name="P2"/>
        <text:p text:style-name="P2"><text:s/>甘草的 我共你講。</text:p>
        <text:p text:style-name="P2"><text:s/>Kam-tshó--ê <text:s/>guá kā lí kóng.</text:p>
        <text:p text:style-name="P2"/>
        <text:p text:style-name="P2">唅？</text:p>
        <text:p text:style-name="P2">Hannh? </text:p>
        <text:p text:style-name="P2"/>
        <text:p text:style-name="P2">哎喲，</text:p>
        <text:p text:style-name="P2">Ai-iō, </text:p>
        <text:p text:style-name="P2"/>
        <text:p text:style-name="P2">按呢敢好？</text:p>
        <text:p text:style-name="P2">án-ne kám hó? </text:p>
        <text:p text:style-name="P2"/>
        <text:p text:style-name="P2">見笑甲。</text:p>
        <text:p text:style-name="P2">Kiàn-siàu kah.</text:p>
        <text:p text:style-name="P2"/>
        <text:p text:style-name="P2">我嘛歹勢甲。</text:p>
        <text:p text:style-name="P2">Guá mā phái-sè kah.</text:p>
        <text:p text:style-name="P2"/>
        <text:p text:style-name="P2">嘿嘿嘿！</text:p>
        <text:p text:style-name="P2">Heh heh heh!</text:p>
        <text:p text:style-name="P2"/>
        <text:p text:style-name="P2"><text:s/>阿狗兄 ！</text:p>
        <text:p text:style-name="P2"><text:s/>A-káu-hiann ! </text:p>
        <text:p text:style-name="P2"/>
        <text:p text:style-name="P2">較緊咧，</text:p>
        <text:p text:style-name="P2">Khah kín --leh, </text:p>
        <text:p text:style-name="P2"/>
        <text:p text:style-name="P2">新娘來囉！</text:p>
        <text:p text:style-name="P2">sin-niû lâi --looh! </text:p>
        <text:p text:style-name="P2"/>
        <text:p text:style-name="P2">新娘來矣！</text:p>
        <text:p text:style-name="P2">Sin-niû lâi --ah!</text:p>
        <text:p text:style-name="P2"/>
        <text:p text:style-name="P2">啊！</text:p>
        <text:p text:style-name="P2">Ah!</text:p>
        <text:p text:style-name="P2"/>
        <text:p text:style-name="P2">誠媠乎？</text:p>
        <text:p text:style-name="P2">Tsiânn suí --honnh?</text:p>
        <text:p text:style-name="P2"/>
        <text:p text:style-name="P2">媠、媠！</text:p>
        <text:p text:style-name="P2">Suí, suí! </text:p>
        <text:p text:style-name="P2"/>
        <text:p text:style-name="P2">媠！</text:p>
        <text:p text:style-name="P2">Suí! </text:p>
        <text:p text:style-name="P2"/>
        <text:p text:style-name="P2">啊，</text:p>
        <text:p text:style-name="P2">Ah, </text:p>
        <text:p text:style-name="P2"/>
        <text:p text:style-name="P2"><text:soft-page-break/>讚！</text:p>
        <text:p text:style-name="P2">tsán! </text:p>
        <text:p text:style-name="P2"/>
        <text:p text:style-name="P2">讚！</text:p>
        <text:p text:style-name="P2">Tsán!</text:p>
        <text:p text:style-name="P2"/>
        <text:p text:style-name="P2">爸，</text:p>
        <text:p text:style-name="P2">Pâ, </text:p>
        <text:p text:style-name="P2"/>
        <text:p text:style-name="P2">時間到矣，</text:p>
        <text:p text:style-name="P2">sî-kan kàu --ah, </text:p>
        <text:p text:style-name="P2"/>
        <text:p text:style-name="P2">較緊穿衫。</text:p>
        <text:p text:style-name="P2">khah kín tshīng sann.</text:p>
        <text:p text:style-name="P2"/>
        <text:p text:style-name="P2">喔、喔。</text:p>
        <text:p text:style-name="P2">Ooh, ooh.</text:p>
        <text:p text:style-name="P2"/>
        <text:p text:style-name="P2">毋是按呢啦，</text:p>
        <text:p text:style-name="P2">M̄ sī án-ne --lah,</text:p>
        <text:p text:style-name="P2"/>
        <text:p text:style-name="P2">穿毋著矣啦。</text:p>
        <text:p text:style-name="P2"><text:s/>tshīng m̄-tio̍h --ah --lah.</text:p>
        <text:p text:style-name="P2"/>
        <text:p text:style-name="P2">新人啊，</text:p>
        <text:p text:style-name="P2">Sin-lâng --ah, </text:p>
        <text:p text:style-name="P2"/>
        <text:p text:style-name="P2">轎到矣！</text:p>
        <text:p text:style-name="P2">kiō kàu --ah! </text:p>
        <text:p text:style-name="P2"/>
        <text:p text:style-name="P2">較緊咧喔！</text:p>
        <text:p text:style-name="P2">Khah kín --leh --ooh! </text:p>
        <text:p text:style-name="P2"/>
        <text:p text:style-name="P2">較緊咧啦！</text:p>
        <text:p text:style-name="P2">Khah kín --leh --lah!</text:p>
        <text:p text:style-name="P2"/>
        <text:p text:style-name="P2">後的啊，</text:p>
        <text:p text:style-name="P2">Hāu--ê --ah, </text:p>
        <text:p text:style-name="P2"/>
        <text:p text:style-name="P2">來矣，</text:p>
        <text:p text:style-name="P2">lâi --ah, </text:p>
        <text:p text:style-name="P2"/>
        <text:p text:style-name="P2">我欲來去矣唅。</text:p>
        <text:p text:style-name="P2">guá beh lâi-khì --ah --hannh.</text:p>
        <text:p text:style-name="P2"/>
        <text:p text:style-name="P2">欲去矣。</text:p>
        <text:p text:style-name="P2">Beh khì --ah.</text:p>
        <text:p text:style-name="P2"/>
        <text:p text:style-name="P2">我來去！</text:p>
        <text:p text:style-name="P2">Guá lâi-khì! </text:p>
        <text:p text:style-name="P2"/>
        <text:p text:style-name="P2">有這擔。</text:p>
        <text:p text:style-name="P2">Ū tsit tànn.</text:p>
        <text:p text:style-name="P2"/>
        <text:p text:style-name="P2">敢有影？</text:p>
        <text:p text:style-name="P2">Kám ū-iánn? </text:p>
        <text:p text:style-name="P2"/>
        <text:p text:style-name="P2">轎咧等矣，</text:p>
        <text:p text:style-name="P2">Kiō leh tán --ah, </text:p>
        <text:p text:style-name="P2"/>
        <text:p text:style-name="P2">較緊的啦！</text:p>
        <text:p text:style-name="P2">khah kín --ê --lah!</text:p>
        <text:p text:style-name="P2"/>
        <text:p text:style-name="P2">爸爸！</text:p>
        <text:p text:style-name="P2">Pá-pah!</text:p>
        <text:p text:style-name="P2"/>
        <text:p text:style-name="P2">緊咧！</text:p>
        <text:p text:style-name="P2">Kín --eh!</text:p>
        <text:p text:style-name="P2"/>
        <text:p text:style-name="P2">爸爸！</text:p>
        <text:p text:style-name="P2">Pá-pah! </text:p>
        <text:p text:style-name="P2"/>
        <text:p text:style-name="P2">這花予你。</text:p>
        <text:p text:style-name="P2">Tse hue hōo --lí.</text:p>
        <text:p text:style-name="P2"/>
        <text:p text:style-name="P2">啊這咧？</text:p>
        <text:p text:style-name="P2">Ah tse --leh?</text:p>
        <text:p text:style-name="P2"/>
        <text:p text:style-name="P2">罩咧頭殼啦。</text:p>
        <text:p text:style-name="P2"><text:soft-page-break/>Tà leh thâu-khak --lah.</text:p>
        <text:p text:style-name="P2"/>
        <text:p text:style-name="P2">喔。</text:p>
        <text:p text:style-name="P2">Ooh. </text:p>
        <text:p text:style-name="P2"/>
        <text:p text:style-name="P2">爸。</text:p>
        <text:p text:style-name="P2">Pâ.</text:p>
        <text:p text:style-name="P2"/>
        <text:p text:style-name="P2">按怎？</text:p>
        <text:p text:style-name="P2">Án-tsuánn?</text:p>
        <text:p text:style-name="P2"/>
        <text:p text:style-name="P2">出嫁不比在厝內，</text:p>
        <text:p text:style-name="P2">Tshut-kè put-pí tsāi tshù-lāi, </text:p>
        <text:p text:style-name="P2"/>
        <text:p text:style-name="P2">去就較聽人教示咧，</text:p>
        <text:p text:style-name="P2">khì tō khah thiann lâng kà-sī --leh, </text:p>
        <text:p text:style-name="P2"/>
        <text:p text:style-name="P2">對太太就較有孝咧，</text:p>
        <text:p text:style-name="P2">tuì thài-thài tō khah iú-hàu --leh, </text:p>
        <text:p text:style-name="P2"/>
        <text:p text:style-name="P2">乎？</text:p>
        <text:p text:style-name="P2">honnh?</text:p>
        <text:p text:style-name="P2"/>
        <text:p text:style-name="P2"><text:s/>石 先生，</text:p>
        <text:p text:style-name="P2"><text:s/>Tsio̍h <text:s/>--sian-sinn, </text:p>
        <text:p text:style-name="P2"/>
        <text:p text:style-name="P2"><text:s/>謝謝 。</text:p>
        <text:p text:style-name="P2"><text:s/>謝謝 . </text:p>
        <text:p text:style-name="P2"/>
        <text:p text:style-name="P2">按就無看得路。</text:p>
        <text:p text:style-name="P2">Án tō bô khuànn-eh lōo.</text:p>
        <text:p text:style-name="P2"/>
        <text:p text:style-name="P2">我牽啦，</text:p>
        <text:p text:style-name="P2">Guá khan --lah, </text:p>
        <text:p text:style-name="P2"/>
        <text:p text:style-name="P2">來喔。</text:p>
        <text:p text:style-name="P2">lâi --ooh.</text:p>
        <text:p text:style-name="P2"/>
        <text:p text:style-name="P2">去捀面桶水。</text:p>
        <text:p text:style-name="P2">Khì phâng bīn-tháng tsuí.</text:p>
        <text:p text:style-name="P2"/>
        <text:p text:style-name="P2">通好嫁喔。</text:p>
        <text:p text:style-name="P2">Thang hó kè --ooh.</text:p>
        <text:p text:style-name="P2"/>
        <text:p text:style-name="P2">爸、爸。</text:p>
        <text:p text:style-name="P2">Pâ, pâ.</text:p>
        <text:p text:style-name="P2"/>
        <text:p text:style-name="P2">啥貨啦？</text:p>
        <text:p text:style-name="P2">Siánn-hè --lah?</text:p>
        <text:p text:style-name="P2"/>
        <text:p text:style-name="P2">你毋就放一項物件予我做紀念。</text:p>
        <text:p text:style-name="P2">Lí m̄ tō pàng tsi̍t hāng mi̍h-kiānn hōo guá tsuè kì-liām.</text:p>
        <text:p text:style-name="P2"/>
        <text:p text:style-name="P2">欲放啥貨？</text:p>
        <text:p text:style-name="P2">Beh pàng siánn-hè?</text:p>
        <text:p text:style-name="P2"/>
        <text:p text:style-name="P2">凊彩啦。</text:p>
        <text:p text:style-name="P2">Tshìn-tshái --lah.</text:p>
        <text:p text:style-name="P2"/>
        <text:p text:style-name="P2">好啦！</text:p>
        <text:p text:style-name="P2">Hó --lah! </text:p>
        <text:p text:style-name="P2"/>
        <text:p text:style-name="P2">好啦！</text:p>
        <text:p text:style-name="P2">Hó --lah! </text:p>
        <text:p text:style-name="P2"/>
        <text:p text:style-name="P2">提去喔！</text:p>
        <text:p text:style-name="P2">The̍h--khì --ooh.</text:p>
        <text:p text:style-name="P2"/>
        <text:p text:style-name="P2">青苔的草青青，</text:p>
        <text:p text:style-name="P2">Tshinn-tî ê tsháu tshinn-tshinn, </text:p>
        <text:p text:style-name="P2"/>
        <text:p text:style-name="P2">鳥隻也念歌詩，</text:p>
        <text:p text:style-name="P2">tsiáu-tsiah iā liām kua-si,</text:p>
        <text:p text:style-name="P2"><text:soft-page-break/></text:p>
        <text:p text:style-name="P2">歡迎你我這對好伴侶，</text:p>
        <text:p text:style-name="P2">huan-gîng lí guá tsit tuì hó phuānn-lī, </text:p>
        <text:p text:style-name="P2"/>
        <text:p text:style-name="P2">一對好伴侶，</text:p>
        <text:p text:style-name="P2">tsi̍t tuì hó phuānn-lī,</text:p>
        <text:p text:style-name="P2"/>
        <text:p text:style-name="P2">兩人已經得著自由，</text:p>
        <text:p text:style-name="P2">nn̄g lâng í-king tit-tio̍h tsū-iû, </text:p>
        <text:p text:style-name="P2"/>
        <text:p text:style-name="P2">得著愛情的勝利。</text:p>
        <text:p text:style-name="P2">tit-tio̍h ài-tsîng ê sìng-lī. </text:p>
        <text:p text:style-name="P2"/>
        <text:p text:style-name="P2">做陣來欣賞著美麗景緻，</text:p>
        <text:p text:style-name="P2">Tsò-tīn lâi him-siúnn-tio̍h bí-lē kíng-tì, </text:p>
        <text:p text:style-name="P2"/>
        <text:p text:style-name="P2">心頭咇噗跳袂離，</text:p>
        <text:p text:style-name="P2">sim-thâu phi̍h-pho̍k-thiàu buē lī, </text:p>
        <text:p text:style-name="P2"/>
        <text:p text:style-name="P2">向著快樂前途，</text:p>
        <text:p text:style-name="P2">hiòng-tio̍h khuài-lo̍k tsiân-tôo, </text:p>
        <text:p text:style-name="P2"/>
        <text:p text:style-name="P2">滿腹好情誼。</text:p>
        <text:p text:style-name="P2">muá-pak hó tsîng-gî.</text:p>
        <text:p text:style-name="P2"/>
        <text:p text:style-name="P2">今日的天清清，</text:p>
        <text:p text:style-name="P2">Kin ji̍t ê thinn tshing-tshing, </text:p>
        <text:p text:style-name="P2"/>
        <text:p text:style-name="P2">風送來花芳味，</text:p>
        <text:p text:style-name="P2">hong sàng lâi hue phang-bī, </text:p>
        <text:p text:style-name="P2"/>
        <text:p text:style-name="P2">祝賀你我這對舊情侶，</text:p>
        <text:p text:style-name="P2">tsiok-hō lí guá tsit tuì kū tsîng-lī, </text:p>
        <text:p text:style-name="P2"/>
        <text:p text:style-name="P2">一對舊情侶，</text:p>
        <text:p text:style-name="P2">tsi̍t tuì kū tsîng-lī, </text:p>
        <text:p text:style-name="P2"/>
        <text:p text:style-name="P2">解消經過一切誤會，</text:p>
        <text:p text:style-name="P2">kái-siau king-kè it-tshè gōo-huē, </text:p>
        <text:p text:style-name="P2"/>
        <text:p text:style-name="P2">恢復昔日好情誼。</text:p>
        <text:p text:style-name="P2">hue-ho̍k si̍k-ji̍t hó tsîng-gî. </text:p>
        <text:p text:style-name="P2"/>
        <text:p text:style-name="P2">做陣來欣賞著美麗景緻，</text:p>
        <text:p text:style-name="P2">Tsuè-tīn lâi him-siúnn-tio̍h bí-lē kíng-tì, </text:p>
        <text:p text:style-name="P2"/>
        <text:p text:style-name="P2">心頭咇噗跳袂離，</text:p>
        <text:p text:style-name="P2">sim-thâu phi̍h-pho̍k-thiàu buē lī, </text:p>
        <text:p text:style-name="P2"/>
        <text:p text:style-name="P2">跤步猶真正和齊，</text:p>
        <text:p text:style-name="P2">kha-pōo iah tsin-tsiànn hô-tsê, </text:p>
        <text:p text:style-name="P2"/>
        <text:p text:style-name="P2">沿路懷念彼當時。</text:p>
        <text:p text:style-name="P2">iân-lōo huâi-liām hit-tong-sî.</text:p>
        <text:p text:style-name="P2"/>
        <text:p text:style-name="P2">今仔日也心綿綿，</text:p>
        <text:p text:style-name="P2">Kin-á-li̍t iā sim mî-mî, </text:p>
        <text:p text:style-name="P2"/>
        <text:p text:style-name="P2">爸母也情綿甜，</text:p>
        <text:p text:style-name="P2">pē-bú iā tsîng mî tinn, </text:p>
        <text:p text:style-name="P2"/>
        <text:p text:style-name="P2">今年完成兩對好情侶，</text:p>
        <text:p text:style-name="P2">kin nî uân-sîng nn̄g tuì hó tsîng-lī, </text:p>
        <text:p text:style-name="P2"/>
        <text:p text:style-name="P2"><text:soft-page-break/>兩對好情侶，</text:p>
        <text:p text:style-name="P2">nn̄g tuì hó tsîng-lī, </text:p>
        <text:p text:style-name="P2"/>
        <text:p text:style-name="P2">有情的人總有一日，</text:p>
        <text:p text:style-name="P2">ū tsîng ê lâng tsóng ū tsi̍t li̍t, </text:p>
        <text:p text:style-name="P2"/>
        <text:p text:style-name="P2">達著心願結情誼。</text:p>
        <text:p text:style-name="P2">ta̍t-tio̍h sim-guān kiat tsîng-gî. </text:p>
        <text:p text:style-name="P2"/>
        <text:p text:style-name="P2">做陣來欣賞著美麗景緻，</text:p>
        <text:p text:style-name="P2">Tsuè-tīn lâi him-siúnn-tio̍h bí-lē kíng-tì, </text:p>
        <text:p text:style-name="P2"/>
        <text:p text:style-name="P2">心頭咇噗跳袂離，</text:p>
        <text:p text:style-name="P2">sim-thâu phi̍h-pho̍k-thiàu buē lī, </text:p>
        <text:p text:style-name="P2"/>
        <text:p text:style-name="P2">期待著幸福將來，</text:p>
        <text:p text:style-name="P2">kî-thāi-tio̍h hīng-hok tsiong-lâi, </text:p>
        <text:p text:style-name="P2"/>
        <text:p text:style-name="P2">逐家滿面笑微微。</text:p>
        <text:p text:style-name="P2">ta̍k-ke muá-bīn tshiò-bî-bî.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17aca" officeooo:paragraph-rsid="00017a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737-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4:01:38.002762609</dc:date>
    <meta:editing-duration>PT12M1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76" meta:paragraph-count="3566" meta:word-count="18879" meta:character-count="50110" meta:non-whitespace-character-count="43321"/>
  </office:meta>
</office:document-meta>
</file>